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62in"/>
    </style:style>
    <style:style style:name="co2" style:family="table-column">
      <style:table-column-properties fo:break-before="auto" style:column-width="1.5484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1"/>
    <style:style style:name="ce2" style:family="table-cell" style:parent-style-name="Default" style:data-style-name="N121"/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121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Instanc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number-columns-repeated="7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4" table:default-cell-style-name="ce2"/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asprin-vL-1.0/defau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val / 45</text:p>
          </table:table-cell>
          <table:table-cell office:value-type="string" calcext:value-type="string">
            <text:p>val acc</text:p>
          </table:table-cell>
          <table:table-cell office:value-type="string" calcext:value-type="string">
            <text:p>Train / 45</text:p>
          </table:table-cell>
          <table:table-cell office:value-type="string" calcext:value-type="string">
            <text:p>train acc</text:p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ning/user1/aso/training_set.lp</text:p>
          </table:table-cell>
          <table:table-cell office:value-type="float" office:value="50.1125" calcext:value-type="float">
            <text:p>50.1125</text:p>
          </table:table-cell>
          <table:table-cell office:value-type="float" office:value="0" calcext:value-type="float">
            <text:p>0</text:p>
          </table:table-cell>
          <table:table-cell table:formula="of:=MIN([.$B3])" office:value-type="float" office:value="50.1125" calcext:value-type="float">
            <text:p>50.1125</text:p>
          </table:table-cell>
          <table:table-cell table:formula="of:=MIN([.$C3])" office:value-type="float" office:value="0" calcext:value-type="float">
            <text:p>0</text:p>
          </table:table-cell>
          <table:table-cell table:formula="of:=MEDIAN([.$B3])" office:value-type="float" office:value="50.1125" calcext:value-type="float">
            <text:p>50.1125</text:p>
          </table:table-cell>
          <table:table-cell table:formula="of:=MEDIAN([.$C3])" office:value-type="float" office:value="0" calcext:value-type="float">
            <text:p>0</text:p>
          </table:table-cell>
          <table:table-cell table:formula="of:=MAX([.$B3])" office:value-type="float" office:value="50.1125" calcext:value-type="float">
            <text:p>50.1125</text:p>
          </table:table-cell>
          <table:table-cell table:formula="of:=MAX([.$C3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(45-[.J3])/45" office:value-type="float" office:value="0.0888888888888889" calcext:value-type="float">
            <text:p>0.089</text:p>
          </table:table-cell>
          <table:table-cell office:value-type="float" office:value="2" calcext:value-type="float">
            <text:p>2</text:p>
          </table:table-cell>
          <table:table-cell table:formula="of:=(45-[.L3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4])" office:value-type="float" office:value="600" calcext:value-type="float">
            <text:p>600</text:p>
          </table:table-cell>
          <table:table-cell table:formula="of:=MIN([.$C4])" office:value-type="float" office:value="1" calcext:value-type="float">
            <text:p>1</text:p>
          </table:table-cell>
          <table:table-cell table:formula="of:=MEDIAN([.$B4])" office:value-type="float" office:value="600" calcext:value-type="float">
            <text:p>600</text:p>
          </table:table-cell>
          <table:table-cell table:formula="of:=MEDIAN([.$C4])" office:value-type="float" office:value="1" calcext:value-type="float">
            <text:p>1</text:p>
          </table:table-cell>
          <table:table-cell table:formula="of:=MAX([.$B4])" office:value-type="float" office:value="600" calcext:value-type="float">
            <text:p>600</text:p>
          </table:table-cell>
          <table:table-cell table:formula="of:=MAX([.$C4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(45-[.J4])/45" office:value-type="float" office:value="0.1555555555555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table:formula="of:=(45-[.L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5])" office:value-type="float" office:value="600" calcext:value-type="float">
            <text:p>600</text:p>
          </table:table-cell>
          <table:table-cell table:formula="of:=MIN([.$C5])" office:value-type="float" office:value="1" calcext:value-type="float">
            <text:p>1</text:p>
          </table:table-cell>
          <table:table-cell table:formula="of:=MEDIAN([.$B5])" office:value-type="float" office:value="600" calcext:value-type="float">
            <text:p>600</text:p>
          </table:table-cell>
          <table:table-cell table:formula="of:=MEDIAN([.$C5])" office:value-type="float" office:value="1" calcext:value-type="float">
            <text:p>1</text:p>
          </table:table-cell>
          <table:table-cell table:formula="of:=MAX([.$B5])" office:value-type="float" office:value="600" calcext:value-type="float">
            <text:p>600</text:p>
          </table:table-cell>
          <table:table-cell table:formula="of:=MAX([.$C5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5])/45" office:value-type="float" office:value="0.222222222222222" calcext:value-type="float">
            <text:p>0.222</text:p>
          </table:table-cell>
          <table:table-cell office:value-type="float" office:value="18" calcext:value-type="float">
            <text:p>18</text:p>
          </table:table-cell>
          <table:table-cell table:formula="of:=(45-[.L5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00/aso/training_set.lp</text:p>
          </table:table-cell>
          <table:table-cell office:value-type="float" office:value="16.0002" calcext:value-type="float">
            <text:p>16.0002</text:p>
          </table:table-cell>
          <table:table-cell office:value-type="float" office:value="0" calcext:value-type="float">
            <text:p>0</text:p>
          </table:table-cell>
          <table:table-cell table:formula="of:=MIN([.$B6])" office:value-type="float" office:value="16.0002" calcext:value-type="float">
            <text:p>16.0002</text:p>
          </table:table-cell>
          <table:table-cell table:formula="of:=MIN([.$C6])" office:value-type="float" office:value="0" calcext:value-type="float">
            <text:p>0</text:p>
          </table:table-cell>
          <table:table-cell table:formula="of:=MEDIAN([.$B6])" office:value-type="float" office:value="16.0002" calcext:value-type="float">
            <text:p>16.0002</text:p>
          </table:table-cell>
          <table:table-cell table:formula="of:=MEDIAN([.$C6])" office:value-type="float" office:value="0" calcext:value-type="float">
            <text:p>0</text:p>
          </table:table-cell>
          <table:table-cell table:formula="of:=MAX([.$B6])" office:value-type="float" office:value="16.0002" calcext:value-type="float">
            <text:p>16.0002</text:p>
          </table:table-cell>
          <table:table-cell table:formula="of:=MAX([.$C6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6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0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7])" office:value-type="float" office:value="600" calcext:value-type="float">
            <text:p>600</text:p>
          </table:table-cell>
          <table:table-cell table:formula="of:=MIN([.$C7])" office:value-type="float" office:value="1" calcext:value-type="float">
            <text:p>1</text:p>
          </table:table-cell>
          <table:table-cell table:formula="of:=MEDIAN([.$B7])" office:value-type="float" office:value="600" calcext:value-type="float">
            <text:p>600</text:p>
          </table:table-cell>
          <table:table-cell table:formula="of:=MEDIAN([.$C7])" office:value-type="float" office:value="1" calcext:value-type="float">
            <text:p>1</text:p>
          </table:table-cell>
          <table:table-cell table:formula="of:=MAX([.$B7])" office:value-type="float" office:value="600" calcext:value-type="float">
            <text:p>600</text:p>
          </table:table-cell>
          <table:table-cell table:formula="of:=MAX([.$C7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7])/45"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formula="of:=(45-[.L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0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8])" office:value-type="float" office:value="600" calcext:value-type="float">
            <text:p>600</text:p>
          </table:table-cell>
          <table:table-cell table:formula="of:=MIN([.$C8])" office:value-type="float" office:value="1" calcext:value-type="float">
            <text:p>1</text:p>
          </table:table-cell>
          <table:table-cell table:formula="of:=MEDIAN([.$B8])" office:value-type="float" office:value="600" calcext:value-type="float">
            <text:p>600</text:p>
          </table:table-cell>
          <table:table-cell table:formula="of:=MEDIAN([.$C8])" office:value-type="float" office:value="1" calcext:value-type="float">
            <text:p>1</text:p>
          </table:table-cell>
          <table:table-cell table:formula="of:=MAX([.$B8])" office:value-type="float" office:value="600" calcext:value-type="float">
            <text:p>600</text:p>
          </table:table-cell>
          <table:table-cell table:formula="of:=MAX([.$C8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8])/45" office:value-type="float" office:value="0.355555555555556" calcext:value-type="float">
            <text:p>0.356</text:p>
          </table:table-cell>
          <table:table-cell office:value-type="float" office:value="17" calcext:value-type="float">
            <text:p>17</text:p>
          </table:table-cell>
          <table:table-cell table:formula="of:=(45-[.L8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01/aso/training_set.lp</text:p>
          </table:table-cell>
          <table:table-cell office:value-type="float" office:value="60.0819" calcext:value-type="float">
            <text:p>60.0819</text:p>
          </table:table-cell>
          <table:table-cell office:value-type="float" office:value="0" calcext:value-type="float">
            <text:p>0</text:p>
          </table:table-cell>
          <table:table-cell table:formula="of:=MIN([.$B9])" office:value-type="float" office:value="60.0819" calcext:value-type="float">
            <text:p>60.0819</text:p>
          </table:table-cell>
          <table:table-cell table:formula="of:=MIN([.$C9])" office:value-type="float" office:value="0" calcext:value-type="float">
            <text:p>0</text:p>
          </table:table-cell>
          <table:table-cell table:formula="of:=MEDIAN([.$B9])" office:value-type="float" office:value="60.0819" calcext:value-type="float">
            <text:p>60.0819</text:p>
          </table:table-cell>
          <table:table-cell table:formula="of:=MEDIAN([.$C9])" office:value-type="float" office:value="0" calcext:value-type="float">
            <text:p>0</text:p>
          </table:table-cell>
          <table:table-cell table:formula="of:=MAX([.$B9])" office:value-type="float" office:value="60.0819" calcext:value-type="float">
            <text:p>60.0819</text:p>
          </table:table-cell>
          <table:table-cell table:formula="of:=MAX([.$C9])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(45-[.J9])/45" office:value-type="float" office:value="0.622222222222222" calcext:value-type="float">
            <text:p>0.622</text:p>
          </table:table-cell>
          <table:table-cell office:value-type="float" office:value="2" calcext:value-type="float">
            <text:p>2</text:p>
          </table:table-cell>
          <table:table-cell table:formula="of:=(45-[.L9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1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0])" office:value-type="float" office:value="600" calcext:value-type="float">
            <text:p>600</text:p>
          </table:table-cell>
          <table:table-cell table:formula="of:=MIN([.$C10])" office:value-type="float" office:value="1" calcext:value-type="float">
            <text:p>1</text:p>
          </table:table-cell>
          <table:table-cell table:formula="of:=MEDIAN([.$B10])" office:value-type="float" office:value="600" calcext:value-type="float">
            <text:p>600</text:p>
          </table:table-cell>
          <table:table-cell table:formula="of:=MEDIAN([.$C10])" office:value-type="float" office:value="1" calcext:value-type="float">
            <text:p>1</text:p>
          </table:table-cell>
          <table:table-cell table:formula="of:=MAX([.$B10])" office:value-type="float" office:value="600" calcext:value-type="float">
            <text:p>600</text:p>
          </table:table-cell>
          <table:table-cell table:formula="of:=MAX([.$C10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0])/45" office:value-type="float" office:value="0.644444444444444" calcext:value-type="float">
            <text:p>0.644</text:p>
          </table:table-cell>
          <table:table-cell office:value-type="float" office:value="0" calcext:value-type="float">
            <text:p>0</text:p>
          </table:table-cell>
          <table:table-cell table:formula="of:=(45-[.L1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1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1])" office:value-type="float" office:value="600" calcext:value-type="float">
            <text:p>600</text:p>
          </table:table-cell>
          <table:table-cell table:formula="of:=MIN([.$C11])" office:value-type="float" office:value="1" calcext:value-type="float">
            <text:p>1</text:p>
          </table:table-cell>
          <table:table-cell table:formula="of:=MEDIAN([.$B11])" office:value-type="float" office:value="600" calcext:value-type="float">
            <text:p>600</text:p>
          </table:table-cell>
          <table:table-cell table:formula="of:=MEDIAN([.$C11])" office:value-type="float" office:value="1" calcext:value-type="float">
            <text:p>1</text:p>
          </table:table-cell>
          <table:table-cell table:formula="of:=MAX([.$B11])" office:value-type="float" office:value="600" calcext:value-type="float">
            <text:p>600</text:p>
          </table:table-cell>
          <table:table-cell table:formula="of:=MAX([.$C1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1])/45" office:value-type="float" office:value="0.4" calcext:value-type="float">
            <text:p>0.400</text:p>
          </table:table-cell>
          <table:table-cell office:value-type="float" office:value="10" calcext:value-type="float">
            <text:p>10</text:p>
          </table:table-cell>
          <table:table-cell table:formula="of:=(45-[.L11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02/aso/training_set.lp</text:p>
          </table:table-cell>
          <table:table-cell office:value-type="float" office:value="15.455" calcext:value-type="float">
            <text:p>15.455</text:p>
          </table:table-cell>
          <table:table-cell office:value-type="float" office:value="0" calcext:value-type="float">
            <text:p>0</text:p>
          </table:table-cell>
          <table:table-cell table:formula="of:=MIN([.$B12])" office:value-type="float" office:value="15.455" calcext:value-type="float">
            <text:p>15.455</text:p>
          </table:table-cell>
          <table:table-cell table:formula="of:=MIN([.$C12])" office:value-type="float" office:value="0" calcext:value-type="float">
            <text:p>0</text:p>
          </table:table-cell>
          <table:table-cell table:formula="of:=MEDIAN([.$B12])" office:value-type="float" office:value="15.455" calcext:value-type="float">
            <text:p>15.455</text:p>
          </table:table-cell>
          <table:table-cell table:formula="of:=MEDIAN([.$C12])" office:value-type="float" office:value="0" calcext:value-type="float">
            <text:p>0</text:p>
          </table:table-cell>
          <table:table-cell table:formula="of:=MAX([.$B12])" office:value-type="float" office:value="15.455" calcext:value-type="float">
            <text:p>15.455</text:p>
          </table:table-cell>
          <table:table-cell table:formula="of:=MAX([.$C12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2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2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3])" office:value-type="float" office:value="600" calcext:value-type="float">
            <text:p>600</text:p>
          </table:table-cell>
          <table:table-cell table:formula="of:=MIN([.$C13])" office:value-type="float" office:value="1" calcext:value-type="float">
            <text:p>1</text:p>
          </table:table-cell>
          <table:table-cell table:formula="of:=MEDIAN([.$B13])" office:value-type="float" office:value="600" calcext:value-type="float">
            <text:p>600</text:p>
          </table:table-cell>
          <table:table-cell table:formula="of:=MEDIAN([.$C13])" office:value-type="float" office:value="1" calcext:value-type="float">
            <text:p>1</text:p>
          </table:table-cell>
          <table:table-cell table:formula="of:=MAX([.$B13])" office:value-type="float" office:value="600" calcext:value-type="float">
            <text:p>600</text:p>
          </table:table-cell>
          <table:table-cell table:formula="of:=MAX([.$C13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3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2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4])" office:value-type="float" office:value="600" calcext:value-type="float">
            <text:p>600</text:p>
          </table:table-cell>
          <table:table-cell table:formula="of:=MIN([.$C14])" office:value-type="float" office:value="1" calcext:value-type="float">
            <text:p>1</text:p>
          </table:table-cell>
          <table:table-cell table:formula="of:=MEDIAN([.$B14])" office:value-type="float" office:value="600" calcext:value-type="float">
            <text:p>600</text:p>
          </table:table-cell>
          <table:table-cell table:formula="of:=MEDIAN([.$C14])" office:value-type="float" office:value="1" calcext:value-type="float">
            <text:p>1</text:p>
          </table:table-cell>
          <table:table-cell table:formula="of:=MAX([.$B14])" office:value-type="float" office:value="600" calcext:value-type="float">
            <text:p>600</text:p>
          </table:table-cell>
          <table:table-cell table:formula="of:=MAX([.$C14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4])/45" office:value-type="float" office:value="0.555555555555556" calcext:value-type="float">
            <text:p>0.556</text:p>
          </table:table-cell>
          <table:table-cell office:value-type="float" office:value="17" calcext:value-type="float">
            <text:p>17</text:p>
          </table:table-cell>
          <table:table-cell table:formula="of:=(45-[.L14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03/aso/training_set.lp</text:p>
          </table:table-cell>
          <table:table-cell office:value-type="float" office:value="16.6629" calcext:value-type="float">
            <text:p>16.6629</text:p>
          </table:table-cell>
          <table:table-cell office:value-type="float" office:value="0" calcext:value-type="float">
            <text:p>0</text:p>
          </table:table-cell>
          <table:table-cell table:formula="of:=MIN([.$B15])" office:value-type="float" office:value="16.6629" calcext:value-type="float">
            <text:p>16.6629</text:p>
          </table:table-cell>
          <table:table-cell table:formula="of:=MIN([.$C15])" office:value-type="float" office:value="0" calcext:value-type="float">
            <text:p>0</text:p>
          </table:table-cell>
          <table:table-cell table:formula="of:=MEDIAN([.$B15])" office:value-type="float" office:value="16.6629" calcext:value-type="float">
            <text:p>16.6629</text:p>
          </table:table-cell>
          <table:table-cell table:formula="of:=MEDIAN([.$C15])" office:value-type="float" office:value="0" calcext:value-type="float">
            <text:p>0</text:p>
          </table:table-cell>
          <table:table-cell table:formula="of:=MAX([.$B15])" office:value-type="float" office:value="16.6629" calcext:value-type="float">
            <text:p>16.6629</text:p>
          </table:table-cell>
          <table:table-cell table:formula="of:=MAX([.$C15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5])/45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45-[.L1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3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6])" office:value-type="float" office:value="600" calcext:value-type="float">
            <text:p>600</text:p>
          </table:table-cell>
          <table:table-cell table:formula="of:=MIN([.$C16])" office:value-type="float" office:value="1" calcext:value-type="float">
            <text:p>1</text:p>
          </table:table-cell>
          <table:table-cell table:formula="of:=MEDIAN([.$B16])" office:value-type="float" office:value="600" calcext:value-type="float">
            <text:p>600</text:p>
          </table:table-cell>
          <table:table-cell table:formula="of:=MEDIAN([.$C16])" office:value-type="float" office:value="1" calcext:value-type="float">
            <text:p>1</text:p>
          </table:table-cell>
          <table:table-cell table:formula="of:=MAX([.$B16])" office:value-type="float" office:value="600" calcext:value-type="float">
            <text:p>600</text:p>
          </table:table-cell>
          <table:table-cell table:formula="of:=MAX([.$C16])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(45-[.J16])/45" office:value-type="float" office:value="0.733333333333333" calcext:value-type="float">
            <text:p>0.733</text:p>
          </table:table-cell>
          <table:table-cell office:value-type="float" office:value="0" calcext:value-type="float">
            <text:p>0</text:p>
          </table:table-cell>
          <table:table-cell table:formula="of:=(45-[.L1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3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7])" office:value-type="float" office:value="600" calcext:value-type="float">
            <text:p>600</text:p>
          </table:table-cell>
          <table:table-cell table:formula="of:=MIN([.$C17])" office:value-type="float" office:value="1" calcext:value-type="float">
            <text:p>1</text:p>
          </table:table-cell>
          <table:table-cell table:formula="of:=MEDIAN([.$B17])" office:value-type="float" office:value="600" calcext:value-type="float">
            <text:p>600</text:p>
          </table:table-cell>
          <table:table-cell table:formula="of:=MEDIAN([.$C17])" office:value-type="float" office:value="1" calcext:value-type="float">
            <text:p>1</text:p>
          </table:table-cell>
          <table:table-cell table:formula="of:=MAX([.$B17])" office:value-type="float" office:value="600" calcext:value-type="float">
            <text:p>600</text:p>
          </table:table-cell>
          <table:table-cell table:formula="of:=MAX([.$C17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7])/45" office:value-type="float" office:value="0.377777777777778" calcext:value-type="float">
            <text:p>0.378</text:p>
          </table:table-cell>
          <table:table-cell office:value-type="float" office:value="13" calcext:value-type="float">
            <text:p>13</text:p>
          </table:table-cell>
          <table:table-cell table:formula="of:=(45-[.L17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07/aso/training_set.lp</text:p>
          </table:table-cell>
          <table:table-cell office:value-type="float" office:value="99.0356" calcext:value-type="float">
            <text:p>99.0356</text:p>
          </table:table-cell>
          <table:table-cell office:value-type="float" office:value="0" calcext:value-type="float">
            <text:p>0</text:p>
          </table:table-cell>
          <table:table-cell table:formula="of:=MIN([.$B18])" office:value-type="float" office:value="99.0356" calcext:value-type="float">
            <text:p>99.0356</text:p>
          </table:table-cell>
          <table:table-cell table:formula="of:=MIN([.$C18])" office:value-type="float" office:value="0" calcext:value-type="float">
            <text:p>0</text:p>
          </table:table-cell>
          <table:table-cell table:formula="of:=MEDIAN([.$B18])" office:value-type="float" office:value="99.0356" calcext:value-type="float">
            <text:p>99.0356</text:p>
          </table:table-cell>
          <table:table-cell table:formula="of:=MEDIAN([.$C18])" office:value-type="float" office:value="0" calcext:value-type="float">
            <text:p>0</text:p>
          </table:table-cell>
          <table:table-cell table:formula="of:=MAX([.$B18])" office:value-type="float" office:value="99.0356" calcext:value-type="float">
            <text:p>99.0356</text:p>
          </table:table-cell>
          <table:table-cell table:formula="of:=MAX([.$C18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(45-[.J18])/45" office:value-type="float" office:value="0.777777777777778" calcext:value-type="float">
            <text:p>0.778</text:p>
          </table:table-cell>
          <table:table-cell office:value-type="float" office:value="2" calcext:value-type="float">
            <text:p>2</text:p>
          </table:table-cell>
          <table:table-cell table:formula="of:=(45-[.L1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07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9])" office:value-type="float" office:value="600" calcext:value-type="float">
            <text:p>600</text:p>
          </table:table-cell>
          <table:table-cell table:formula="of:=MIN([.$C19])" office:value-type="float" office:value="1" calcext:value-type="float">
            <text:p>1</text:p>
          </table:table-cell>
          <table:table-cell table:formula="of:=MEDIAN([.$B19])" office:value-type="float" office:value="600" calcext:value-type="float">
            <text:p>600</text:p>
          </table:table-cell>
          <table:table-cell table:formula="of:=MEDIAN([.$C19])" office:value-type="float" office:value="1" calcext:value-type="float">
            <text:p>1</text:p>
          </table:table-cell>
          <table:table-cell table:formula="of:=MAX([.$B19])" office:value-type="float" office:value="600" calcext:value-type="float">
            <text:p>600</text:p>
          </table:table-cell>
          <table:table-cell table:formula="of:=MAX([.$C19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9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45-[.L1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07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20])" office:value-type="float" office:value="600" calcext:value-type="float">
            <text:p>600</text:p>
          </table:table-cell>
          <table:table-cell table:formula="of:=MIN([.$C20])" office:value-type="float" office:value="1" calcext:value-type="float">
            <text:p>1</text:p>
          </table:table-cell>
          <table:table-cell table:formula="of:=MEDIAN([.$B20])" office:value-type="float" office:value="600" calcext:value-type="float">
            <text:p>600</text:p>
          </table:table-cell>
          <table:table-cell table:formula="of:=MEDIAN([.$C20])" office:value-type="float" office:value="1" calcext:value-type="float">
            <text:p>1</text:p>
          </table:table-cell>
          <table:table-cell table:formula="of:=MAX([.$B20])" office:value-type="float" office:value="600" calcext:value-type="float">
            <text:p>600</text:p>
          </table:table-cell>
          <table:table-cell table:formula="of:=MAX([.$C20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20])/45" office:value-type="float" office:value="0.266666666666667" calcext:value-type="float">
            <text:p>0.267</text:p>
          </table:table-cell>
          <table:table-cell office:value-type="float" office:value="17" calcext:value-type="float">
            <text:p>17</text:p>
          </table:table-cell>
          <table:table-cell table:formula="of:=(45-[.L20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1/aso/training_set.lp</text:p>
          </table:table-cell>
          <table:table-cell office:value-type="float" office:value="34.7111" calcext:value-type="float">
            <text:p>34.7111</text:p>
          </table:table-cell>
          <table:table-cell office:value-type="float" office:value="0" calcext:value-type="float">
            <text:p>0</text:p>
          </table:table-cell>
          <table:table-cell table:formula="of:=MIN([.$B21])" office:value-type="float" office:value="34.7111" calcext:value-type="float">
            <text:p>34.7111</text:p>
          </table:table-cell>
          <table:table-cell table:formula="of:=MIN([.$C21])" office:value-type="float" office:value="0" calcext:value-type="float">
            <text:p>0</text:p>
          </table:table-cell>
          <table:table-cell table:formula="of:=MEDIAN([.$B21])" office:value-type="float" office:value="34.7111" calcext:value-type="float">
            <text:p>34.7111</text:p>
          </table:table-cell>
          <table:table-cell table:formula="of:=MEDIAN([.$C21])" office:value-type="float" office:value="0" calcext:value-type="float">
            <text:p>0</text:p>
          </table:table-cell>
          <table:table-cell table:formula="of:=MAX([.$B21])" office:value-type="float" office:value="34.7111" calcext:value-type="float">
            <text:p>34.7111</text:p>
          </table:table-cell>
          <table:table-cell table:formula="of:=MAX([.$C2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21])/45" office:value-type="float" office:value="0.466666666666667" calcext:value-type="float">
            <text:p>0.467</text:p>
          </table:table-cell>
          <table:table-cell office:value-type="float" office:value="2" calcext:value-type="float">
            <text:p>2</text:p>
          </table:table-cell>
          <table:table-cell table:formula="of:=(45-[.L21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22])" office:value-type="float" office:value="600" calcext:value-type="float">
            <text:p>600</text:p>
          </table:table-cell>
          <table:table-cell table:formula="of:=MIN([.$C22])" office:value-type="float" office:value="1" calcext:value-type="float">
            <text:p>1</text:p>
          </table:table-cell>
          <table:table-cell table:formula="of:=MEDIAN([.$B22])" office:value-type="float" office:value="600" calcext:value-type="float">
            <text:p>600</text:p>
          </table:table-cell>
          <table:table-cell table:formula="of:=MEDIAN([.$C22])" office:value-type="float" office:value="1" calcext:value-type="float">
            <text:p>1</text:p>
          </table:table-cell>
          <table:table-cell table:formula="of:=MAX([.$B22])" office:value-type="float" office:value="600" calcext:value-type="float">
            <text:p>600</text:p>
          </table:table-cell>
          <table:table-cell table:formula="of:=MAX([.$C22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22])/45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45-[.L2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23])" office:value-type="float" office:value="600" calcext:value-type="float">
            <text:p>600</text:p>
          </table:table-cell>
          <table:table-cell table:formula="of:=MIN([.$C23])" office:value-type="float" office:value="1" calcext:value-type="float">
            <text:p>1</text:p>
          </table:table-cell>
          <table:table-cell table:formula="of:=MEDIAN([.$B23])" office:value-type="float" office:value="600" calcext:value-type="float">
            <text:p>600</text:p>
          </table:table-cell>
          <table:table-cell table:formula="of:=MEDIAN([.$C23])" office:value-type="float" office:value="1" calcext:value-type="float">
            <text:p>1</text:p>
          </table:table-cell>
          <table:table-cell table:formula="of:=MAX([.$B23])" office:value-type="float" office:value="600" calcext:value-type="float">
            <text:p>600</text:p>
          </table:table-cell>
          <table:table-cell table:formula="of:=MAX([.$C23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23])/45" office:value-type="float" office:value="0.4" calcext:value-type="float">
            <text:p>0.400</text:p>
          </table:table-cell>
          <table:table-cell office:value-type="float" office:value="13" calcext:value-type="float">
            <text:p>13</text:p>
          </table:table-cell>
          <table:table-cell table:formula="of:=(45-[.L23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2/aso/training_set.lp</text:p>
          </table:table-cell>
          <table:table-cell office:value-type="float" office:value="15.0254" calcext:value-type="float">
            <text:p>15.0254</text:p>
          </table:table-cell>
          <table:table-cell office:value-type="float" office:value="0" calcext:value-type="float">
            <text:p>0</text:p>
          </table:table-cell>
          <table:table-cell table:formula="of:=MIN([.$B24])" office:value-type="float" office:value="15.0254" calcext:value-type="float">
            <text:p>15.0254</text:p>
          </table:table-cell>
          <table:table-cell table:formula="of:=MIN([.$C24])" office:value-type="float" office:value="0" calcext:value-type="float">
            <text:p>0</text:p>
          </table:table-cell>
          <table:table-cell table:formula="of:=MEDIAN([.$B24])" office:value-type="float" office:value="15.0254" calcext:value-type="float">
            <text:p>15.0254</text:p>
          </table:table-cell>
          <table:table-cell table:formula="of:=MEDIAN([.$C24])" office:value-type="float" office:value="0" calcext:value-type="float">
            <text:p>0</text:p>
          </table:table-cell>
          <table:table-cell table:formula="of:=MAX([.$B24])" office:value-type="float" office:value="15.0254" calcext:value-type="float">
            <text:p>15.0254</text:p>
          </table:table-cell>
          <table:table-cell table:formula="of:=MAX([.$C24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24])/45" office:value-type="float" office:value="0.466666666666667" calcext:value-type="float">
            <text:p>0.467</text:p>
          </table:table-cell>
          <table:table-cell office:value-type="float" office:value="2" calcext:value-type="float">
            <text:p>2</text:p>
          </table:table-cell>
          <table:table-cell table:formula="of:=(45-[.L24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2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25])" office:value-type="float" office:value="600" calcext:value-type="float">
            <text:p>600</text:p>
          </table:table-cell>
          <table:table-cell table:formula="of:=MIN([.$C25])" office:value-type="float" office:value="1" calcext:value-type="float">
            <text:p>1</text:p>
          </table:table-cell>
          <table:table-cell table:formula="of:=MEDIAN([.$B25])" office:value-type="float" office:value="600" calcext:value-type="float">
            <text:p>600</text:p>
          </table:table-cell>
          <table:table-cell table:formula="of:=MEDIAN([.$C25])" office:value-type="float" office:value="1" calcext:value-type="float">
            <text:p>1</text:p>
          </table:table-cell>
          <table:table-cell table:formula="of:=MAX([.$B25])" office:value-type="float" office:value="600" calcext:value-type="float">
            <text:p>600</text:p>
          </table:table-cell>
          <table:table-cell table:formula="of:=MAX([.$C25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25])/45" office:value-type="float" office:value="0.355555555555556" calcext:value-type="float">
            <text:p>0.356</text:p>
          </table:table-cell>
          <table:table-cell office:value-type="float" office:value="2" calcext:value-type="float">
            <text:p>2</text:p>
          </table:table-cell>
          <table:table-cell table:formula="of:=(45-[.L25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2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26])" office:value-type="float" office:value="600" calcext:value-type="float">
            <text:p>600</text:p>
          </table:table-cell>
          <table:table-cell table:formula="of:=MIN([.$C26])" office:value-type="float" office:value="1" calcext:value-type="float">
            <text:p>1</text:p>
          </table:table-cell>
          <table:table-cell table:formula="of:=MEDIAN([.$B26])" office:value-type="float" office:value="600" calcext:value-type="float">
            <text:p>600</text:p>
          </table:table-cell>
          <table:table-cell table:formula="of:=MEDIAN([.$C26])" office:value-type="float" office:value="1" calcext:value-type="float">
            <text:p>1</text:p>
          </table:table-cell>
          <table:table-cell table:formula="of:=MAX([.$B26])" office:value-type="float" office:value="600" calcext:value-type="float">
            <text:p>600</text:p>
          </table:table-cell>
          <table:table-cell table:formula="of:=MAX([.$C26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26])/45" office:value-type="float" office:value="0.577777777777778" calcext:value-type="float">
            <text:p>0.578</text:p>
          </table:table-cell>
          <table:table-cell office:value-type="float" office:value="17" calcext:value-type="float">
            <text:p>17</text:p>
          </table:table-cell>
          <table:table-cell table:formula="of:=(45-[.L26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14/aso/training_set.lp</text:p>
          </table:table-cell>
          <table:table-cell office:value-type="float" office:value="17.6767" calcext:value-type="float">
            <text:p>17.6767</text:p>
          </table:table-cell>
          <table:table-cell office:value-type="float" office:value="0" calcext:value-type="float">
            <text:p>0</text:p>
          </table:table-cell>
          <table:table-cell table:formula="of:=MIN([.$B27])" office:value-type="float" office:value="17.6767" calcext:value-type="float">
            <text:p>17.6767</text:p>
          </table:table-cell>
          <table:table-cell table:formula="of:=MIN([.$C27])" office:value-type="float" office:value="0" calcext:value-type="float">
            <text:p>0</text:p>
          </table:table-cell>
          <table:table-cell table:formula="of:=MEDIAN([.$B27])" office:value-type="float" office:value="17.6767" calcext:value-type="float">
            <text:p>17.6767</text:p>
          </table:table-cell>
          <table:table-cell table:formula="of:=MEDIAN([.$C27])" office:value-type="float" office:value="0" calcext:value-type="float">
            <text:p>0</text:p>
          </table:table-cell>
          <table:table-cell table:formula="of:=MAX([.$B27])" office:value-type="float" office:value="17.6767" calcext:value-type="float">
            <text:p>17.6767</text:p>
          </table:table-cell>
          <table:table-cell table:formula="of:=MAX([.$C27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27])/45" office:value-type="float" office:value="0.4" calcext:value-type="float">
            <text:p>0.400</text:p>
          </table:table-cell>
          <table:table-cell office:value-type="float" office:value="3" calcext:value-type="float">
            <text:p>3</text:p>
          </table:table-cell>
          <table:table-cell table:formula="of:=(45-[.L27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4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28])" office:value-type="float" office:value="600" calcext:value-type="float">
            <text:p>600</text:p>
          </table:table-cell>
          <table:table-cell table:formula="of:=MIN([.$C28])" office:value-type="float" office:value="1" calcext:value-type="float">
            <text:p>1</text:p>
          </table:table-cell>
          <table:table-cell table:formula="of:=MEDIAN([.$B28])" office:value-type="float" office:value="600" calcext:value-type="float">
            <text:p>600</text:p>
          </table:table-cell>
          <table:table-cell table:formula="of:=MEDIAN([.$C28])" office:value-type="float" office:value="1" calcext:value-type="float">
            <text:p>1</text:p>
          </table:table-cell>
          <table:table-cell table:formula="of:=MAX([.$B28])" office:value-type="float" office:value="600" calcext:value-type="float">
            <text:p>600</text:p>
          </table:table-cell>
          <table:table-cell table:formula="of:=MAX([.$C2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28])/45" office:value-type="float" office:value="0.622222222222222" calcext:value-type="float">
            <text:p>0.622</text:p>
          </table:table-cell>
          <table:table-cell office:value-type="float" office:value="3" calcext:value-type="float">
            <text:p>3</text:p>
          </table:table-cell>
          <table:table-cell table:formula="of:=(45-[.L28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14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29])" office:value-type="float" office:value="600" calcext:value-type="float">
            <text:p>600</text:p>
          </table:table-cell>
          <table:table-cell table:formula="of:=MIN([.$C29])" office:value-type="float" office:value="1" calcext:value-type="float">
            <text:p>1</text:p>
          </table:table-cell>
          <table:table-cell table:formula="of:=MEDIAN([.$B29])" office:value-type="float" office:value="600" calcext:value-type="float">
            <text:p>600</text:p>
          </table:table-cell>
          <table:table-cell table:formula="of:=MEDIAN([.$C29])" office:value-type="float" office:value="1" calcext:value-type="float">
            <text:p>1</text:p>
          </table:table-cell>
          <table:table-cell table:formula="of:=MAX([.$B29])" office:value-type="float" office:value="600" calcext:value-type="float">
            <text:p>600</text:p>
          </table:table-cell>
          <table:table-cell table:formula="of:=MAX([.$C29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29])/45" office:value-type="float" office:value="0.377777777777778" calcext:value-type="float">
            <text:p>0.378</text:p>
          </table:table-cell>
          <table:table-cell office:value-type="float" office:value="19" calcext:value-type="float">
            <text:p>19</text:p>
          </table:table-cell>
          <table:table-cell table:formula="of:=(45-[.L29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15/aso/training_set.lp</text:p>
          </table:table-cell>
          <table:table-cell office:value-type="float" office:value="18.0656" calcext:value-type="float">
            <text:p>18.0656</text:p>
          </table:table-cell>
          <table:table-cell office:value-type="float" office:value="0" calcext:value-type="float">
            <text:p>0</text:p>
          </table:table-cell>
          <table:table-cell table:formula="of:=MIN([.$B30])" office:value-type="float" office:value="18.0656" calcext:value-type="float">
            <text:p>18.0656</text:p>
          </table:table-cell>
          <table:table-cell table:formula="of:=MIN([.$C30])" office:value-type="float" office:value="0" calcext:value-type="float">
            <text:p>0</text:p>
          </table:table-cell>
          <table:table-cell table:formula="of:=MEDIAN([.$B30])" office:value-type="float" office:value="18.0656" calcext:value-type="float">
            <text:p>18.0656</text:p>
          </table:table-cell>
          <table:table-cell table:formula="of:=MEDIAN([.$C30])" office:value-type="float" office:value="0" calcext:value-type="float">
            <text:p>0</text:p>
          </table:table-cell>
          <table:table-cell table:formula="of:=MAX([.$B30])" office:value-type="float" office:value="18.0656" calcext:value-type="float">
            <text:p>18.0656</text:p>
          </table:table-cell>
          <table:table-cell table:formula="of:=MAX([.$C30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30])/45" office:value-type="float" office:value="0.511111111111111" calcext:value-type="float">
            <text:p>0.511</text:p>
          </table:table-cell>
          <table:table-cell office:value-type="float" office:value="1" calcext:value-type="float">
            <text:p>1</text:p>
          </table:table-cell>
          <table:table-cell table:formula="of:=(45-[.L3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15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31])" office:value-type="float" office:value="600" calcext:value-type="float">
            <text:p>600</text:p>
          </table:table-cell>
          <table:table-cell table:formula="of:=MIN([.$C31])" office:value-type="float" office:value="1" calcext:value-type="float">
            <text:p>1</text:p>
          </table:table-cell>
          <table:table-cell table:formula="of:=MEDIAN([.$B31])" office:value-type="float" office:value="600" calcext:value-type="float">
            <text:p>600</text:p>
          </table:table-cell>
          <table:table-cell table:formula="of:=MEDIAN([.$C31])" office:value-type="float" office:value="1" calcext:value-type="float">
            <text:p>1</text:p>
          </table:table-cell>
          <table:table-cell table:formula="of:=MAX([.$B31])" office:value-type="float" office:value="600" calcext:value-type="float">
            <text:p>600</text:p>
          </table:table-cell>
          <table:table-cell table:formula="of:=MAX([.$C31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31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3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5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32])" office:value-type="float" office:value="600" calcext:value-type="float">
            <text:p>600</text:p>
          </table:table-cell>
          <table:table-cell table:formula="of:=MIN([.$C32])" office:value-type="float" office:value="1" calcext:value-type="float">
            <text:p>1</text:p>
          </table:table-cell>
          <table:table-cell table:formula="of:=MEDIAN([.$B32])" office:value-type="float" office:value="600" calcext:value-type="float">
            <text:p>600</text:p>
          </table:table-cell>
          <table:table-cell table:formula="of:=MEDIAN([.$C32])" office:value-type="float" office:value="1" calcext:value-type="float">
            <text:p>1</text:p>
          </table:table-cell>
          <table:table-cell table:formula="of:=MAX([.$B32])" office:value-type="float" office:value="600" calcext:value-type="float">
            <text:p>600</text:p>
          </table:table-cell>
          <table:table-cell table:formula="of:=MAX([.$C32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32])/45" office:value-type="float" office:value="0.311111111111111" calcext:value-type="float">
            <text:p>0.311</text:p>
          </table:table-cell>
          <table:table-cell office:value-type="float" office:value="12" calcext:value-type="float">
            <text:p>12</text:p>
          </table:table-cell>
          <table:table-cell table:formula="of:=(45-[.L32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16/aso/training_set.lp</text:p>
          </table:table-cell>
          <table:table-cell office:value-type="float" office:value="47.5278" calcext:value-type="float">
            <text:p>47.5278</text:p>
          </table:table-cell>
          <table:table-cell office:value-type="float" office:value="0" calcext:value-type="float">
            <text:p>0</text:p>
          </table:table-cell>
          <table:table-cell table:formula="of:=MIN([.$B33])" office:value-type="float" office:value="47.5278" calcext:value-type="float">
            <text:p>47.5278</text:p>
          </table:table-cell>
          <table:table-cell table:formula="of:=MIN([.$C33])" office:value-type="float" office:value="0" calcext:value-type="float">
            <text:p>0</text:p>
          </table:table-cell>
          <table:table-cell table:formula="of:=MEDIAN([.$B33])" office:value-type="float" office:value="47.5278" calcext:value-type="float">
            <text:p>47.5278</text:p>
          </table:table-cell>
          <table:table-cell table:formula="of:=MEDIAN([.$C33])" office:value-type="float" office:value="0" calcext:value-type="float">
            <text:p>0</text:p>
          </table:table-cell>
          <table:table-cell table:formula="of:=MAX([.$B33])" office:value-type="float" office:value="47.5278" calcext:value-type="float">
            <text:p>47.5278</text:p>
          </table:table-cell>
          <table:table-cell table:formula="of:=MAX([.$C33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33])/45" office:value-type="float" office:value="0.355555555555556" calcext:value-type="float">
            <text:p>0.356</text:p>
          </table:table-cell>
          <table:table-cell office:value-type="float" office:value="2" calcext:value-type="float">
            <text:p>2</text:p>
          </table:table-cell>
          <table:table-cell table:formula="of:=(45-[.L33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34])" office:value-type="float" office:value="600" calcext:value-type="float">
            <text:p>600</text:p>
          </table:table-cell>
          <table:table-cell table:formula="of:=MIN([.$C34])" office:value-type="float" office:value="1" calcext:value-type="float">
            <text:p>1</text:p>
          </table:table-cell>
          <table:table-cell table:formula="of:=MEDIAN([.$B34])" office:value-type="float" office:value="600" calcext:value-type="float">
            <text:p>600</text:p>
          </table:table-cell>
          <table:table-cell table:formula="of:=MEDIAN([.$C34])" office:value-type="float" office:value="1" calcext:value-type="float">
            <text:p>1</text:p>
          </table:table-cell>
          <table:table-cell table:formula="of:=MAX([.$B34])" office:value-type="float" office:value="600" calcext:value-type="float">
            <text:p>600</text:p>
          </table:table-cell>
          <table:table-cell table:formula="of:=MAX([.$C34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34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3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35])" office:value-type="float" office:value="600" calcext:value-type="float">
            <text:p>600</text:p>
          </table:table-cell>
          <table:table-cell table:formula="of:=MIN([.$C35])" office:value-type="float" office:value="1" calcext:value-type="float">
            <text:p>1</text:p>
          </table:table-cell>
          <table:table-cell table:formula="of:=MEDIAN([.$B35])" office:value-type="float" office:value="600" calcext:value-type="float">
            <text:p>600</text:p>
          </table:table-cell>
          <table:table-cell table:formula="of:=MEDIAN([.$C35])" office:value-type="float" office:value="1" calcext:value-type="float">
            <text:p>1</text:p>
          </table:table-cell>
          <table:table-cell table:formula="of:=MAX([.$B35])" office:value-type="float" office:value="600" calcext:value-type="float">
            <text:p>600</text:p>
          </table:table-cell>
          <table:table-cell table:formula="of:=MAX([.$C35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35])/45" office:value-type="float" office:value="0.355555555555556" calcext:value-type="float">
            <text:p>0.356</text:p>
          </table:table-cell>
          <table:table-cell office:value-type="float" office:value="13" calcext:value-type="float">
            <text:p>13</text:p>
          </table:table-cell>
          <table:table-cell table:formula="of:=(45-[.L35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17/aso/training_set.lp</text:p>
          </table:table-cell>
          <table:table-cell office:value-type="float" office:value="43.0138" calcext:value-type="float">
            <text:p>43.0138</text:p>
          </table:table-cell>
          <table:table-cell office:value-type="float" office:value="0" calcext:value-type="float">
            <text:p>0</text:p>
          </table:table-cell>
          <table:table-cell table:formula="of:=MIN([.$B36])" office:value-type="float" office:value="43.0138" calcext:value-type="float">
            <text:p>43.0138</text:p>
          </table:table-cell>
          <table:table-cell table:formula="of:=MIN([.$C36])" office:value-type="float" office:value="0" calcext:value-type="float">
            <text:p>0</text:p>
          </table:table-cell>
          <table:table-cell table:formula="of:=MEDIAN([.$B36])" office:value-type="float" office:value="43.0138" calcext:value-type="float">
            <text:p>43.0138</text:p>
          </table:table-cell>
          <table:table-cell table:formula="of:=MEDIAN([.$C36])" office:value-type="float" office:value="0" calcext:value-type="float">
            <text:p>0</text:p>
          </table:table-cell>
          <table:table-cell table:formula="of:=MAX([.$B36])" office:value-type="float" office:value="43.0138" calcext:value-type="float">
            <text:p>43.0138</text:p>
          </table:table-cell>
          <table:table-cell table:formula="of:=MAX([.$C36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36])/45" office:value-type="float" office:value="0.311111111111111" calcext:value-type="float">
            <text:p>0.311</text:p>
          </table:table-cell>
          <table:table-cell office:value-type="float" office:value="2" calcext:value-type="float">
            <text:p>2</text:p>
          </table:table-cell>
          <table:table-cell table:formula="of:=(45-[.L3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17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37])" office:value-type="float" office:value="600" calcext:value-type="float">
            <text:p>600</text:p>
          </table:table-cell>
          <table:table-cell table:formula="of:=MIN([.$C37])" office:value-type="float" office:value="1" calcext:value-type="float">
            <text:p>1</text:p>
          </table:table-cell>
          <table:table-cell table:formula="of:=MEDIAN([.$B37])" office:value-type="float" office:value="600" calcext:value-type="float">
            <text:p>600</text:p>
          </table:table-cell>
          <table:table-cell table:formula="of:=MEDIAN([.$C37])" office:value-type="float" office:value="1" calcext:value-type="float">
            <text:p>1</text:p>
          </table:table-cell>
          <table:table-cell table:formula="of:=MAX([.$B37])" office:value-type="float" office:value="600" calcext:value-type="float">
            <text:p>600</text:p>
          </table:table-cell>
          <table:table-cell table:formula="of:=MAX([.$C37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37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3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7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38])" office:value-type="float" office:value="600" calcext:value-type="float">
            <text:p>600</text:p>
          </table:table-cell>
          <table:table-cell table:formula="of:=MIN([.$C38])" office:value-type="float" office:value="1" calcext:value-type="float">
            <text:p>1</text:p>
          </table:table-cell>
          <table:table-cell table:formula="of:=MEDIAN([.$B38])" office:value-type="float" office:value="600" calcext:value-type="float">
            <text:p>600</text:p>
          </table:table-cell>
          <table:table-cell table:formula="of:=MEDIAN([.$C38])" office:value-type="float" office:value="1" calcext:value-type="float">
            <text:p>1</text:p>
          </table:table-cell>
          <table:table-cell table:formula="of:=MAX([.$B38])" office:value-type="float" office:value="600" calcext:value-type="float">
            <text:p>600</text:p>
          </table:table-cell>
          <table:table-cell table:formula="of:=MAX([.$C38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38])/45" office:value-type="float" office:value="0.333333333333333" calcext:value-type="float">
            <text:p>0.333</text:p>
          </table:table-cell>
          <table:table-cell office:value-type="float" office:value="15" calcext:value-type="float">
            <text:p>15</text:p>
          </table:table-cell>
          <table:table-cell table:formula="of:=(45-[.L38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19/aso/training_set.lp</text:p>
          </table:table-cell>
          <table:table-cell office:value-type="float" office:value="18.7043" calcext:value-type="float">
            <text:p>18.7043</text:p>
          </table:table-cell>
          <table:table-cell office:value-type="float" office:value="0" calcext:value-type="float">
            <text:p>0</text:p>
          </table:table-cell>
          <table:table-cell table:formula="of:=MIN([.$B39])" office:value-type="float" office:value="18.7043" calcext:value-type="float">
            <text:p>18.7043</text:p>
          </table:table-cell>
          <table:table-cell table:formula="of:=MIN([.$C39])" office:value-type="float" office:value="0" calcext:value-type="float">
            <text:p>0</text:p>
          </table:table-cell>
          <table:table-cell table:formula="of:=MEDIAN([.$B39])" office:value-type="float" office:value="18.7043" calcext:value-type="float">
            <text:p>18.7043</text:p>
          </table:table-cell>
          <table:table-cell table:formula="of:=MEDIAN([.$C39])" office:value-type="float" office:value="0" calcext:value-type="float">
            <text:p>0</text:p>
          </table:table-cell>
          <table:table-cell table:formula="of:=MAX([.$B39])" office:value-type="float" office:value="18.7043" calcext:value-type="float">
            <text:p>18.7043</text:p>
          </table:table-cell>
          <table:table-cell table:formula="of:=MAX([.$C39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39])/45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45-[.L3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9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40])" office:value-type="float" office:value="600" calcext:value-type="float">
            <text:p>600</text:p>
          </table:table-cell>
          <table:table-cell table:formula="of:=MIN([.$C40])" office:value-type="float" office:value="1" calcext:value-type="float">
            <text:p>1</text:p>
          </table:table-cell>
          <table:table-cell table:formula="of:=MEDIAN([.$B40])" office:value-type="float" office:value="600" calcext:value-type="float">
            <text:p>600</text:p>
          </table:table-cell>
          <table:table-cell table:formula="of:=MEDIAN([.$C40])" office:value-type="float" office:value="1" calcext:value-type="float">
            <text:p>1</text:p>
          </table:table-cell>
          <table:table-cell table:formula="of:=MAX([.$B40])" office:value-type="float" office:value="600" calcext:value-type="float">
            <text:p>600</text:p>
          </table:table-cell>
          <table:table-cell table:formula="of:=MAX([.$C40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40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formula="of:=(45-[.L4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19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41])" office:value-type="float" office:value="600" calcext:value-type="float">
            <text:p>600</text:p>
          </table:table-cell>
          <table:table-cell table:formula="of:=MIN([.$C41])" office:value-type="float" office:value="1" calcext:value-type="float">
            <text:p>1</text:p>
          </table:table-cell>
          <table:table-cell table:formula="of:=MEDIAN([.$B41])" office:value-type="float" office:value="600" calcext:value-type="float">
            <text:p>600</text:p>
          </table:table-cell>
          <table:table-cell table:formula="of:=MEDIAN([.$C41])" office:value-type="float" office:value="1" calcext:value-type="float">
            <text:p>1</text:p>
          </table:table-cell>
          <table:table-cell table:formula="of:=MAX([.$B41])" office:value-type="float" office:value="600" calcext:value-type="float">
            <text:p>600</text:p>
          </table:table-cell>
          <table:table-cell table:formula="of:=MAX([.$C41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41])/45" office:value-type="float" office:value="0.177777777777778" calcext:value-type="float">
            <text:p>0.178</text:p>
          </table:table-cell>
          <table:table-cell office:value-type="float" office:value="13" calcext:value-type="float">
            <text:p>13</text:p>
          </table:table-cell>
          <table:table-cell table:formula="of:=(45-[.L41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20/aso/training_set.lp</text:p>
          </table:table-cell>
          <table:table-cell office:value-type="float" office:value="31.95" calcext:value-type="float">
            <text:p>31.95</text:p>
          </table:table-cell>
          <table:table-cell office:value-type="float" office:value="0" calcext:value-type="float">
            <text:p>0</text:p>
          </table:table-cell>
          <table:table-cell table:formula="of:=MIN([.$B42])" office:value-type="float" office:value="31.95" calcext:value-type="float">
            <text:p>31.95</text:p>
          </table:table-cell>
          <table:table-cell table:formula="of:=MIN([.$C42])" office:value-type="float" office:value="0" calcext:value-type="float">
            <text:p>0</text:p>
          </table:table-cell>
          <table:table-cell table:formula="of:=MEDIAN([.$B42])" office:value-type="float" office:value="31.95" calcext:value-type="float">
            <text:p>31.95</text:p>
          </table:table-cell>
          <table:table-cell table:formula="of:=MEDIAN([.$C42])" office:value-type="float" office:value="0" calcext:value-type="float">
            <text:p>0</text:p>
          </table:table-cell>
          <table:table-cell table:formula="of:=MAX([.$B42])" office:value-type="float" office:value="31.95" calcext:value-type="float">
            <text:p>31.95</text:p>
          </table:table-cell>
          <table:table-cell table:formula="of:=MAX([.$C42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42])/45" office:value-type="float" office:value="0.577777777777778" calcext:value-type="float">
            <text:p>0.578</text:p>
          </table:table-cell>
          <table:table-cell office:value-type="float" office:value="2" calcext:value-type="float">
            <text:p>2</text:p>
          </table:table-cell>
          <table:table-cell table:formula="of:=(45-[.L42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20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43])" office:value-type="float" office:value="600" calcext:value-type="float">
            <text:p>600</text:p>
          </table:table-cell>
          <table:table-cell table:formula="of:=MIN([.$C43])" office:value-type="float" office:value="1" calcext:value-type="float">
            <text:p>1</text:p>
          </table:table-cell>
          <table:table-cell table:formula="of:=MEDIAN([.$B43])" office:value-type="float" office:value="600" calcext:value-type="float">
            <text:p>600</text:p>
          </table:table-cell>
          <table:table-cell table:formula="of:=MEDIAN([.$C43])" office:value-type="float" office:value="1" calcext:value-type="float">
            <text:p>1</text:p>
          </table:table-cell>
          <table:table-cell table:formula="of:=MAX([.$B43])" office:value-type="float" office:value="600" calcext:value-type="float">
            <text:p>600</text:p>
          </table:table-cell>
          <table:table-cell table:formula="of:=MAX([.$C43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43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45-[.L4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20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44])" office:value-type="float" office:value="600" calcext:value-type="float">
            <text:p>600</text:p>
          </table:table-cell>
          <table:table-cell table:formula="of:=MIN([.$C44])" office:value-type="float" office:value="1" calcext:value-type="float">
            <text:p>1</text:p>
          </table:table-cell>
          <table:table-cell table:formula="of:=MEDIAN([.$B44])" office:value-type="float" office:value="600" calcext:value-type="float">
            <text:p>600</text:p>
          </table:table-cell>
          <table:table-cell table:formula="of:=MEDIAN([.$C44])" office:value-type="float" office:value="1" calcext:value-type="float">
            <text:p>1</text:p>
          </table:table-cell>
          <table:table-cell table:formula="of:=MAX([.$B44])" office:value-type="float" office:value="600" calcext:value-type="float">
            <text:p>600</text:p>
          </table:table-cell>
          <table:table-cell table:formula="of:=MAX([.$C4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44])/45" office:value-type="float" office:value="0.311111111111111" calcext:value-type="float">
            <text:p>0.311</text:p>
          </table:table-cell>
          <table:table-cell office:value-type="float" office:value="19" calcext:value-type="float">
            <text:p>19</text:p>
          </table:table-cell>
          <table:table-cell table:formula="of:=(45-[.L44])/45" office:value-type="float" office:value="0.577777777777778" calcext:value-type="float">
            <text:p>0.578</text:p>
          </table:table-cell>
        </table:table-row>
        <table:table-row table:style-name="ro1">
          <table:table-cell office:value-type="string" calcext:value-type="string">
            <text:p>training/user126/aso/training_set.lp</text:p>
          </table:table-cell>
          <table:table-cell office:value-type="float" office:value="23.4387" calcext:value-type="float">
            <text:p>23.4387</text:p>
          </table:table-cell>
          <table:table-cell office:value-type="float" office:value="0" calcext:value-type="float">
            <text:p>0</text:p>
          </table:table-cell>
          <table:table-cell table:formula="of:=MIN([.$B45])" office:value-type="float" office:value="23.4387" calcext:value-type="float">
            <text:p>23.4387</text:p>
          </table:table-cell>
          <table:table-cell table:formula="of:=MIN([.$C45])" office:value-type="float" office:value="0" calcext:value-type="float">
            <text:p>0</text:p>
          </table:table-cell>
          <table:table-cell table:formula="of:=MEDIAN([.$B45])" office:value-type="float" office:value="23.4387" calcext:value-type="float">
            <text:p>23.4387</text:p>
          </table:table-cell>
          <table:table-cell table:formula="of:=MEDIAN([.$C45])" office:value-type="float" office:value="0" calcext:value-type="float">
            <text:p>0</text:p>
          </table:table-cell>
          <table:table-cell table:formula="of:=MAX([.$B45])" office:value-type="float" office:value="23.4387" calcext:value-type="float">
            <text:p>23.4387</text:p>
          </table:table-cell>
          <table:table-cell table:formula="of:=MAX([.$C45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45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formula="of:=(45-[.L45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2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46])" office:value-type="float" office:value="600" calcext:value-type="float">
            <text:p>600</text:p>
          </table:table-cell>
          <table:table-cell table:formula="of:=MIN([.$C46])" office:value-type="float" office:value="1" calcext:value-type="float">
            <text:p>1</text:p>
          </table:table-cell>
          <table:table-cell table:formula="of:=MEDIAN([.$B46])" office:value-type="float" office:value="600" calcext:value-type="float">
            <text:p>600</text:p>
          </table:table-cell>
          <table:table-cell table:formula="of:=MEDIAN([.$C46])" office:value-type="float" office:value="1" calcext:value-type="float">
            <text:p>1</text:p>
          </table:table-cell>
          <table:table-cell table:formula="of:=MAX([.$B46])" office:value-type="float" office:value="600" calcext:value-type="float">
            <text:p>600</text:p>
          </table:table-cell>
          <table:table-cell table:formula="of:=MAX([.$C46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46])/45" office:value-type="float" office:value="0.533333333333333" calcext:value-type="float">
            <text:p>0.533</text:p>
          </table:table-cell>
          <table:table-cell office:value-type="float" office:value="2" calcext:value-type="float">
            <text:p>2</text:p>
          </table:table-cell>
          <table:table-cell table:formula="of:=(45-[.L46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12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47])" office:value-type="float" office:value="600" calcext:value-type="float">
            <text:p>600</text:p>
          </table:table-cell>
          <table:table-cell table:formula="of:=MIN([.$C47])" office:value-type="float" office:value="1" calcext:value-type="float">
            <text:p>1</text:p>
          </table:table-cell>
          <table:table-cell table:formula="of:=MEDIAN([.$B47])" office:value-type="float" office:value="600" calcext:value-type="float">
            <text:p>600</text:p>
          </table:table-cell>
          <table:table-cell table:formula="of:=MEDIAN([.$C47])" office:value-type="float" office:value="1" calcext:value-type="float">
            <text:p>1</text:p>
          </table:table-cell>
          <table:table-cell table:formula="of:=MAX([.$B47])" office:value-type="float" office:value="600" calcext:value-type="float">
            <text:p>600</text:p>
          </table:table-cell>
          <table:table-cell table:formula="of:=MAX([.$C47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47])/45" office:value-type="float" office:value="0.2" calcext:value-type="float">
            <text:p>0.200</text:p>
          </table:table-cell>
          <table:table-cell office:value-type="float" office:value="16" calcext:value-type="float">
            <text:p>16</text:p>
          </table:table-cell>
          <table:table-cell table:formula="of:=(45-[.L47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36/aso/training_set.lp</text:p>
          </table:table-cell>
          <table:table-cell office:value-type="float" office:value="17.9188" calcext:value-type="float">
            <text:p>17.9188</text:p>
          </table:table-cell>
          <table:table-cell office:value-type="float" office:value="0" calcext:value-type="float">
            <text:p>0</text:p>
          </table:table-cell>
          <table:table-cell table:formula="of:=MIN([.$B48])" office:value-type="float" office:value="17.9188" calcext:value-type="float">
            <text:p>17.9188</text:p>
          </table:table-cell>
          <table:table-cell table:formula="of:=MIN([.$C48])" office:value-type="float" office:value="0" calcext:value-type="float">
            <text:p>0</text:p>
          </table:table-cell>
          <table:table-cell table:formula="of:=MEDIAN([.$B48])" office:value-type="float" office:value="17.9188" calcext:value-type="float">
            <text:p>17.9188</text:p>
          </table:table-cell>
          <table:table-cell table:formula="of:=MEDIAN([.$C48])" office:value-type="float" office:value="0" calcext:value-type="float">
            <text:p>0</text:p>
          </table:table-cell>
          <table:table-cell table:formula="of:=MAX([.$B48])" office:value-type="float" office:value="17.9188" calcext:value-type="float">
            <text:p>17.9188</text:p>
          </table:table-cell>
          <table:table-cell table:formula="of:=MAX([.$C48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48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formula="of:=(45-[.L48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3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49])" office:value-type="float" office:value="600" calcext:value-type="float">
            <text:p>600</text:p>
          </table:table-cell>
          <table:table-cell table:formula="of:=MIN([.$C49])" office:value-type="float" office:value="1" calcext:value-type="float">
            <text:p>1</text:p>
          </table:table-cell>
          <table:table-cell table:formula="of:=MEDIAN([.$B49])" office:value-type="float" office:value="600" calcext:value-type="float">
            <text:p>600</text:p>
          </table:table-cell>
          <table:table-cell table:formula="of:=MEDIAN([.$C49])" office:value-type="float" office:value="1" calcext:value-type="float">
            <text:p>1</text:p>
          </table:table-cell>
          <table:table-cell table:formula="of:=MAX([.$B49])" office:value-type="float" office:value="600" calcext:value-type="float">
            <text:p>600</text:p>
          </table:table-cell>
          <table:table-cell table:formula="of:=MAX([.$C49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49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4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3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50])" office:value-type="float" office:value="600" calcext:value-type="float">
            <text:p>600</text:p>
          </table:table-cell>
          <table:table-cell table:formula="of:=MIN([.$C50])" office:value-type="float" office:value="1" calcext:value-type="float">
            <text:p>1</text:p>
          </table:table-cell>
          <table:table-cell table:formula="of:=MEDIAN([.$B50])" office:value-type="float" office:value="600" calcext:value-type="float">
            <text:p>600</text:p>
          </table:table-cell>
          <table:table-cell table:formula="of:=MEDIAN([.$C50])" office:value-type="float" office:value="1" calcext:value-type="float">
            <text:p>1</text:p>
          </table:table-cell>
          <table:table-cell table:formula="of:=MAX([.$B50])" office:value-type="float" office:value="600" calcext:value-type="float">
            <text:p>600</text:p>
          </table:table-cell>
          <table:table-cell table:formula="of:=MAX([.$C50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50])/45" office:value-type="float" office:value="0.4" calcext:value-type="float">
            <text:p>0.400</text:p>
          </table:table-cell>
          <table:table-cell office:value-type="float" office:value="17" calcext:value-type="float">
            <text:p>17</text:p>
          </table:table-cell>
          <table:table-cell table:formula="of:=(45-[.L50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40/aso/training_set.lp</text:p>
          </table:table-cell>
          <table:table-cell office:value-type="float" office:value="24.217" calcext:value-type="float">
            <text:p>24.217</text:p>
          </table:table-cell>
          <table:table-cell office:value-type="float" office:value="0" calcext:value-type="float">
            <text:p>0</text:p>
          </table:table-cell>
          <table:table-cell table:formula="of:=MIN([.$B51])" office:value-type="float" office:value="24.217" calcext:value-type="float">
            <text:p>24.217</text:p>
          </table:table-cell>
          <table:table-cell table:formula="of:=MIN([.$C51])" office:value-type="float" office:value="0" calcext:value-type="float">
            <text:p>0</text:p>
          </table:table-cell>
          <table:table-cell table:formula="of:=MEDIAN([.$B51])" office:value-type="float" office:value="24.217" calcext:value-type="float">
            <text:p>24.217</text:p>
          </table:table-cell>
          <table:table-cell table:formula="of:=MEDIAN([.$C51])" office:value-type="float" office:value="0" calcext:value-type="float">
            <text:p>0</text:p>
          </table:table-cell>
          <table:table-cell table:formula="of:=MAX([.$B51])" office:value-type="float" office:value="24.217" calcext:value-type="float">
            <text:p>24.217</text:p>
          </table:table-cell>
          <table:table-cell table:formula="of:=MAX([.$C5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51])/45" office:value-type="float" office:value="0.2444444444444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formula="of:=(45-[.L51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0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52])" office:value-type="float" office:value="600" calcext:value-type="float">
            <text:p>600</text:p>
          </table:table-cell>
          <table:table-cell table:formula="of:=MIN([.$C52])" office:value-type="float" office:value="1" calcext:value-type="float">
            <text:p>1</text:p>
          </table:table-cell>
          <table:table-cell table:formula="of:=MEDIAN([.$B52])" office:value-type="float" office:value="600" calcext:value-type="float">
            <text:p>600</text:p>
          </table:table-cell>
          <table:table-cell table:formula="of:=MEDIAN([.$C52])" office:value-type="float" office:value="1" calcext:value-type="float">
            <text:p>1</text:p>
          </table:table-cell>
          <table:table-cell table:formula="of:=MAX([.$B52])" office:value-type="float" office:value="600" calcext:value-type="float">
            <text:p>600</text:p>
          </table:table-cell>
          <table:table-cell table:formula="of:=MAX([.$C52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52])/45" office:value-type="float" office:value="0.6222222222222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table:formula="of:=(45-[.L5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0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53])" office:value-type="float" office:value="600" calcext:value-type="float">
            <text:p>600</text:p>
          </table:table-cell>
          <table:table-cell table:formula="of:=MIN([.$C53])" office:value-type="float" office:value="1" calcext:value-type="float">
            <text:p>1</text:p>
          </table:table-cell>
          <table:table-cell table:formula="of:=MEDIAN([.$B53])" office:value-type="float" office:value="600" calcext:value-type="float">
            <text:p>600</text:p>
          </table:table-cell>
          <table:table-cell table:formula="of:=MEDIAN([.$C53])" office:value-type="float" office:value="1" calcext:value-type="float">
            <text:p>1</text:p>
          </table:table-cell>
          <table:table-cell table:formula="of:=MAX([.$B53])" office:value-type="float" office:value="600" calcext:value-type="float">
            <text:p>600</text:p>
          </table:table-cell>
          <table:table-cell table:formula="of:=MAX([.$C53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53])/45" office:value-type="float" office:value="0.333333333333333" calcext:value-type="float">
            <text:p>0.333</text:p>
          </table:table-cell>
          <table:table-cell office:value-type="float" office:value="13" calcext:value-type="float">
            <text:p>13</text:p>
          </table:table-cell>
          <table:table-cell table:formula="of:=(45-[.L53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43/aso/training_set.lp</text:p>
          </table:table-cell>
          <table:table-cell office:value-type="float" office:value="19.4027" calcext:value-type="float">
            <text:p>19.4027</text:p>
          </table:table-cell>
          <table:table-cell office:value-type="float" office:value="0" calcext:value-type="float">
            <text:p>0</text:p>
          </table:table-cell>
          <table:table-cell table:formula="of:=MIN([.$B54])" office:value-type="float" office:value="19.4027" calcext:value-type="float">
            <text:p>19.4027</text:p>
          </table:table-cell>
          <table:table-cell table:formula="of:=MIN([.$C54])" office:value-type="float" office:value="0" calcext:value-type="float">
            <text:p>0</text:p>
          </table:table-cell>
          <table:table-cell table:formula="of:=MEDIAN([.$B54])" office:value-type="float" office:value="19.4027" calcext:value-type="float">
            <text:p>19.4027</text:p>
          </table:table-cell>
          <table:table-cell table:formula="of:=MEDIAN([.$C54])" office:value-type="float" office:value="0" calcext:value-type="float">
            <text:p>0</text:p>
          </table:table-cell>
          <table:table-cell table:formula="of:=MAX([.$B54])" office:value-type="float" office:value="19.4027" calcext:value-type="float">
            <text:p>19.4027</text:p>
          </table:table-cell>
          <table:table-cell table:formula="of:=MAX([.$C54])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(45-[.J54])/45" office:value-type="float" office:value="0.6" calcext:value-type="float">
            <text:p>0.600</text:p>
          </table:table-cell>
          <table:table-cell office:value-type="float" office:value="1" calcext:value-type="float">
            <text:p>1</text:p>
          </table:table-cell>
          <table:table-cell table:formula="of:=(45-[.L54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43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55])" office:value-type="float" office:value="600" calcext:value-type="float">
            <text:p>600</text:p>
          </table:table-cell>
          <table:table-cell table:formula="of:=MIN([.$C55])" office:value-type="float" office:value="1" calcext:value-type="float">
            <text:p>1</text:p>
          </table:table-cell>
          <table:table-cell table:formula="of:=MEDIAN([.$B55])" office:value-type="float" office:value="600" calcext:value-type="float">
            <text:p>600</text:p>
          </table:table-cell>
          <table:table-cell table:formula="of:=MEDIAN([.$C55])" office:value-type="float" office:value="1" calcext:value-type="float">
            <text:p>1</text:p>
          </table:table-cell>
          <table:table-cell table:formula="of:=MAX([.$B55])" office:value-type="float" office:value="600" calcext:value-type="float">
            <text:p>600</text:p>
          </table:table-cell>
          <table:table-cell table:formula="of:=MAX([.$C55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55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5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3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56])" office:value-type="float" office:value="600" calcext:value-type="float">
            <text:p>600</text:p>
          </table:table-cell>
          <table:table-cell table:formula="of:=MIN([.$C56])" office:value-type="float" office:value="1" calcext:value-type="float">
            <text:p>1</text:p>
          </table:table-cell>
          <table:table-cell table:formula="of:=MEDIAN([.$B56])" office:value-type="float" office:value="600" calcext:value-type="float">
            <text:p>600</text:p>
          </table:table-cell>
          <table:table-cell table:formula="of:=MEDIAN([.$C56])" office:value-type="float" office:value="1" calcext:value-type="float">
            <text:p>1</text:p>
          </table:table-cell>
          <table:table-cell table:formula="of:=MAX([.$B56])" office:value-type="float" office:value="600" calcext:value-type="float">
            <text:p>600</text:p>
          </table:table-cell>
          <table:table-cell table:formula="of:=MAX([.$C56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56])/45" office:value-type="float" office:value="0.333333333333333" calcext:value-type="float">
            <text:p>0.333</text:p>
          </table:table-cell>
          <table:table-cell office:value-type="float" office:value="12" calcext:value-type="float">
            <text:p>12</text:p>
          </table:table-cell>
          <table:table-cell table:formula="of:=(45-[.L5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145/aso/training_set.lp</text:p>
          </table:table-cell>
          <table:table-cell office:value-type="float" office:value="51.0078" calcext:value-type="float">
            <text:p>51.0078</text:p>
          </table:table-cell>
          <table:table-cell office:value-type="float" office:value="0" calcext:value-type="float">
            <text:p>0</text:p>
          </table:table-cell>
          <table:table-cell table:formula="of:=MIN([.$B57])" office:value-type="float" office:value="51.0078" calcext:value-type="float">
            <text:p>51.0078</text:p>
          </table:table-cell>
          <table:table-cell table:formula="of:=MIN([.$C57])" office:value-type="float" office:value="0" calcext:value-type="float">
            <text:p>0</text:p>
          </table:table-cell>
          <table:table-cell table:formula="of:=MEDIAN([.$B57])" office:value-type="float" office:value="51.0078" calcext:value-type="float">
            <text:p>51.0078</text:p>
          </table:table-cell>
          <table:table-cell table:formula="of:=MEDIAN([.$C57])" office:value-type="float" office:value="0" calcext:value-type="float">
            <text:p>0</text:p>
          </table:table-cell>
          <table:table-cell table:formula="of:=MAX([.$B57])" office:value-type="float" office:value="51.0078" calcext:value-type="float">
            <text:p>51.0078</text:p>
          </table:table-cell>
          <table:table-cell table:formula="of:=MAX([.$C57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45-[.J57])/45" office:value-type="float" office:value="0.155555555555556" calcext:value-type="float">
            <text:p>0.156</text:p>
          </table:table-cell>
          <table:table-cell office:value-type="float" office:value="3" calcext:value-type="float">
            <text:p>3</text:p>
          </table:table-cell>
          <table:table-cell table:formula="of:=(45-[.L57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45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58])" office:value-type="float" office:value="600" calcext:value-type="float">
            <text:p>600</text:p>
          </table:table-cell>
          <table:table-cell table:formula="of:=MIN([.$C58])" office:value-type="float" office:value="1" calcext:value-type="float">
            <text:p>1</text:p>
          </table:table-cell>
          <table:table-cell table:formula="of:=MEDIAN([.$B58])" office:value-type="float" office:value="600" calcext:value-type="float">
            <text:p>600</text:p>
          </table:table-cell>
          <table:table-cell table:formula="of:=MEDIAN([.$C58])" office:value-type="float" office:value="1" calcext:value-type="float">
            <text:p>1</text:p>
          </table:table-cell>
          <table:table-cell table:formula="of:=MAX([.$B58])" office:value-type="float" office:value="600" calcext:value-type="float">
            <text:p>600</text:p>
          </table:table-cell>
          <table:table-cell table:formula="of:=MAX([.$C58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58])/45" office:value-type="float" office:value="0.2666666666666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table:formula="of:=(45-[.L5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5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59])" office:value-type="float" office:value="600" calcext:value-type="float">
            <text:p>600</text:p>
          </table:table-cell>
          <table:table-cell table:formula="of:=MIN([.$C59])" office:value-type="float" office:value="1" calcext:value-type="float">
            <text:p>1</text:p>
          </table:table-cell>
          <table:table-cell table:formula="of:=MEDIAN([.$B59])" office:value-type="float" office:value="600" calcext:value-type="float">
            <text:p>600</text:p>
          </table:table-cell>
          <table:table-cell table:formula="of:=MEDIAN([.$C59])" office:value-type="float" office:value="1" calcext:value-type="float">
            <text:p>1</text:p>
          </table:table-cell>
          <table:table-cell table:formula="of:=MAX([.$B59])" office:value-type="float" office:value="600" calcext:value-type="float">
            <text:p>600</text:p>
          </table:table-cell>
          <table:table-cell table:formula="of:=MAX([.$C5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59])/45" office:value-type="float" office:value="0.333333333333333" calcext:value-type="float">
            <text:p>0.333</text:p>
          </table:table-cell>
          <table:table-cell office:value-type="float" office:value="15" calcext:value-type="float">
            <text:p>15</text:p>
          </table:table-cell>
          <table:table-cell table:formula="of:=(45-[.L59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49/aso/training_set.lp</text:p>
          </table:table-cell>
          <table:table-cell office:value-type="float" office:value="16.9246" calcext:value-type="float">
            <text:p>16.9246</text:p>
          </table:table-cell>
          <table:table-cell office:value-type="float" office:value="0" calcext:value-type="float">
            <text:p>0</text:p>
          </table:table-cell>
          <table:table-cell table:formula="of:=MIN([.$B60])" office:value-type="float" office:value="16.9246" calcext:value-type="float">
            <text:p>16.9246</text:p>
          </table:table-cell>
          <table:table-cell table:formula="of:=MIN([.$C60])" office:value-type="float" office:value="0" calcext:value-type="float">
            <text:p>0</text:p>
          </table:table-cell>
          <table:table-cell table:formula="of:=MEDIAN([.$B60])" office:value-type="float" office:value="16.9246" calcext:value-type="float">
            <text:p>16.9246</text:p>
          </table:table-cell>
          <table:table-cell table:formula="of:=MEDIAN([.$C60])" office:value-type="float" office:value="0" calcext:value-type="float">
            <text:p>0</text:p>
          </table:table-cell>
          <table:table-cell table:formula="of:=MAX([.$B60])" office:value-type="float" office:value="16.9246" calcext:value-type="float">
            <text:p>16.9246</text:p>
          </table:table-cell>
          <table:table-cell table:formula="of:=MAX([.$C60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60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6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9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61])" office:value-type="float" office:value="600" calcext:value-type="float">
            <text:p>600</text:p>
          </table:table-cell>
          <table:table-cell table:formula="of:=MIN([.$C61])" office:value-type="float" office:value="1" calcext:value-type="float">
            <text:p>1</text:p>
          </table:table-cell>
          <table:table-cell table:formula="of:=MEDIAN([.$B61])" office:value-type="float" office:value="600" calcext:value-type="float">
            <text:p>600</text:p>
          </table:table-cell>
          <table:table-cell table:formula="of:=MEDIAN([.$C61])" office:value-type="float" office:value="1" calcext:value-type="float">
            <text:p>1</text:p>
          </table:table-cell>
          <table:table-cell table:formula="of:=MAX([.$B61])" office:value-type="float" office:value="600" calcext:value-type="float">
            <text:p>600</text:p>
          </table:table-cell>
          <table:table-cell table:formula="of:=MAX([.$C61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61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formula="of:=(45-[.L6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49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62])" office:value-type="float" office:value="600" calcext:value-type="float">
            <text:p>600</text:p>
          </table:table-cell>
          <table:table-cell table:formula="of:=MIN([.$C62])" office:value-type="float" office:value="1" calcext:value-type="float">
            <text:p>1</text:p>
          </table:table-cell>
          <table:table-cell table:formula="of:=MEDIAN([.$B62])" office:value-type="float" office:value="600" calcext:value-type="float">
            <text:p>600</text:p>
          </table:table-cell>
          <table:table-cell table:formula="of:=MEDIAN([.$C62])" office:value-type="float" office:value="1" calcext:value-type="float">
            <text:p>1</text:p>
          </table:table-cell>
          <table:table-cell table:formula="of:=MAX([.$B62])" office:value-type="float" office:value="600" calcext:value-type="float">
            <text:p>600</text:p>
          </table:table-cell>
          <table:table-cell table:formula="of:=MAX([.$C62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62])/45" office:value-type="float" office:value="0.222222222222222" calcext:value-type="float">
            <text:p>0.222</text:p>
          </table:table-cell>
          <table:table-cell office:value-type="float" office:value="8" calcext:value-type="float">
            <text:p>8</text:p>
          </table:table-cell>
          <table:table-cell table:formula="of:=(45-[.L62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1/aso/training_set.lp</text:p>
          </table:table-cell>
          <table:table-cell office:value-type="float" office:value="18.6911" calcext:value-type="float">
            <text:p>18.6911</text:p>
          </table:table-cell>
          <table:table-cell office:value-type="float" office:value="0" calcext:value-type="float">
            <text:p>0</text:p>
          </table:table-cell>
          <table:table-cell table:formula="of:=MIN([.$B63])" office:value-type="float" office:value="18.6911" calcext:value-type="float">
            <text:p>18.6911</text:p>
          </table:table-cell>
          <table:table-cell table:formula="of:=MIN([.$C63])" office:value-type="float" office:value="0" calcext:value-type="float">
            <text:p>0</text:p>
          </table:table-cell>
          <table:table-cell table:formula="of:=MEDIAN([.$B63])" office:value-type="float" office:value="18.6911" calcext:value-type="float">
            <text:p>18.6911</text:p>
          </table:table-cell>
          <table:table-cell table:formula="of:=MEDIAN([.$C63])" office:value-type="float" office:value="0" calcext:value-type="float">
            <text:p>0</text:p>
          </table:table-cell>
          <table:table-cell table:formula="of:=MAX([.$B63])" office:value-type="float" office:value="18.6911" calcext:value-type="float">
            <text:p>18.6911</text:p>
          </table:table-cell>
          <table:table-cell table:formula="of:=MAX([.$C63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63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formula="of:=(45-[.L6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1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64])" office:value-type="float" office:value="600" calcext:value-type="float">
            <text:p>600</text:p>
          </table:table-cell>
          <table:table-cell table:formula="of:=MIN([.$C64])" office:value-type="float" office:value="1" calcext:value-type="float">
            <text:p>1</text:p>
          </table:table-cell>
          <table:table-cell table:formula="of:=MEDIAN([.$B64])" office:value-type="float" office:value="600" calcext:value-type="float">
            <text:p>600</text:p>
          </table:table-cell>
          <table:table-cell table:formula="of:=MEDIAN([.$C64])" office:value-type="float" office:value="1" calcext:value-type="float">
            <text:p>1</text:p>
          </table:table-cell>
          <table:table-cell table:formula="of:=MAX([.$B64])" office:value-type="float" office:value="600" calcext:value-type="float">
            <text:p>600</text:p>
          </table:table-cell>
          <table:table-cell table:formula="of:=MAX([.$C64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64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6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1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65])" office:value-type="float" office:value="600" calcext:value-type="float">
            <text:p>600</text:p>
          </table:table-cell>
          <table:table-cell table:formula="of:=MIN([.$C65])" office:value-type="float" office:value="1" calcext:value-type="float">
            <text:p>1</text:p>
          </table:table-cell>
          <table:table-cell table:formula="of:=MEDIAN([.$B65])" office:value-type="float" office:value="600" calcext:value-type="float">
            <text:p>600</text:p>
          </table:table-cell>
          <table:table-cell table:formula="of:=MEDIAN([.$C65])" office:value-type="float" office:value="1" calcext:value-type="float">
            <text:p>1</text:p>
          </table:table-cell>
          <table:table-cell table:formula="of:=MAX([.$B65])" office:value-type="float" office:value="600" calcext:value-type="float">
            <text:p>600</text:p>
          </table:table-cell>
          <table:table-cell table:formula="of:=MAX([.$C65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65])/45" office:value-type="float" office:value="0.4" calcext:value-type="float">
            <text:p>0.400</text:p>
          </table:table-cell>
          <table:table-cell office:value-type="float" office:value="13" calcext:value-type="float">
            <text:p>13</text:p>
          </table:table-cell>
          <table:table-cell table:formula="of:=(45-[.L65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152/aso/training_set.lp</text:p>
          </table:table-cell>
          <table:table-cell office:value-type="float" office:value="30.4152" calcext:value-type="float">
            <text:p>30.4152</text:p>
          </table:table-cell>
          <table:table-cell office:value-type="float" office:value="0" calcext:value-type="float">
            <text:p>0</text:p>
          </table:table-cell>
          <table:table-cell table:formula="of:=MIN([.$B66])" office:value-type="float" office:value="30.4152" calcext:value-type="float">
            <text:p>30.4152</text:p>
          </table:table-cell>
          <table:table-cell table:formula="of:=MIN([.$C66])" office:value-type="float" office:value="0" calcext:value-type="float">
            <text:p>0</text:p>
          </table:table-cell>
          <table:table-cell table:formula="of:=MEDIAN([.$B66])" office:value-type="float" office:value="30.4152" calcext:value-type="float">
            <text:p>30.4152</text:p>
          </table:table-cell>
          <table:table-cell table:formula="of:=MEDIAN([.$C66])" office:value-type="float" office:value="0" calcext:value-type="float">
            <text:p>0</text:p>
          </table:table-cell>
          <table:table-cell table:formula="of:=MAX([.$B66])" office:value-type="float" office:value="30.4152" calcext:value-type="float">
            <text:p>30.4152</text:p>
          </table:table-cell>
          <table:table-cell table:formula="of:=MAX([.$C66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66])/45" office:value-type="float" office:value="0.355555555555556" calcext:value-type="float">
            <text:p>0.356</text:p>
          </table:table-cell>
          <table:table-cell office:value-type="float" office:value="8" calcext:value-type="float">
            <text:p>8</text:p>
          </table:table-cell>
          <table:table-cell table:formula="of:=(45-[.L66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67])" office:value-type="float" office:value="600" calcext:value-type="float">
            <text:p>600</text:p>
          </table:table-cell>
          <table:table-cell table:formula="of:=MIN([.$C67])" office:value-type="float" office:value="1" calcext:value-type="float">
            <text:p>1</text:p>
          </table:table-cell>
          <table:table-cell table:formula="of:=MEDIAN([.$B67])" office:value-type="float" office:value="600" calcext:value-type="float">
            <text:p>600</text:p>
          </table:table-cell>
          <table:table-cell table:formula="of:=MEDIAN([.$C67])" office:value-type="float" office:value="1" calcext:value-type="float">
            <text:p>1</text:p>
          </table:table-cell>
          <table:table-cell table:formula="of:=MAX([.$B67])" office:value-type="float" office:value="600" calcext:value-type="float">
            <text:p>600</text:p>
          </table:table-cell>
          <table:table-cell table:formula="of:=MAX([.$C67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67])/45" office:value-type="float" office:value="0.222222222222222" calcext:value-type="float">
            <text:p>0.222</text:p>
          </table:table-cell>
          <table:table-cell office:value-type="float" office:value="8" calcext:value-type="float">
            <text:p>8</text:p>
          </table:table-cell>
          <table:table-cell table:formula="of:=(45-[.L67])/45" office:value-type="float" office:value="0.822222222222222" calcext:value-type="float">
            <text:p>0.822</text:p>
          </table:table-cell>
        </table:table-row>
        <table:table-row table:style-name="ro1">
          <table:table-cell office:value-type="string" calcext:value-type="string">
            <text:p>training/user152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68])" office:value-type="float" office:value="600" calcext:value-type="float">
            <text:p>600</text:p>
          </table:table-cell>
          <table:table-cell table:formula="of:=MIN([.$C68])" office:value-type="float" office:value="1" calcext:value-type="float">
            <text:p>1</text:p>
          </table:table-cell>
          <table:table-cell table:formula="of:=MEDIAN([.$B68])" office:value-type="float" office:value="600" calcext:value-type="float">
            <text:p>600</text:p>
          </table:table-cell>
          <table:table-cell table:formula="of:=MEDIAN([.$C68])" office:value-type="float" office:value="1" calcext:value-type="float">
            <text:p>1</text:p>
          </table:table-cell>
          <table:table-cell table:formula="of:=MAX([.$B68])" office:value-type="float" office:value="600" calcext:value-type="float">
            <text:p>600</text:p>
          </table:table-cell>
          <table:table-cell table:formula="of:=MAX([.$C68])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formula="of:=(45-[.J68])/45" office:value-type="float" office:value="0.155555555555556" calcext:value-type="float">
            <text:p>0.156</text:p>
          </table:table-cell>
          <table:table-cell office:value-type="float" office:value="18" calcext:value-type="float">
            <text:p>18</text:p>
          </table:table-cell>
          <table:table-cell table:formula="of:=(45-[.L68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53/aso/training_set.lp</text:p>
          </table:table-cell>
          <table:table-cell office:value-type="float" office:value="20.1293" calcext:value-type="float">
            <text:p>20.1293</text:p>
          </table:table-cell>
          <table:table-cell office:value-type="float" office:value="0" calcext:value-type="float">
            <text:p>0</text:p>
          </table:table-cell>
          <table:table-cell table:formula="of:=MIN([.$B69])" office:value-type="float" office:value="20.1293" calcext:value-type="float">
            <text:p>20.1293</text:p>
          </table:table-cell>
          <table:table-cell table:formula="of:=MIN([.$C69])" office:value-type="float" office:value="0" calcext:value-type="float">
            <text:p>0</text:p>
          </table:table-cell>
          <table:table-cell table:formula="of:=MEDIAN([.$B69])" office:value-type="float" office:value="20.1293" calcext:value-type="float">
            <text:p>20.1293</text:p>
          </table:table-cell>
          <table:table-cell table:formula="of:=MEDIAN([.$C69])" office:value-type="float" office:value="0" calcext:value-type="float">
            <text:p>0</text:p>
          </table:table-cell>
          <table:table-cell table:formula="of:=MAX([.$B69])" office:value-type="float" office:value="20.1293" calcext:value-type="float">
            <text:p>20.1293</text:p>
          </table:table-cell>
          <table:table-cell table:formula="of:=MAX([.$C69])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(45-[.J69])/45" office:value-type="float" office:value="0.733333333333333" calcext:value-type="float">
            <text:p>0.733</text:p>
          </table:table-cell>
          <table:table-cell office:value-type="float" office:value="1" calcext:value-type="float">
            <text:p>1</text:p>
          </table:table-cell>
          <table:table-cell table:formula="of:=(45-[.L6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53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70])" office:value-type="float" office:value="600" calcext:value-type="float">
            <text:p>600</text:p>
          </table:table-cell>
          <table:table-cell table:formula="of:=MIN([.$C70])" office:value-type="float" office:value="1" calcext:value-type="float">
            <text:p>1</text:p>
          </table:table-cell>
          <table:table-cell table:formula="of:=MEDIAN([.$B70])" office:value-type="float" office:value="600" calcext:value-type="float">
            <text:p>600</text:p>
          </table:table-cell>
          <table:table-cell table:formula="of:=MEDIAN([.$C70])" office:value-type="float" office:value="1" calcext:value-type="float">
            <text:p>1</text:p>
          </table:table-cell>
          <table:table-cell table:formula="of:=MAX([.$B70])" office:value-type="float" office:value="600" calcext:value-type="float">
            <text:p>600</text:p>
          </table:table-cell>
          <table:table-cell table:formula="of:=MAX([.$C70])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(45-[.J70])/45" office:value-type="float" office:value="0.711111111111111" calcext:value-type="float">
            <text:p>0.711</text:p>
          </table:table-cell>
          <table:table-cell office:value-type="float" office:value="0" calcext:value-type="float">
            <text:p>0</text:p>
          </table:table-cell>
          <table:table-cell table:formula="of:=(45-[.L7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3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71])" office:value-type="float" office:value="600" calcext:value-type="float">
            <text:p>600</text:p>
          </table:table-cell>
          <table:table-cell table:formula="of:=MIN([.$C71])" office:value-type="float" office:value="1" calcext:value-type="float">
            <text:p>1</text:p>
          </table:table-cell>
          <table:table-cell table:formula="of:=MEDIAN([.$B71])" office:value-type="float" office:value="600" calcext:value-type="float">
            <text:p>600</text:p>
          </table:table-cell>
          <table:table-cell table:formula="of:=MEDIAN([.$C71])" office:value-type="float" office:value="1" calcext:value-type="float">
            <text:p>1</text:p>
          </table:table-cell>
          <table:table-cell table:formula="of:=MAX([.$B71])" office:value-type="float" office:value="600" calcext:value-type="float">
            <text:p>600</text:p>
          </table:table-cell>
          <table:table-cell table:formula="of:=MAX([.$C71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71])/45" office:value-type="float" office:value="0.488888888888889" calcext:value-type="float">
            <text:p>0.489</text:p>
          </table:table-cell>
          <table:table-cell office:value-type="float" office:value="15" calcext:value-type="float">
            <text:p>15</text:p>
          </table:table-cell>
          <table:table-cell table:formula="of:=(45-[.L71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155/aso/training_set.lp</text:p>
          </table:table-cell>
          <table:table-cell office:value-type="float" office:value="16.875" calcext:value-type="float">
            <text:p>16.875</text:p>
          </table:table-cell>
          <table:table-cell office:value-type="float" office:value="0" calcext:value-type="float">
            <text:p>0</text:p>
          </table:table-cell>
          <table:table-cell table:formula="of:=MIN([.$B72])" office:value-type="float" office:value="16.875" calcext:value-type="float">
            <text:p>16.875</text:p>
          </table:table-cell>
          <table:table-cell table:formula="of:=MIN([.$C72])" office:value-type="float" office:value="0" calcext:value-type="float">
            <text:p>0</text:p>
          </table:table-cell>
          <table:table-cell table:formula="of:=MEDIAN([.$B72])" office:value-type="float" office:value="16.875" calcext:value-type="float">
            <text:p>16.875</text:p>
          </table:table-cell>
          <table:table-cell table:formula="of:=MEDIAN([.$C72])" office:value-type="float" office:value="0" calcext:value-type="float">
            <text:p>0</text:p>
          </table:table-cell>
          <table:table-cell table:formula="of:=MAX([.$B72])" office:value-type="float" office:value="16.875" calcext:value-type="float">
            <text:p>16.875</text:p>
          </table:table-cell>
          <table:table-cell table:formula="of:=MAX([.$C72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72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7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5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73])" office:value-type="float" office:value="600" calcext:value-type="float">
            <text:p>600</text:p>
          </table:table-cell>
          <table:table-cell table:formula="of:=MIN([.$C73])" office:value-type="float" office:value="1" calcext:value-type="float">
            <text:p>1</text:p>
          </table:table-cell>
          <table:table-cell table:formula="of:=MEDIAN([.$B73])" office:value-type="float" office:value="600" calcext:value-type="float">
            <text:p>600</text:p>
          </table:table-cell>
          <table:table-cell table:formula="of:=MEDIAN([.$C73])" office:value-type="float" office:value="1" calcext:value-type="float">
            <text:p>1</text:p>
          </table:table-cell>
          <table:table-cell table:formula="of:=MAX([.$B73])" office:value-type="float" office:value="600" calcext:value-type="float">
            <text:p>600</text:p>
          </table:table-cell>
          <table:table-cell table:formula="of:=MAX([.$C73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73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7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55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74])" office:value-type="float" office:value="600" calcext:value-type="float">
            <text:p>600</text:p>
          </table:table-cell>
          <table:table-cell table:formula="of:=MIN([.$C74])" office:value-type="float" office:value="1" calcext:value-type="float">
            <text:p>1</text:p>
          </table:table-cell>
          <table:table-cell table:formula="of:=MEDIAN([.$B74])" office:value-type="float" office:value="600" calcext:value-type="float">
            <text:p>600</text:p>
          </table:table-cell>
          <table:table-cell table:formula="of:=MEDIAN([.$C74])" office:value-type="float" office:value="1" calcext:value-type="float">
            <text:p>1</text:p>
          </table:table-cell>
          <table:table-cell table:formula="of:=MAX([.$B74])" office:value-type="float" office:value="600" calcext:value-type="float">
            <text:p>600</text:p>
          </table:table-cell>
          <table:table-cell table:formula="of:=MAX([.$C74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74])/45" office:value-type="float" office:value="0.333333333333333" calcext:value-type="float">
            <text:p>0.333</text:p>
          </table:table-cell>
          <table:table-cell office:value-type="float" office:value="14" calcext:value-type="float">
            <text:p>14</text:p>
          </table:table-cell>
          <table:table-cell table:formula="of:=(45-[.L74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65/aso/training_set.lp</text:p>
          </table:table-cell>
          <table:table-cell office:value-type="float" office:value="119.945" calcext:value-type="float">
            <text:p>119.945</text:p>
          </table:table-cell>
          <table:table-cell office:value-type="float" office:value="0" calcext:value-type="float">
            <text:p>0</text:p>
          </table:table-cell>
          <table:table-cell table:formula="of:=MIN([.$B75])" office:value-type="float" office:value="119.945" calcext:value-type="float">
            <text:p>119.945</text:p>
          </table:table-cell>
          <table:table-cell table:formula="of:=MIN([.$C75])" office:value-type="float" office:value="0" calcext:value-type="float">
            <text:p>0</text:p>
          </table:table-cell>
          <table:table-cell table:formula="of:=MEDIAN([.$B75])" office:value-type="float" office:value="119.945" calcext:value-type="float">
            <text:p>119.945</text:p>
          </table:table-cell>
          <table:table-cell table:formula="of:=MEDIAN([.$C75])" office:value-type="float" office:value="0" calcext:value-type="float">
            <text:p>0</text:p>
          </table:table-cell>
          <table:table-cell table:formula="of:=MAX([.$B75])" office:value-type="float" office:value="119.945" calcext:value-type="float">
            <text:p>119.945</text:p>
          </table:table-cell>
          <table:table-cell table:formula="of:=MAX([.$C75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75])/45" office:value-type="float" office:value="0.533333333333333" calcext:value-type="float">
            <text:p>0.533</text:p>
          </table:table-cell>
          <table:table-cell office:value-type="float" office:value="4" calcext:value-type="float">
            <text:p>4</text:p>
          </table:table-cell>
          <table:table-cell table:formula="of:=(45-[.L75])/45" office:value-type="float" office:value="0.911111111111111" calcext:value-type="float">
            <text:p>0.911</text:p>
          </table:table-cell>
        </table:table-row>
        <table:table-row table:style-name="ro1">
          <table:table-cell office:value-type="string" calcext:value-type="string">
            <text:p>training/user165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76])" office:value-type="float" office:value="600" calcext:value-type="float">
            <text:p>600</text:p>
          </table:table-cell>
          <table:table-cell table:formula="of:=MIN([.$C76])" office:value-type="float" office:value="1" calcext:value-type="float">
            <text:p>1</text:p>
          </table:table-cell>
          <table:table-cell table:formula="of:=MEDIAN([.$B76])" office:value-type="float" office:value="600" calcext:value-type="float">
            <text:p>600</text:p>
          </table:table-cell>
          <table:table-cell table:formula="of:=MEDIAN([.$C76])" office:value-type="float" office:value="1" calcext:value-type="float">
            <text:p>1</text:p>
          </table:table-cell>
          <table:table-cell table:formula="of:=MAX([.$B76])" office:value-type="float" office:value="600" calcext:value-type="float">
            <text:p>600</text:p>
          </table:table-cell>
          <table:table-cell table:formula="of:=MAX([.$C7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76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7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5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77])" office:value-type="float" office:value="600" calcext:value-type="float">
            <text:p>600</text:p>
          </table:table-cell>
          <table:table-cell table:formula="of:=MIN([.$C77])" office:value-type="float" office:value="1" calcext:value-type="float">
            <text:p>1</text:p>
          </table:table-cell>
          <table:table-cell table:formula="of:=MEDIAN([.$B77])" office:value-type="float" office:value="600" calcext:value-type="float">
            <text:p>600</text:p>
          </table:table-cell>
          <table:table-cell table:formula="of:=MEDIAN([.$C77])" office:value-type="float" office:value="1" calcext:value-type="float">
            <text:p>1</text:p>
          </table:table-cell>
          <table:table-cell table:formula="of:=MAX([.$B77])" office:value-type="float" office:value="600" calcext:value-type="float">
            <text:p>600</text:p>
          </table:table-cell>
          <table:table-cell table:formula="of:=MAX([.$C77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77])/45" office:value-type="float" office:value="0.377777777777778" calcext:value-type="float">
            <text:p>0.378</text:p>
          </table:table-cell>
          <table:table-cell office:value-type="float" office:value="16" calcext:value-type="float">
            <text:p>16</text:p>
          </table:table-cell>
          <table:table-cell table:formula="of:=(45-[.L77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66/aso/training_set.lp</text:p>
          </table:table-cell>
          <table:table-cell office:value-type="float" office:value="14.196" calcext:value-type="float">
            <text:p>14.196</text:p>
          </table:table-cell>
          <table:table-cell office:value-type="float" office:value="0" calcext:value-type="float">
            <text:p>0</text:p>
          </table:table-cell>
          <table:table-cell table:formula="of:=MIN([.$B78])" office:value-type="float" office:value="14.196" calcext:value-type="float">
            <text:p>14.196</text:p>
          </table:table-cell>
          <table:table-cell table:formula="of:=MIN([.$C78])" office:value-type="float" office:value="0" calcext:value-type="float">
            <text:p>0</text:p>
          </table:table-cell>
          <table:table-cell table:formula="of:=MEDIAN([.$B78])" office:value-type="float" office:value="14.196" calcext:value-type="float">
            <text:p>14.196</text:p>
          </table:table-cell>
          <table:table-cell table:formula="of:=MEDIAN([.$C78])" office:value-type="float" office:value="0" calcext:value-type="float">
            <text:p>0</text:p>
          </table:table-cell>
          <table:table-cell table:formula="of:=MAX([.$B78])" office:value-type="float" office:value="14.196" calcext:value-type="float">
            <text:p>14.196</text:p>
          </table:table-cell>
          <table:table-cell table:formula="of:=MAX([.$C78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78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7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79])" office:value-type="float" office:value="600" calcext:value-type="float">
            <text:p>600</text:p>
          </table:table-cell>
          <table:table-cell table:formula="of:=MIN([.$C79])" office:value-type="float" office:value="1" calcext:value-type="float">
            <text:p>1</text:p>
          </table:table-cell>
          <table:table-cell table:formula="of:=MEDIAN([.$B79])" office:value-type="float" office:value="600" calcext:value-type="float">
            <text:p>600</text:p>
          </table:table-cell>
          <table:table-cell table:formula="of:=MEDIAN([.$C79])" office:value-type="float" office:value="1" calcext:value-type="float">
            <text:p>1</text:p>
          </table:table-cell>
          <table:table-cell table:formula="of:=MAX([.$B79])" office:value-type="float" office:value="600" calcext:value-type="float">
            <text:p>600</text:p>
          </table:table-cell>
          <table:table-cell table:formula="of:=MAX([.$C79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79])/45"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formula="of:=(45-[.L7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80])" office:value-type="float" office:value="600" calcext:value-type="float">
            <text:p>600</text:p>
          </table:table-cell>
          <table:table-cell table:formula="of:=MIN([.$C80])" office:value-type="float" office:value="1" calcext:value-type="float">
            <text:p>1</text:p>
          </table:table-cell>
          <table:table-cell table:formula="of:=MEDIAN([.$B80])" office:value-type="float" office:value="600" calcext:value-type="float">
            <text:p>600</text:p>
          </table:table-cell>
          <table:table-cell table:formula="of:=MEDIAN([.$C80])" office:value-type="float" office:value="1" calcext:value-type="float">
            <text:p>1</text:p>
          </table:table-cell>
          <table:table-cell table:formula="of:=MAX([.$B80])" office:value-type="float" office:value="600" calcext:value-type="float">
            <text:p>600</text:p>
          </table:table-cell>
          <table:table-cell table:formula="of:=MAX([.$C80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80])/45" office:value-type="float" office:value="0.488888888888889" calcext:value-type="float">
            <text:p>0.489</text:p>
          </table:table-cell>
          <table:table-cell office:value-type="float" office:value="18" calcext:value-type="float">
            <text:p>18</text:p>
          </table:table-cell>
          <table:table-cell table:formula="of:=(45-[.L80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67/aso/training_set.lp</text:p>
          </table:table-cell>
          <table:table-cell office:value-type="float" office:value="15.548" calcext:value-type="float">
            <text:p>15.548</text:p>
          </table:table-cell>
          <table:table-cell office:value-type="float" office:value="0" calcext:value-type="float">
            <text:p>0</text:p>
          </table:table-cell>
          <table:table-cell table:formula="of:=MIN([.$B81])" office:value-type="float" office:value="15.548" calcext:value-type="float">
            <text:p>15.548</text:p>
          </table:table-cell>
          <table:table-cell table:formula="of:=MIN([.$C81])" office:value-type="float" office:value="0" calcext:value-type="float">
            <text:p>0</text:p>
          </table:table-cell>
          <table:table-cell table:formula="of:=MEDIAN([.$B81])" office:value-type="float" office:value="15.548" calcext:value-type="float">
            <text:p>15.548</text:p>
          </table:table-cell>
          <table:table-cell table:formula="of:=MEDIAN([.$C81])" office:value-type="float" office:value="0" calcext:value-type="float">
            <text:p>0</text:p>
          </table:table-cell>
          <table:table-cell table:formula="of:=MAX([.$B81])" office:value-type="float" office:value="15.548" calcext:value-type="float">
            <text:p>15.548</text:p>
          </table:table-cell>
          <table:table-cell table:formula="of:=MAX([.$C81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81])/45" office:value-type="float" office:value="0.2888888888888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table:formula="of:=(45-[.L8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7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82])" office:value-type="float" office:value="600" calcext:value-type="float">
            <text:p>600</text:p>
          </table:table-cell>
          <table:table-cell table:formula="of:=MIN([.$C82])" office:value-type="float" office:value="1" calcext:value-type="float">
            <text:p>1</text:p>
          </table:table-cell>
          <table:table-cell table:formula="of:=MEDIAN([.$B82])" office:value-type="float" office:value="600" calcext:value-type="float">
            <text:p>600</text:p>
          </table:table-cell>
          <table:table-cell table:formula="of:=MEDIAN([.$C82])" office:value-type="float" office:value="1" calcext:value-type="float">
            <text:p>1</text:p>
          </table:table-cell>
          <table:table-cell table:formula="of:=MAX([.$B82])" office:value-type="float" office:value="600" calcext:value-type="float">
            <text:p>600</text:p>
          </table:table-cell>
          <table:table-cell table:formula="of:=MAX([.$C82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82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8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7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83])" office:value-type="float" office:value="600" calcext:value-type="float">
            <text:p>600</text:p>
          </table:table-cell>
          <table:table-cell table:formula="of:=MIN([.$C83])" office:value-type="float" office:value="1" calcext:value-type="float">
            <text:p>1</text:p>
          </table:table-cell>
          <table:table-cell table:formula="of:=MEDIAN([.$B83])" office:value-type="float" office:value="600" calcext:value-type="float">
            <text:p>600</text:p>
          </table:table-cell>
          <table:table-cell table:formula="of:=MEDIAN([.$C83])" office:value-type="float" office:value="1" calcext:value-type="float">
            <text:p>1</text:p>
          </table:table-cell>
          <table:table-cell table:formula="of:=MAX([.$B83])" office:value-type="float" office:value="600" calcext:value-type="float">
            <text:p>600</text:p>
          </table:table-cell>
          <table:table-cell table:formula="of:=MAX([.$C83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83])/45" office:value-type="float" office:value="0.244444444444444" calcext:value-type="float">
            <text:p>0.244</text:p>
          </table:table-cell>
          <table:table-cell office:value-type="float" office:value="16" calcext:value-type="float">
            <text:p>16</text:p>
          </table:table-cell>
          <table:table-cell table:formula="of:=(45-[.L83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68/aso/training_set.lp</text:p>
          </table:table-cell>
          <table:table-cell office:value-type="float" office:value="21.4022" calcext:value-type="float">
            <text:p>21.4022</text:p>
          </table:table-cell>
          <table:table-cell office:value-type="float" office:value="0" calcext:value-type="float">
            <text:p>0</text:p>
          </table:table-cell>
          <table:table-cell table:formula="of:=MIN([.$B84])" office:value-type="float" office:value="21.4022" calcext:value-type="float">
            <text:p>21.4022</text:p>
          </table:table-cell>
          <table:table-cell table:formula="of:=MIN([.$C84])" office:value-type="float" office:value="0" calcext:value-type="float">
            <text:p>0</text:p>
          </table:table-cell>
          <table:table-cell table:formula="of:=MEDIAN([.$B84])" office:value-type="float" office:value="21.4022" calcext:value-type="float">
            <text:p>21.4022</text:p>
          </table:table-cell>
          <table:table-cell table:formula="of:=MEDIAN([.$C84])" office:value-type="float" office:value="0" calcext:value-type="float">
            <text:p>0</text:p>
          </table:table-cell>
          <table:table-cell table:formula="of:=MAX([.$B84])" office:value-type="float" office:value="21.4022" calcext:value-type="float">
            <text:p>21.4022</text:p>
          </table:table-cell>
          <table:table-cell table:formula="of:=MAX([.$C84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84])/45" office:value-type="float" office:value="0.488888888888889" calcext:value-type="float">
            <text:p>0.489</text:p>
          </table:table-cell>
          <table:table-cell office:value-type="float" office:value="1" calcext:value-type="float">
            <text:p>1</text:p>
          </table:table-cell>
          <table:table-cell table:formula="of:=(45-[.L84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68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85])" office:value-type="float" office:value="600" calcext:value-type="float">
            <text:p>600</text:p>
          </table:table-cell>
          <table:table-cell table:formula="of:=MIN([.$C85])" office:value-type="float" office:value="1" calcext:value-type="float">
            <text:p>1</text:p>
          </table:table-cell>
          <table:table-cell table:formula="of:=MEDIAN([.$B85])" office:value-type="float" office:value="600" calcext:value-type="float">
            <text:p>600</text:p>
          </table:table-cell>
          <table:table-cell table:formula="of:=MEDIAN([.$C85])" office:value-type="float" office:value="1" calcext:value-type="float">
            <text:p>1</text:p>
          </table:table-cell>
          <table:table-cell table:formula="of:=MAX([.$B85])" office:value-type="float" office:value="600" calcext:value-type="float">
            <text:p>600</text:p>
          </table:table-cell>
          <table:table-cell table:formula="of:=MAX([.$C85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85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8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68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86])" office:value-type="float" office:value="600" calcext:value-type="float">
            <text:p>600</text:p>
          </table:table-cell>
          <table:table-cell table:formula="of:=MIN([.$C86])" office:value-type="float" office:value="1" calcext:value-type="float">
            <text:p>1</text:p>
          </table:table-cell>
          <table:table-cell table:formula="of:=MEDIAN([.$B86])" office:value-type="float" office:value="600" calcext:value-type="float">
            <text:p>600</text:p>
          </table:table-cell>
          <table:table-cell table:formula="of:=MEDIAN([.$C86])" office:value-type="float" office:value="1" calcext:value-type="float">
            <text:p>1</text:p>
          </table:table-cell>
          <table:table-cell table:formula="of:=MAX([.$B86])" office:value-type="float" office:value="600" calcext:value-type="float">
            <text:p>600</text:p>
          </table:table-cell>
          <table:table-cell table:formula="of:=MAX([.$C86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86])/45" office:value-type="float" office:value="0.577777777777778" calcext:value-type="float">
            <text:p>0.578</text:p>
          </table:table-cell>
          <table:table-cell office:value-type="float" office:value="18" calcext:value-type="float">
            <text:p>18</text:p>
          </table:table-cell>
          <table:table-cell table:formula="of:=(45-[.L86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17/aso/training_set.lp</text:p>
          </table:table-cell>
          <table:table-cell office:value-type="float" office:value="16.6469" calcext:value-type="float">
            <text:p>16.6469</text:p>
          </table:table-cell>
          <table:table-cell office:value-type="float" office:value="0" calcext:value-type="float">
            <text:p>0</text:p>
          </table:table-cell>
          <table:table-cell table:formula="of:=MIN([.$B87])" office:value-type="float" office:value="16.6469" calcext:value-type="float">
            <text:p>16.6469</text:p>
          </table:table-cell>
          <table:table-cell table:formula="of:=MIN([.$C87])" office:value-type="float" office:value="0" calcext:value-type="float">
            <text:p>0</text:p>
          </table:table-cell>
          <table:table-cell table:formula="of:=MEDIAN([.$B87])" office:value-type="float" office:value="16.6469" calcext:value-type="float">
            <text:p>16.6469</text:p>
          </table:table-cell>
          <table:table-cell table:formula="of:=MEDIAN([.$C87])" office:value-type="float" office:value="0" calcext:value-type="float">
            <text:p>0</text:p>
          </table:table-cell>
          <table:table-cell table:formula="of:=MAX([.$B87])" office:value-type="float" office:value="16.6469" calcext:value-type="float">
            <text:p>16.6469</text:p>
          </table:table-cell>
          <table:table-cell table:formula="of:=MAX([.$C87])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(45-[.J87])/45" office:value-type="float" office:value="0.1555555555555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table:formula="of:=(45-[.L8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88])" office:value-type="float" office:value="600" calcext:value-type="float">
            <text:p>600</text:p>
          </table:table-cell>
          <table:table-cell table:formula="of:=MIN([.$C88])" office:value-type="float" office:value="1" calcext:value-type="float">
            <text:p>1</text:p>
          </table:table-cell>
          <table:table-cell table:formula="of:=MEDIAN([.$B88])" office:value-type="float" office:value="600" calcext:value-type="float">
            <text:p>600</text:p>
          </table:table-cell>
          <table:table-cell table:formula="of:=MEDIAN([.$C88])" office:value-type="float" office:value="1" calcext:value-type="float">
            <text:p>1</text:p>
          </table:table-cell>
          <table:table-cell table:formula="of:=MAX([.$B88])" office:value-type="float" office:value="600" calcext:value-type="float">
            <text:p>600</text:p>
          </table:table-cell>
          <table:table-cell table:formula="of:=MAX([.$C8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88])/45" office:value-type="float" office:value="0.377777777777778" calcext:value-type="float">
            <text:p>0.378</text:p>
          </table:table-cell>
          <table:table-cell office:value-type="float" office:value="0" calcext:value-type="float">
            <text:p>0</text:p>
          </table:table-cell>
          <table:table-cell table:formula="of:=(45-[.L8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89])" office:value-type="float" office:value="600" calcext:value-type="float">
            <text:p>600</text:p>
          </table:table-cell>
          <table:table-cell table:formula="of:=MIN([.$C89])" office:value-type="float" office:value="1" calcext:value-type="float">
            <text:p>1</text:p>
          </table:table-cell>
          <table:table-cell table:formula="of:=MEDIAN([.$B89])" office:value-type="float" office:value="600" calcext:value-type="float">
            <text:p>600</text:p>
          </table:table-cell>
          <table:table-cell table:formula="of:=MEDIAN([.$C89])" office:value-type="float" office:value="1" calcext:value-type="float">
            <text:p>1</text:p>
          </table:table-cell>
          <table:table-cell table:formula="of:=MAX([.$B89])" office:value-type="float" office:value="600" calcext:value-type="float">
            <text:p>600</text:p>
          </table:table-cell>
          <table:table-cell table:formula="of:=MAX([.$C89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89])/45" office:value-type="float" office:value="0.266666666666667" calcext:value-type="float">
            <text:p>0.267</text:p>
          </table:table-cell>
          <table:table-cell office:value-type="float" office:value="14" calcext:value-type="float">
            <text:p>14</text:p>
          </table:table-cell>
          <table:table-cell table:formula="of:=(45-[.L89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175/aso/training_set.lp</text:p>
          </table:table-cell>
          <table:table-cell office:value-type="float" office:value="14.9992" calcext:value-type="float">
            <text:p>14.9992</text:p>
          </table:table-cell>
          <table:table-cell office:value-type="float" office:value="0" calcext:value-type="float">
            <text:p>0</text:p>
          </table:table-cell>
          <table:table-cell table:formula="of:=MIN([.$B90])" office:value-type="float" office:value="14.9992" calcext:value-type="float">
            <text:p>14.9992</text:p>
          </table:table-cell>
          <table:table-cell table:formula="of:=MIN([.$C90])" office:value-type="float" office:value="0" calcext:value-type="float">
            <text:p>0</text:p>
          </table:table-cell>
          <table:table-cell table:formula="of:=MEDIAN([.$B90])" office:value-type="float" office:value="14.9992" calcext:value-type="float">
            <text:p>14.9992</text:p>
          </table:table-cell>
          <table:table-cell table:formula="of:=MEDIAN([.$C90])" office:value-type="float" office:value="0" calcext:value-type="float">
            <text:p>0</text:p>
          </table:table-cell>
          <table:table-cell table:formula="of:=MAX([.$B90])" office:value-type="float" office:value="14.9992" calcext:value-type="float">
            <text:p>14.9992</text:p>
          </table:table-cell>
          <table:table-cell table:formula="of:=MAX([.$C90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90])/45" office:value-type="float" office:value="0.2444444444444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table:formula="of:=(45-[.L9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5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91])" office:value-type="float" office:value="600" calcext:value-type="float">
            <text:p>600</text:p>
          </table:table-cell>
          <table:table-cell table:formula="of:=MIN([.$C91])" office:value-type="float" office:value="1" calcext:value-type="float">
            <text:p>1</text:p>
          </table:table-cell>
          <table:table-cell table:formula="of:=MEDIAN([.$B91])" office:value-type="float" office:value="600" calcext:value-type="float">
            <text:p>600</text:p>
          </table:table-cell>
          <table:table-cell table:formula="of:=MEDIAN([.$C91])" office:value-type="float" office:value="1" calcext:value-type="float">
            <text:p>1</text:p>
          </table:table-cell>
          <table:table-cell table:formula="of:=MAX([.$B91])" office:value-type="float" office:value="600" calcext:value-type="float">
            <text:p>600</text:p>
          </table:table-cell>
          <table:table-cell table:formula="of:=MAX([.$C91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91])/45" office:value-type="float" office:value="0.266666666666667" calcext:value-type="float">
            <text:p>0.267</text:p>
          </table:table-cell>
          <table:table-cell office:value-type="float" office:value="0" calcext:value-type="float">
            <text:p>0</text:p>
          </table:table-cell>
          <table:table-cell table:formula="of:=(45-[.L9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75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92])" office:value-type="float" office:value="600" calcext:value-type="float">
            <text:p>600</text:p>
          </table:table-cell>
          <table:table-cell table:formula="of:=MIN([.$C92])" office:value-type="float" office:value="1" calcext:value-type="float">
            <text:p>1</text:p>
          </table:table-cell>
          <table:table-cell table:formula="of:=MEDIAN([.$B92])" office:value-type="float" office:value="600" calcext:value-type="float">
            <text:p>600</text:p>
          </table:table-cell>
          <table:table-cell table:formula="of:=MEDIAN([.$C92])" office:value-type="float" office:value="1" calcext:value-type="float">
            <text:p>1</text:p>
          </table:table-cell>
          <table:table-cell table:formula="of:=MAX([.$B92])" office:value-type="float" office:value="600" calcext:value-type="float">
            <text:p>600</text:p>
          </table:table-cell>
          <table:table-cell table:formula="of:=MAX([.$C92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92])/45" office:value-type="float" office:value="0.266666666666667" calcext:value-type="float">
            <text:p>0.267</text:p>
          </table:table-cell>
          <table:table-cell office:value-type="float" office:value="16" calcext:value-type="float">
            <text:p>16</text:p>
          </table:table-cell>
          <table:table-cell table:formula="of:=(45-[.L92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84/aso/training_set.lp</text:p>
          </table:table-cell>
          <table:table-cell office:value-type="float" office:value="25.4474" calcext:value-type="float">
            <text:p>25.4474</text:p>
          </table:table-cell>
          <table:table-cell office:value-type="float" office:value="0" calcext:value-type="float">
            <text:p>0</text:p>
          </table:table-cell>
          <table:table-cell table:formula="of:=MIN([.$B93])" office:value-type="float" office:value="25.4474" calcext:value-type="float">
            <text:p>25.4474</text:p>
          </table:table-cell>
          <table:table-cell table:formula="of:=MIN([.$C93])" office:value-type="float" office:value="0" calcext:value-type="float">
            <text:p>0</text:p>
          </table:table-cell>
          <table:table-cell table:formula="of:=MEDIAN([.$B93])" office:value-type="float" office:value="25.4474" calcext:value-type="float">
            <text:p>25.4474</text:p>
          </table:table-cell>
          <table:table-cell table:formula="of:=MEDIAN([.$C93])" office:value-type="float" office:value="0" calcext:value-type="float">
            <text:p>0</text:p>
          </table:table-cell>
          <table:table-cell table:formula="of:=MAX([.$B93])" office:value-type="float" office:value="25.4474" calcext:value-type="float">
            <text:p>25.4474</text:p>
          </table:table-cell>
          <table:table-cell table:formula="of:=MAX([.$C93])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(45-[.J93])/45" office:value-type="float" office:value="0.533333333333333" calcext:value-type="float">
            <text:p>0.533</text:p>
          </table:table-cell>
          <table:table-cell office:value-type="float" office:value="1" calcext:value-type="float">
            <text:p>1</text:p>
          </table:table-cell>
          <table:table-cell table:formula="of:=(45-[.L93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84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94])" office:value-type="float" office:value="600" calcext:value-type="float">
            <text:p>600</text:p>
          </table:table-cell>
          <table:table-cell table:formula="of:=MIN([.$C94])" office:value-type="float" office:value="1" calcext:value-type="float">
            <text:p>1</text:p>
          </table:table-cell>
          <table:table-cell table:formula="of:=MEDIAN([.$B94])" office:value-type="float" office:value="600" calcext:value-type="float">
            <text:p>600</text:p>
          </table:table-cell>
          <table:table-cell table:formula="of:=MEDIAN([.$C94])" office:value-type="float" office:value="1" calcext:value-type="float">
            <text:p>1</text:p>
          </table:table-cell>
          <table:table-cell table:formula="of:=MAX([.$B94])" office:value-type="float" office:value="600" calcext:value-type="float">
            <text:p>600</text:p>
          </table:table-cell>
          <table:table-cell table:formula="of:=MAX([.$C94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94])/45" office:value-type="float" office:value="0.222222222222222" calcext:value-type="float">
            <text:p>0.222</text:p>
          </table:table-cell>
          <table:table-cell office:value-type="float" office:value="0" calcext:value-type="float">
            <text:p>0</text:p>
          </table:table-cell>
          <table:table-cell table:formula="of:=(45-[.L9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4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95])" office:value-type="float" office:value="600" calcext:value-type="float">
            <text:p>600</text:p>
          </table:table-cell>
          <table:table-cell table:formula="of:=MIN([.$C95])" office:value-type="float" office:value="1" calcext:value-type="float">
            <text:p>1</text:p>
          </table:table-cell>
          <table:table-cell table:formula="of:=MEDIAN([.$B95])" office:value-type="float" office:value="600" calcext:value-type="float">
            <text:p>600</text:p>
          </table:table-cell>
          <table:table-cell table:formula="of:=MEDIAN([.$C95])" office:value-type="float" office:value="1" calcext:value-type="float">
            <text:p>1</text:p>
          </table:table-cell>
          <table:table-cell table:formula="of:=MAX([.$B95])" office:value-type="float" office:value="600" calcext:value-type="float">
            <text:p>600</text:p>
          </table:table-cell>
          <table:table-cell table:formula="of:=MAX([.$C95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95])/45" office:value-type="float" office:value="0.311111111111111" calcext:value-type="float">
            <text:p>0.311</text:p>
          </table:table-cell>
          <table:table-cell office:value-type="float" office:value="17" calcext:value-type="float">
            <text:p>17</text:p>
          </table:table-cell>
          <table:table-cell table:formula="of:=(45-[.L95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88/aso/training_set.lp</text:p>
          </table:table-cell>
          <table:table-cell office:value-type="float" office:value="15.4108" calcext:value-type="float">
            <text:p>15.4108</text:p>
          </table:table-cell>
          <table:table-cell office:value-type="float" office:value="0" calcext:value-type="float">
            <text:p>0</text:p>
          </table:table-cell>
          <table:table-cell table:formula="of:=MIN([.$B96])" office:value-type="float" office:value="15.4108" calcext:value-type="float">
            <text:p>15.4108</text:p>
          </table:table-cell>
          <table:table-cell table:formula="of:=MIN([.$C96])" office:value-type="float" office:value="0" calcext:value-type="float">
            <text:p>0</text:p>
          </table:table-cell>
          <table:table-cell table:formula="of:=MEDIAN([.$B96])" office:value-type="float" office:value="15.4108" calcext:value-type="float">
            <text:p>15.4108</text:p>
          </table:table-cell>
          <table:table-cell table:formula="of:=MEDIAN([.$C96])" office:value-type="float" office:value="0" calcext:value-type="float">
            <text:p>0</text:p>
          </table:table-cell>
          <table:table-cell table:formula="of:=MAX([.$B96])" office:value-type="float" office:value="15.4108" calcext:value-type="float">
            <text:p>15.4108</text:p>
          </table:table-cell>
          <table:table-cell table:formula="of:=MAX([.$C96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96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9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8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97])" office:value-type="float" office:value="600" calcext:value-type="float">
            <text:p>600</text:p>
          </table:table-cell>
          <table:table-cell table:formula="of:=MIN([.$C97])" office:value-type="float" office:value="1" calcext:value-type="float">
            <text:p>1</text:p>
          </table:table-cell>
          <table:table-cell table:formula="of:=MEDIAN([.$B97])" office:value-type="float" office:value="600" calcext:value-type="float">
            <text:p>600</text:p>
          </table:table-cell>
          <table:table-cell table:formula="of:=MEDIAN([.$C97])" office:value-type="float" office:value="1" calcext:value-type="float">
            <text:p>1</text:p>
          </table:table-cell>
          <table:table-cell table:formula="of:=MAX([.$B97])" office:value-type="float" office:value="600" calcext:value-type="float">
            <text:p>600</text:p>
          </table:table-cell>
          <table:table-cell table:formula="of:=MAX([.$C97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97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9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8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98])" office:value-type="float" office:value="600" calcext:value-type="float">
            <text:p>600</text:p>
          </table:table-cell>
          <table:table-cell table:formula="of:=MIN([.$C98])" office:value-type="float" office:value="1" calcext:value-type="float">
            <text:p>1</text:p>
          </table:table-cell>
          <table:table-cell table:formula="of:=MEDIAN([.$B98])" office:value-type="float" office:value="600" calcext:value-type="float">
            <text:p>600</text:p>
          </table:table-cell>
          <table:table-cell table:formula="of:=MEDIAN([.$C98])" office:value-type="float" office:value="1" calcext:value-type="float">
            <text:p>1</text:p>
          </table:table-cell>
          <table:table-cell table:formula="of:=MAX([.$B98])" office:value-type="float" office:value="600" calcext:value-type="float">
            <text:p>600</text:p>
          </table:table-cell>
          <table:table-cell table:formula="of:=MAX([.$C98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98])/45" office:value-type="float" office:value="0.377777777777778" calcext:value-type="float">
            <text:p>0.378</text:p>
          </table:table-cell>
          <table:table-cell office:value-type="float" office:value="16" calcext:value-type="float">
            <text:p>16</text:p>
          </table:table-cell>
          <table:table-cell table:formula="of:=(45-[.L98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189/aso/training_set.lp</text:p>
          </table:table-cell>
          <table:table-cell office:value-type="float" office:value="29.4401" calcext:value-type="float">
            <text:p>29.4401</text:p>
          </table:table-cell>
          <table:table-cell office:value-type="float" office:value="0" calcext:value-type="float">
            <text:p>0</text:p>
          </table:table-cell>
          <table:table-cell table:formula="of:=MIN([.$B99])" office:value-type="float" office:value="29.4401" calcext:value-type="float">
            <text:p>29.4401</text:p>
          </table:table-cell>
          <table:table-cell table:formula="of:=MIN([.$C99])" office:value-type="float" office:value="0" calcext:value-type="float">
            <text:p>0</text:p>
          </table:table-cell>
          <table:table-cell table:formula="of:=MEDIAN([.$B99])" office:value-type="float" office:value="29.4401" calcext:value-type="float">
            <text:p>29.4401</text:p>
          </table:table-cell>
          <table:table-cell table:formula="of:=MEDIAN([.$C99])" office:value-type="float" office:value="0" calcext:value-type="float">
            <text:p>0</text:p>
          </table:table-cell>
          <table:table-cell table:formula="of:=MAX([.$B99])" office:value-type="float" office:value="29.4401" calcext:value-type="float">
            <text:p>29.4401</text:p>
          </table:table-cell>
          <table:table-cell table:formula="of:=MAX([.$C99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(45-[.J99])/45" office:value-type="float" office:value="0.244444444444444" calcext:value-type="float">
            <text:p>0.244</text:p>
          </table:table-cell>
          <table:table-cell office:value-type="float" office:value="1" calcext:value-type="float">
            <text:p>1</text:p>
          </table:table-cell>
          <table:table-cell table:formula="of:=(45-[.L9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189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00])" office:value-type="float" office:value="600" calcext:value-type="float">
            <text:p>600</text:p>
          </table:table-cell>
          <table:table-cell table:formula="of:=MIN([.$C100])" office:value-type="float" office:value="1" calcext:value-type="float">
            <text:p>1</text:p>
          </table:table-cell>
          <table:table-cell table:formula="of:=MEDIAN([.$B100])" office:value-type="float" office:value="600" calcext:value-type="float">
            <text:p>600</text:p>
          </table:table-cell>
          <table:table-cell table:formula="of:=MEDIAN([.$C100])" office:value-type="float" office:value="1" calcext:value-type="float">
            <text:p>1</text:p>
          </table:table-cell>
          <table:table-cell table:formula="of:=MAX([.$B100])" office:value-type="float" office:value="600" calcext:value-type="float">
            <text:p>600</text:p>
          </table:table-cell>
          <table:table-cell table:formula="of:=MAX([.$C100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00])/45" office:value-type="float" office:value="0.244444444444444" calcext:value-type="float">
            <text:p>0.244</text:p>
          </table:table-cell>
          <table:table-cell office:value-type="float" office:value="0" calcext:value-type="float">
            <text:p>0</text:p>
          </table:table-cell>
          <table:table-cell table:formula="of:=(45-[.L10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89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01])" office:value-type="float" office:value="600" calcext:value-type="float">
            <text:p>600</text:p>
          </table:table-cell>
          <table:table-cell table:formula="of:=MIN([.$C101])" office:value-type="float" office:value="1" calcext:value-type="float">
            <text:p>1</text:p>
          </table:table-cell>
          <table:table-cell table:formula="of:=MEDIAN([.$B101])" office:value-type="float" office:value="600" calcext:value-type="float">
            <text:p>600</text:p>
          </table:table-cell>
          <table:table-cell table:formula="of:=MEDIAN([.$C101])" office:value-type="float" office:value="1" calcext:value-type="float">
            <text:p>1</text:p>
          </table:table-cell>
          <table:table-cell table:formula="of:=MAX([.$B101])" office:value-type="float" office:value="600" calcext:value-type="float">
            <text:p>600</text:p>
          </table:table-cell>
          <table:table-cell table:formula="of:=MAX([.$C101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01])/45" office:value-type="float" office:value="0.244444444444444" calcext:value-type="float">
            <text:p>0.244</text:p>
          </table:table-cell>
          <table:table-cell office:value-type="float" office:value="10" calcext:value-type="float">
            <text:p>10</text:p>
          </table:table-cell>
          <table:table-cell table:formula="of:=(45-[.L101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193/aso/training_set.lp</text:p>
          </table:table-cell>
          <table:table-cell office:value-type="float" office:value="15.2616" calcext:value-type="float">
            <text:p>15.2616</text:p>
          </table:table-cell>
          <table:table-cell office:value-type="float" office:value="0" calcext:value-type="float">
            <text:p>0</text:p>
          </table:table-cell>
          <table:table-cell table:formula="of:=MIN([.$B102])" office:value-type="float" office:value="15.2616" calcext:value-type="float">
            <text:p>15.2616</text:p>
          </table:table-cell>
          <table:table-cell table:formula="of:=MIN([.$C102])" office:value-type="float" office:value="0" calcext:value-type="float">
            <text:p>0</text:p>
          </table:table-cell>
          <table:table-cell table:formula="of:=MEDIAN([.$B102])" office:value-type="float" office:value="15.2616" calcext:value-type="float">
            <text:p>15.2616</text:p>
          </table:table-cell>
          <table:table-cell table:formula="of:=MEDIAN([.$C102])" office:value-type="float" office:value="0" calcext:value-type="float">
            <text:p>0</text:p>
          </table:table-cell>
          <table:table-cell table:formula="of:=MAX([.$B102])" office:value-type="float" office:value="15.2616" calcext:value-type="float">
            <text:p>15.2616</text:p>
          </table:table-cell>
          <table:table-cell table:formula="of:=MAX([.$C102])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(45-[.J102])/45" office:value-type="float" office:value="0.444444444444444" calcext:value-type="float">
            <text:p>0.444</text:p>
          </table:table-cell>
          <table:table-cell office:value-type="float" office:value="3" calcext:value-type="float">
            <text:p>3</text:p>
          </table:table-cell>
          <table:table-cell table:formula="of:=(45-[.L102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3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03])" office:value-type="float" office:value="600" calcext:value-type="float">
            <text:p>600</text:p>
          </table:table-cell>
          <table:table-cell table:formula="of:=MIN([.$C103])" office:value-type="float" office:value="1" calcext:value-type="float">
            <text:p>1</text:p>
          </table:table-cell>
          <table:table-cell table:formula="of:=MEDIAN([.$B103])" office:value-type="float" office:value="600" calcext:value-type="float">
            <text:p>600</text:p>
          </table:table-cell>
          <table:table-cell table:formula="of:=MEDIAN([.$C103])" office:value-type="float" office:value="1" calcext:value-type="float">
            <text:p>1</text:p>
          </table:table-cell>
          <table:table-cell table:formula="of:=MAX([.$B103])" office:value-type="float" office:value="600" calcext:value-type="float">
            <text:p>600</text:p>
          </table:table-cell>
          <table:table-cell table:formula="of:=MAX([.$C103])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(45-[.J103])/45" office:value-type="float" office:value="0.266666666666667" calcext:value-type="float">
            <text:p>0.267</text:p>
          </table:table-cell>
          <table:table-cell office:value-type="float" office:value="3" calcext:value-type="float">
            <text:p>3</text:p>
          </table:table-cell>
          <table:table-cell table:formula="of:=(45-[.L10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193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04])" office:value-type="float" office:value="600" calcext:value-type="float">
            <text:p>600</text:p>
          </table:table-cell>
          <table:table-cell table:formula="of:=MIN([.$C104])" office:value-type="float" office:value="1" calcext:value-type="float">
            <text:p>1</text:p>
          </table:table-cell>
          <table:table-cell table:formula="of:=MEDIAN([.$B104])" office:value-type="float" office:value="600" calcext:value-type="float">
            <text:p>600</text:p>
          </table:table-cell>
          <table:table-cell table:formula="of:=MEDIAN([.$C104])" office:value-type="float" office:value="1" calcext:value-type="float">
            <text:p>1</text:p>
          </table:table-cell>
          <table:table-cell table:formula="of:=MAX([.$B104])" office:value-type="float" office:value="600" calcext:value-type="float">
            <text:p>600</text:p>
          </table:table-cell>
          <table:table-cell table:formula="of:=MAX([.$C104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04])/45" office:value-type="float" office:value="0.244444444444444" calcext:value-type="float">
            <text:p>0.244</text:p>
          </table:table-cell>
          <table:table-cell office:value-type="float" office:value="17" calcext:value-type="float">
            <text:p>17</text:p>
          </table:table-cell>
          <table:table-cell table:formula="of:=(45-[.L104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196/aso/training_set.lp</text:p>
          </table:table-cell>
          <table:table-cell office:value-type="float" office:value="15.6073" calcext:value-type="float">
            <text:p>15.6073</text:p>
          </table:table-cell>
          <table:table-cell office:value-type="float" office:value="0" calcext:value-type="float">
            <text:p>0</text:p>
          </table:table-cell>
          <table:table-cell table:formula="of:=MIN([.$B105])" office:value-type="float" office:value="15.6073" calcext:value-type="float">
            <text:p>15.6073</text:p>
          </table:table-cell>
          <table:table-cell table:formula="of:=MIN([.$C105])" office:value-type="float" office:value="0" calcext:value-type="float">
            <text:p>0</text:p>
          </table:table-cell>
          <table:table-cell table:formula="of:=MEDIAN([.$B105])" office:value-type="float" office:value="15.6073" calcext:value-type="float">
            <text:p>15.6073</text:p>
          </table:table-cell>
          <table:table-cell table:formula="of:=MEDIAN([.$C105])" office:value-type="float" office:value="0" calcext:value-type="float">
            <text:p>0</text:p>
          </table:table-cell>
          <table:table-cell table:formula="of:=MAX([.$B105])" office:value-type="float" office:value="15.6073" calcext:value-type="float">
            <text:p>15.6073</text:p>
          </table:table-cell>
          <table:table-cell table:formula="of:=MAX([.$C105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105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0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9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06])" office:value-type="float" office:value="600" calcext:value-type="float">
            <text:p>600</text:p>
          </table:table-cell>
          <table:table-cell table:formula="of:=MIN([.$C106])" office:value-type="float" office:value="1" calcext:value-type="float">
            <text:p>1</text:p>
          </table:table-cell>
          <table:table-cell table:formula="of:=MEDIAN([.$B106])" office:value-type="float" office:value="600" calcext:value-type="float">
            <text:p>600</text:p>
          </table:table-cell>
          <table:table-cell table:formula="of:=MEDIAN([.$C106])" office:value-type="float" office:value="1" calcext:value-type="float">
            <text:p>1</text:p>
          </table:table-cell>
          <table:table-cell table:formula="of:=MAX([.$B106])" office:value-type="float" office:value="600" calcext:value-type="float">
            <text:p>600</text:p>
          </table:table-cell>
          <table:table-cell table:formula="of:=MAX([.$C106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06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0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19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07])" office:value-type="float" office:value="600" calcext:value-type="float">
            <text:p>600</text:p>
          </table:table-cell>
          <table:table-cell table:formula="of:=MIN([.$C107])" office:value-type="float" office:value="1" calcext:value-type="float">
            <text:p>1</text:p>
          </table:table-cell>
          <table:table-cell table:formula="of:=MEDIAN([.$B107])" office:value-type="float" office:value="600" calcext:value-type="float">
            <text:p>600</text:p>
          </table:table-cell>
          <table:table-cell table:formula="of:=MEDIAN([.$C107])" office:value-type="float" office:value="1" calcext:value-type="float">
            <text:p>1</text:p>
          </table:table-cell>
          <table:table-cell table:formula="of:=MAX([.$B107])" office:value-type="float" office:value="600" calcext:value-type="float">
            <text:p>600</text:p>
          </table:table-cell>
          <table:table-cell table:formula="of:=MAX([.$C107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07])/45" office:value-type="float" office:value="0.177777777777778" calcext:value-type="float">
            <text:p>0.178</text:p>
          </table:table-cell>
          <table:table-cell office:value-type="float" office:value="18" calcext:value-type="float">
            <text:p>18</text:p>
          </table:table-cell>
          <table:table-cell table:formula="of:=(45-[.L107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2/aso/training_set.lp</text:p>
          </table:table-cell>
          <table:table-cell office:value-type="float" office:value="16.8352" calcext:value-type="float">
            <text:p>16.8352</text:p>
          </table:table-cell>
          <table:table-cell office:value-type="float" office:value="0" calcext:value-type="float">
            <text:p>0</text:p>
          </table:table-cell>
          <table:table-cell table:formula="of:=MIN([.$B108])" office:value-type="float" office:value="16.8352" calcext:value-type="float">
            <text:p>16.8352</text:p>
          </table:table-cell>
          <table:table-cell table:formula="of:=MIN([.$C108])" office:value-type="float" office:value="0" calcext:value-type="float">
            <text:p>0</text:p>
          </table:table-cell>
          <table:table-cell table:formula="of:=MEDIAN([.$B108])" office:value-type="float" office:value="16.8352" calcext:value-type="float">
            <text:p>16.8352</text:p>
          </table:table-cell>
          <table:table-cell table:formula="of:=MEDIAN([.$C108])" office:value-type="float" office:value="0" calcext:value-type="float">
            <text:p>0</text:p>
          </table:table-cell>
          <table:table-cell table:formula="of:=MAX([.$B108])" office:value-type="float" office:value="16.8352" calcext:value-type="float">
            <text:p>16.8352</text:p>
          </table:table-cell>
          <table:table-cell table:formula="of:=MAX([.$C108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108])/45" office:value-type="float" office:value="0.2888888888888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table:formula="of:=(45-[.L10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2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09])" office:value-type="float" office:value="600" calcext:value-type="float">
            <text:p>600</text:p>
          </table:table-cell>
          <table:table-cell table:formula="of:=MIN([.$C109])" office:value-type="float" office:value="1" calcext:value-type="float">
            <text:p>1</text:p>
          </table:table-cell>
          <table:table-cell table:formula="of:=MEDIAN([.$B109])" office:value-type="float" office:value="600" calcext:value-type="float">
            <text:p>600</text:p>
          </table:table-cell>
          <table:table-cell table:formula="of:=MEDIAN([.$C109])" office:value-type="float" office:value="1" calcext:value-type="float">
            <text:p>1</text:p>
          </table:table-cell>
          <table:table-cell table:formula="of:=MAX([.$B109])" office:value-type="float" office:value="600" calcext:value-type="float">
            <text:p>600</text:p>
          </table:table-cell>
          <table:table-cell table:formula="of:=MAX([.$C109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09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0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2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10])" office:value-type="float" office:value="600" calcext:value-type="float">
            <text:p>600</text:p>
          </table:table-cell>
          <table:table-cell table:formula="of:=MIN([.$C110])" office:value-type="float" office:value="1" calcext:value-type="float">
            <text:p>1</text:p>
          </table:table-cell>
          <table:table-cell table:formula="of:=MEDIAN([.$B110])" office:value-type="float" office:value="600" calcext:value-type="float">
            <text:p>600</text:p>
          </table:table-cell>
          <table:table-cell table:formula="of:=MEDIAN([.$C110])" office:value-type="float" office:value="1" calcext:value-type="float">
            <text:p>1</text:p>
          </table:table-cell>
          <table:table-cell table:formula="of:=MAX([.$B110])" office:value-type="float" office:value="600" calcext:value-type="float">
            <text:p>600</text:p>
          </table:table-cell>
          <table:table-cell table:formula="of:=MAX([.$C110])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(45-[.J110])/45" office:value-type="float" office:value="0.2" calcext:value-type="float">
            <text:p>0.200</text:p>
          </table:table-cell>
          <table:table-cell office:value-type="float" office:value="12" calcext:value-type="float">
            <text:p>12</text:p>
          </table:table-cell>
          <table:table-cell table:formula="of:=(45-[.L110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29/aso/training_set.lp</text:p>
          </table:table-cell>
          <table:table-cell office:value-type="float" office:value="13.2295" calcext:value-type="float">
            <text:p>13.2295</text:p>
          </table:table-cell>
          <table:table-cell office:value-type="float" office:value="0" calcext:value-type="float">
            <text:p>0</text:p>
          </table:table-cell>
          <table:table-cell table:formula="of:=MIN([.$B111])" office:value-type="float" office:value="13.2295" calcext:value-type="float">
            <text:p>13.2295</text:p>
          </table:table-cell>
          <table:table-cell table:formula="of:=MIN([.$C111])" office:value-type="float" office:value="0" calcext:value-type="float">
            <text:p>0</text:p>
          </table:table-cell>
          <table:table-cell table:formula="of:=MEDIAN([.$B111])" office:value-type="float" office:value="13.2295" calcext:value-type="float">
            <text:p>13.2295</text:p>
          </table:table-cell>
          <table:table-cell table:formula="of:=MEDIAN([.$C111])" office:value-type="float" office:value="0" calcext:value-type="float">
            <text:p>0</text:p>
          </table:table-cell>
          <table:table-cell table:formula="of:=MAX([.$B111])" office:value-type="float" office:value="13.2295" calcext:value-type="float">
            <text:p>13.2295</text:p>
          </table:table-cell>
          <table:table-cell table:formula="of:=MAX([.$C111])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(45-[.J111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11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29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12])" office:value-type="float" office:value="600" calcext:value-type="float">
            <text:p>600</text:p>
          </table:table-cell>
          <table:table-cell table:formula="of:=MIN([.$C112])" office:value-type="float" office:value="1" calcext:value-type="float">
            <text:p>1</text:p>
          </table:table-cell>
          <table:table-cell table:formula="of:=MEDIAN([.$B112])" office:value-type="float" office:value="600" calcext:value-type="float">
            <text:p>600</text:p>
          </table:table-cell>
          <table:table-cell table:formula="of:=MEDIAN([.$C112])" office:value-type="float" office:value="1" calcext:value-type="float">
            <text:p>1</text:p>
          </table:table-cell>
          <table:table-cell table:formula="of:=MAX([.$B112])" office:value-type="float" office:value="600" calcext:value-type="float">
            <text:p>600</text:p>
          </table:table-cell>
          <table:table-cell table:formula="of:=MAX([.$C112])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(45-[.J112])/45" office:value-type="float" office:value="0.177777777777778" calcext:value-type="float">
            <text:p>0.178</text:p>
          </table:table-cell>
          <table:table-cell office:value-type="float" office:value="0" calcext:value-type="float">
            <text:p>0</text:p>
          </table:table-cell>
          <table:table-cell table:formula="of:=(45-[.L11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29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13])" office:value-type="float" office:value="600" calcext:value-type="float">
            <text:p>600</text:p>
          </table:table-cell>
          <table:table-cell table:formula="of:=MIN([.$C113])" office:value-type="float" office:value="1" calcext:value-type="float">
            <text:p>1</text:p>
          </table:table-cell>
          <table:table-cell table:formula="of:=MEDIAN([.$B113])" office:value-type="float" office:value="600" calcext:value-type="float">
            <text:p>600</text:p>
          </table:table-cell>
          <table:table-cell table:formula="of:=MEDIAN([.$C113])" office:value-type="float" office:value="1" calcext:value-type="float">
            <text:p>1</text:p>
          </table:table-cell>
          <table:table-cell table:formula="of:=MAX([.$B113])" office:value-type="float" office:value="600" calcext:value-type="float">
            <text:p>600</text:p>
          </table:table-cell>
          <table:table-cell table:formula="of:=MAX([.$C113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13])/45" office:value-type="float" office:value="0.488888888888889" calcext:value-type="float">
            <text:p>0.489</text:p>
          </table:table-cell>
          <table:table-cell office:value-type="float" office:value="15" calcext:value-type="float">
            <text:p>15</text:p>
          </table:table-cell>
          <table:table-cell table:formula="of:=(45-[.L113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34/aso/training_set.lp</text:p>
          </table:table-cell>
          <table:table-cell office:value-type="float" office:value="15.7848" calcext:value-type="float">
            <text:p>15.7848</text:p>
          </table:table-cell>
          <table:table-cell office:value-type="float" office:value="0" calcext:value-type="float">
            <text:p>0</text:p>
          </table:table-cell>
          <table:table-cell table:formula="of:=MIN([.$B114])" office:value-type="float" office:value="15.7848" calcext:value-type="float">
            <text:p>15.7848</text:p>
          </table:table-cell>
          <table:table-cell table:formula="of:=MIN([.$C114])" office:value-type="float" office:value="0" calcext:value-type="float">
            <text:p>0</text:p>
          </table:table-cell>
          <table:table-cell table:formula="of:=MEDIAN([.$B114])" office:value-type="float" office:value="15.7848" calcext:value-type="float">
            <text:p>15.7848</text:p>
          </table:table-cell>
          <table:table-cell table:formula="of:=MEDIAN([.$C114])" office:value-type="float" office:value="0" calcext:value-type="float">
            <text:p>0</text:p>
          </table:table-cell>
          <table:table-cell table:formula="of:=MAX([.$B114])" office:value-type="float" office:value="15.7848" calcext:value-type="float">
            <text:p>15.7848</text:p>
          </table:table-cell>
          <table:table-cell table:formula="of:=MAX([.$C114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14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11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4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15])" office:value-type="float" office:value="600" calcext:value-type="float">
            <text:p>600</text:p>
          </table:table-cell>
          <table:table-cell table:formula="of:=MIN([.$C115])" office:value-type="float" office:value="1" calcext:value-type="float">
            <text:p>1</text:p>
          </table:table-cell>
          <table:table-cell table:formula="of:=MEDIAN([.$B115])" office:value-type="float" office:value="600" calcext:value-type="float">
            <text:p>600</text:p>
          </table:table-cell>
          <table:table-cell table:formula="of:=MEDIAN([.$C115])" office:value-type="float" office:value="1" calcext:value-type="float">
            <text:p>1</text:p>
          </table:table-cell>
          <table:table-cell table:formula="of:=MAX([.$B115])" office:value-type="float" office:value="600" calcext:value-type="float">
            <text:p>600</text:p>
          </table:table-cell>
          <table:table-cell table:formula="of:=MAX([.$C115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15])/45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45-[.L11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4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16])" office:value-type="float" office:value="600" calcext:value-type="float">
            <text:p>600</text:p>
          </table:table-cell>
          <table:table-cell table:formula="of:=MIN([.$C116])" office:value-type="float" office:value="1" calcext:value-type="float">
            <text:p>1</text:p>
          </table:table-cell>
          <table:table-cell table:formula="of:=MEDIAN([.$B116])" office:value-type="float" office:value="600" calcext:value-type="float">
            <text:p>600</text:p>
          </table:table-cell>
          <table:table-cell table:formula="of:=MEDIAN([.$C116])" office:value-type="float" office:value="1" calcext:value-type="float">
            <text:p>1</text:p>
          </table:table-cell>
          <table:table-cell table:formula="of:=MAX([.$B116])" office:value-type="float" office:value="600" calcext:value-type="float">
            <text:p>600</text:p>
          </table:table-cell>
          <table:table-cell table:formula="of:=MAX([.$C116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16])/45" office:value-type="float" office:value="0.555555555555556" calcext:value-type="float">
            <text:p>0.556</text:p>
          </table:table-cell>
          <table:table-cell office:value-type="float" office:value="12" calcext:value-type="float">
            <text:p>12</text:p>
          </table:table-cell>
          <table:table-cell table:formula="of:=(45-[.L116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37/aso/training_set.lp</text:p>
          </table:table-cell>
          <table:table-cell office:value-type="float" office:value="13.965" calcext:value-type="float">
            <text:p>13.965</text:p>
          </table:table-cell>
          <table:table-cell office:value-type="float" office:value="0" calcext:value-type="float">
            <text:p>0</text:p>
          </table:table-cell>
          <table:table-cell table:formula="of:=MIN([.$B117])" office:value-type="float" office:value="13.965" calcext:value-type="float">
            <text:p>13.965</text:p>
          </table:table-cell>
          <table:table-cell table:formula="of:=MIN([.$C117])" office:value-type="float" office:value="0" calcext:value-type="float">
            <text:p>0</text:p>
          </table:table-cell>
          <table:table-cell table:formula="of:=MEDIAN([.$B117])" office:value-type="float" office:value="13.965" calcext:value-type="float">
            <text:p>13.965</text:p>
          </table:table-cell>
          <table:table-cell table:formula="of:=MEDIAN([.$C117])" office:value-type="float" office:value="0" calcext:value-type="float">
            <text:p>0</text:p>
          </table:table-cell>
          <table:table-cell table:formula="of:=MAX([.$B117])" office:value-type="float" office:value="13.965" calcext:value-type="float">
            <text:p>13.965</text:p>
          </table:table-cell>
          <table:table-cell table:formula="of:=MAX([.$C117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17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11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7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18])" office:value-type="float" office:value="600" calcext:value-type="float">
            <text:p>600</text:p>
          </table:table-cell>
          <table:table-cell table:formula="of:=MIN([.$C118])" office:value-type="float" office:value="1" calcext:value-type="float">
            <text:p>1</text:p>
          </table:table-cell>
          <table:table-cell table:formula="of:=MEDIAN([.$B118])" office:value-type="float" office:value="600" calcext:value-type="float">
            <text:p>600</text:p>
          </table:table-cell>
          <table:table-cell table:formula="of:=MEDIAN([.$C118])" office:value-type="float" office:value="1" calcext:value-type="float">
            <text:p>1</text:p>
          </table:table-cell>
          <table:table-cell table:formula="of:=MAX([.$B118])" office:value-type="float" office:value="600" calcext:value-type="float">
            <text:p>600</text:p>
          </table:table-cell>
          <table:table-cell table:formula="of:=MAX([.$C118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18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11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37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19])" office:value-type="float" office:value="600" calcext:value-type="float">
            <text:p>600</text:p>
          </table:table-cell>
          <table:table-cell table:formula="of:=MIN([.$C119])" office:value-type="float" office:value="1" calcext:value-type="float">
            <text:p>1</text:p>
          </table:table-cell>
          <table:table-cell table:formula="of:=MEDIAN([.$B119])" office:value-type="float" office:value="600" calcext:value-type="float">
            <text:p>600</text:p>
          </table:table-cell>
          <table:table-cell table:formula="of:=MEDIAN([.$C119])" office:value-type="float" office:value="1" calcext:value-type="float">
            <text:p>1</text:p>
          </table:table-cell>
          <table:table-cell table:formula="of:=MAX([.$B119])" office:value-type="float" office:value="600" calcext:value-type="float">
            <text:p>600</text:p>
          </table:table-cell>
          <table:table-cell table:formula="of:=MAX([.$C119])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(45-[.J119])/45" office:value-type="float" office:value="0.333333333333333" calcext:value-type="float">
            <text:p>0.333</text:p>
          </table:table-cell>
          <table:table-cell office:value-type="float" office:value="12" calcext:value-type="float">
            <text:p>12</text:p>
          </table:table-cell>
          <table:table-cell table:formula="of:=(45-[.L119])/45" office:value-type="float" office:value="0.733333333333333" calcext:value-type="float">
            <text:p>0.733</text:p>
          </table:table-cell>
        </table:table-row>
        <table:table-row table:style-name="ro1">
          <table:table-cell office:value-type="string" calcext:value-type="string">
            <text:p>training/user4/aso/training_set.lp</text:p>
          </table:table-cell>
          <table:table-cell office:value-type="float" office:value="29.13" calcext:value-type="float">
            <text:p>29.13</text:p>
          </table:table-cell>
          <table:table-cell office:value-type="float" office:value="0" calcext:value-type="float">
            <text:p>0</text:p>
          </table:table-cell>
          <table:table-cell table:formula="of:=MIN([.$B120])" office:value-type="float" office:value="29.13" calcext:value-type="float">
            <text:p>29.13</text:p>
          </table:table-cell>
          <table:table-cell table:formula="of:=MIN([.$C120])" office:value-type="float" office:value="0" calcext:value-type="float">
            <text:p>0</text:p>
          </table:table-cell>
          <table:table-cell table:formula="of:=MEDIAN([.$B120])" office:value-type="float" office:value="29.13" calcext:value-type="float">
            <text:p>29.13</text:p>
          </table:table-cell>
          <table:table-cell table:formula="of:=MEDIAN([.$C120])" office:value-type="float" office:value="0" calcext:value-type="float">
            <text:p>0</text:p>
          </table:table-cell>
          <table:table-cell table:formula="of:=MAX([.$B120])" office:value-type="float" office:value="29.13" calcext:value-type="float">
            <text:p>29.13</text:p>
          </table:table-cell>
          <table:table-cell table:formula="of:=MAX([.$C120])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(45-[.J120])/45" office:value-type="float" office:value="0.4" calcext:value-type="float">
            <text:p>0.400</text:p>
          </table:table-cell>
          <table:table-cell office:value-type="float" office:value="1" calcext:value-type="float">
            <text:p>1</text:p>
          </table:table-cell>
          <table:table-cell table:formula="of:=(45-[.L120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21])" office:value-type="float" office:value="600" calcext:value-type="float">
            <text:p>600</text:p>
          </table:table-cell>
          <table:table-cell table:formula="of:=MIN([.$C121])" office:value-type="float" office:value="1" calcext:value-type="float">
            <text:p>1</text:p>
          </table:table-cell>
          <table:table-cell table:formula="of:=MEDIAN([.$B121])" office:value-type="float" office:value="600" calcext:value-type="float">
            <text:p>600</text:p>
          </table:table-cell>
          <table:table-cell table:formula="of:=MEDIAN([.$C121])" office:value-type="float" office:value="1" calcext:value-type="float">
            <text:p>1</text:p>
          </table:table-cell>
          <table:table-cell table:formula="of:=MAX([.$B121])" office:value-type="float" office:value="600" calcext:value-type="float">
            <text:p>600</text:p>
          </table:table-cell>
          <table:table-cell table:formula="of:=MAX([.$C121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1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12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22])" office:value-type="float" office:value="600" calcext:value-type="float">
            <text:p>600</text:p>
          </table:table-cell>
          <table:table-cell table:formula="of:=MIN([.$C122])" office:value-type="float" office:value="1" calcext:value-type="float">
            <text:p>1</text:p>
          </table:table-cell>
          <table:table-cell table:formula="of:=MEDIAN([.$B122])" office:value-type="float" office:value="600" calcext:value-type="float">
            <text:p>600</text:p>
          </table:table-cell>
          <table:table-cell table:formula="of:=MEDIAN([.$C122])" office:value-type="float" office:value="1" calcext:value-type="float">
            <text:p>1</text:p>
          </table:table-cell>
          <table:table-cell table:formula="of:=MAX([.$B122])" office:value-type="float" office:value="600" calcext:value-type="float">
            <text:p>600</text:p>
          </table:table-cell>
          <table:table-cell table:formula="of:=MAX([.$C122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22])/45" office:value-type="float" office:value="0.466666666666667" calcext:value-type="float">
            <text:p>0.467</text:p>
          </table:table-cell>
          <table:table-cell office:value-type="float" office:value="15" calcext:value-type="float">
            <text:p>15</text:p>
          </table:table-cell>
          <table:table-cell table:formula="of:=(45-[.L122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44/aso/training_set.lp</text:p>
          </table:table-cell>
          <table:table-cell office:value-type="float" office:value="16.7754" calcext:value-type="float">
            <text:p>16.7754</text:p>
          </table:table-cell>
          <table:table-cell office:value-type="float" office:value="0" calcext:value-type="float">
            <text:p>0</text:p>
          </table:table-cell>
          <table:table-cell table:formula="of:=MIN([.$B123])" office:value-type="float" office:value="16.7754" calcext:value-type="float">
            <text:p>16.7754</text:p>
          </table:table-cell>
          <table:table-cell table:formula="of:=MIN([.$C123])" office:value-type="float" office:value="0" calcext:value-type="float">
            <text:p>0</text:p>
          </table:table-cell>
          <table:table-cell table:formula="of:=MEDIAN([.$B123])" office:value-type="float" office:value="16.7754" calcext:value-type="float">
            <text:p>16.7754</text:p>
          </table:table-cell>
          <table:table-cell table:formula="of:=MEDIAN([.$C123])" office:value-type="float" office:value="0" calcext:value-type="float">
            <text:p>0</text:p>
          </table:table-cell>
          <table:table-cell table:formula="of:=MAX([.$B123])" office:value-type="float" office:value="16.7754" calcext:value-type="float">
            <text:p>16.7754</text:p>
          </table:table-cell>
          <table:table-cell table:formula="of:=MAX([.$C123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23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2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4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24])" office:value-type="float" office:value="600" calcext:value-type="float">
            <text:p>600</text:p>
          </table:table-cell>
          <table:table-cell table:formula="of:=MIN([.$C124])" office:value-type="float" office:value="1" calcext:value-type="float">
            <text:p>1</text:p>
          </table:table-cell>
          <table:table-cell table:formula="of:=MEDIAN([.$B124])" office:value-type="float" office:value="600" calcext:value-type="float">
            <text:p>600</text:p>
          </table:table-cell>
          <table:table-cell table:formula="of:=MEDIAN([.$C124])" office:value-type="float" office:value="1" calcext:value-type="float">
            <text:p>1</text:p>
          </table:table-cell>
          <table:table-cell table:formula="of:=MAX([.$B124])" office:value-type="float" office:value="600" calcext:value-type="float">
            <text:p>600</text:p>
          </table:table-cell>
          <table:table-cell table:formula="of:=MAX([.$C124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24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12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4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25])" office:value-type="float" office:value="600" calcext:value-type="float">
            <text:p>600</text:p>
          </table:table-cell>
          <table:table-cell table:formula="of:=MIN([.$C125])" office:value-type="float" office:value="1" calcext:value-type="float">
            <text:p>1</text:p>
          </table:table-cell>
          <table:table-cell table:formula="of:=MEDIAN([.$B125])" office:value-type="float" office:value="600" calcext:value-type="float">
            <text:p>600</text:p>
          </table:table-cell>
          <table:table-cell table:formula="of:=MEDIAN([.$C125])" office:value-type="float" office:value="1" calcext:value-type="float">
            <text:p>1</text:p>
          </table:table-cell>
          <table:table-cell table:formula="of:=MAX([.$B125])" office:value-type="float" office:value="600" calcext:value-type="float">
            <text:p>600</text:p>
          </table:table-cell>
          <table:table-cell table:formula="of:=MAX([.$C125])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45-[.J125])/45" office:value-type="float" office:value="0.288888888888889" calcext:value-type="float">
            <text:p>0.289</text:p>
          </table:table-cell>
          <table:table-cell office:value-type="float" office:value="15" calcext:value-type="float">
            <text:p>15</text:p>
          </table:table-cell>
          <table:table-cell table:formula="of:=(45-[.L125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46/aso/training_set.lp</text:p>
          </table:table-cell>
          <table:table-cell office:value-type="float" office:value="20.156" calcext:value-type="float">
            <text:p>20.156</text:p>
          </table:table-cell>
          <table:table-cell office:value-type="float" office:value="0" calcext:value-type="float">
            <text:p>0</text:p>
          </table:table-cell>
          <table:table-cell table:formula="of:=MIN([.$B126])" office:value-type="float" office:value="20.156" calcext:value-type="float">
            <text:p>20.156</text:p>
          </table:table-cell>
          <table:table-cell table:formula="of:=MIN([.$C126])" office:value-type="float" office:value="0" calcext:value-type="float">
            <text:p>0</text:p>
          </table:table-cell>
          <table:table-cell table:formula="of:=MEDIAN([.$B126])" office:value-type="float" office:value="20.156" calcext:value-type="float">
            <text:p>20.156</text:p>
          </table:table-cell>
          <table:table-cell table:formula="of:=MEDIAN([.$C126])" office:value-type="float" office:value="0" calcext:value-type="float">
            <text:p>0</text:p>
          </table:table-cell>
          <table:table-cell table:formula="of:=MAX([.$B126])" office:value-type="float" office:value="20.156" calcext:value-type="float">
            <text:p>20.156</text:p>
          </table:table-cell>
          <table:table-cell table:formula="of:=MAX([.$C126])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(45-[.J126])/45" office:value-type="float" office:value="0.577777777777778" calcext:value-type="float">
            <text:p>0.578</text:p>
          </table:table-cell>
          <table:table-cell office:value-type="float" office:value="1" calcext:value-type="float">
            <text:p>1</text:p>
          </table:table-cell>
          <table:table-cell table:formula="of:=(45-[.L126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4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27])" office:value-type="float" office:value="600" calcext:value-type="float">
            <text:p>600</text:p>
          </table:table-cell>
          <table:table-cell table:formula="of:=MIN([.$C127])" office:value-type="float" office:value="1" calcext:value-type="float">
            <text:p>1</text:p>
          </table:table-cell>
          <table:table-cell table:formula="of:=MEDIAN([.$B127])" office:value-type="float" office:value="600" calcext:value-type="float">
            <text:p>600</text:p>
          </table:table-cell>
          <table:table-cell table:formula="of:=MEDIAN([.$C127])" office:value-type="float" office:value="1" calcext:value-type="float">
            <text:p>1</text:p>
          </table:table-cell>
          <table:table-cell table:formula="of:=MAX([.$B127])" office:value-type="float" office:value="600" calcext:value-type="float">
            <text:p>600</text:p>
          </table:table-cell>
          <table:table-cell table:formula="of:=MAX([.$C127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27])/45" office:value-type="float" office:value="0.6222222222222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table:formula="of:=(45-[.L12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4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28])" office:value-type="float" office:value="600" calcext:value-type="float">
            <text:p>600</text:p>
          </table:table-cell>
          <table:table-cell table:formula="of:=MIN([.$C128])" office:value-type="float" office:value="1" calcext:value-type="float">
            <text:p>1</text:p>
          </table:table-cell>
          <table:table-cell table:formula="of:=MEDIAN([.$B128])" office:value-type="float" office:value="600" calcext:value-type="float">
            <text:p>600</text:p>
          </table:table-cell>
          <table:table-cell table:formula="of:=MEDIAN([.$C128])" office:value-type="float" office:value="1" calcext:value-type="float">
            <text:p>1</text:p>
          </table:table-cell>
          <table:table-cell table:formula="of:=MAX([.$B128])" office:value-type="float" office:value="600" calcext:value-type="float">
            <text:p>600</text:p>
          </table:table-cell>
          <table:table-cell table:formula="of:=MAX([.$C128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28])/45" office:value-type="float" office:value="0.622222222222222" calcext:value-type="float">
            <text:p>0.622</text:p>
          </table:table-cell>
          <table:table-cell office:value-type="float" office:value="13" calcext:value-type="float">
            <text:p>13</text:p>
          </table:table-cell>
          <table:table-cell table:formula="of:=(45-[.L128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51/aso/training_set.lp</text:p>
          </table:table-cell>
          <table:table-cell office:value-type="float" office:value="17.5779" calcext:value-type="float">
            <text:p>17.5779</text:p>
          </table:table-cell>
          <table:table-cell office:value-type="float" office:value="0" calcext:value-type="float">
            <text:p>0</text:p>
          </table:table-cell>
          <table:table-cell table:formula="of:=MIN([.$B129])" office:value-type="float" office:value="17.5779" calcext:value-type="float">
            <text:p>17.5779</text:p>
          </table:table-cell>
          <table:table-cell table:formula="of:=MIN([.$C129])" office:value-type="float" office:value="0" calcext:value-type="float">
            <text:p>0</text:p>
          </table:table-cell>
          <table:table-cell table:formula="of:=MEDIAN([.$B129])" office:value-type="float" office:value="17.5779" calcext:value-type="float">
            <text:p>17.5779</text:p>
          </table:table-cell>
          <table:table-cell table:formula="of:=MEDIAN([.$C129])" office:value-type="float" office:value="0" calcext:value-type="float">
            <text:p>0</text:p>
          </table:table-cell>
          <table:table-cell table:formula="of:=MAX([.$B129])" office:value-type="float" office:value="17.5779" calcext:value-type="float">
            <text:p>17.5779</text:p>
          </table:table-cell>
          <table:table-cell table:formula="of:=MAX([.$C129])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(45-[.J129])/45" office:value-type="float" office:value="0.355555555555556" calcext:value-type="float">
            <text:p>0.356</text:p>
          </table:table-cell>
          <table:table-cell office:value-type="float" office:value="1" calcext:value-type="float">
            <text:p>1</text:p>
          </table:table-cell>
          <table:table-cell table:formula="of:=(45-[.L129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51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30])" office:value-type="float" office:value="600" calcext:value-type="float">
            <text:p>600</text:p>
          </table:table-cell>
          <table:table-cell table:formula="of:=MIN([.$C130])" office:value-type="float" office:value="1" calcext:value-type="float">
            <text:p>1</text:p>
          </table:table-cell>
          <table:table-cell table:formula="of:=MEDIAN([.$B130])" office:value-type="float" office:value="600" calcext:value-type="float">
            <text:p>600</text:p>
          </table:table-cell>
          <table:table-cell table:formula="of:=MEDIAN([.$C130])" office:value-type="float" office:value="1" calcext:value-type="float">
            <text:p>1</text:p>
          </table:table-cell>
          <table:table-cell table:formula="of:=MAX([.$B130])" office:value-type="float" office:value="600" calcext:value-type="float">
            <text:p>600</text:p>
          </table:table-cell>
          <table:table-cell table:formula="of:=MAX([.$C130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30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3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1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31])" office:value-type="float" office:value="600" calcext:value-type="float">
            <text:p>600</text:p>
          </table:table-cell>
          <table:table-cell table:formula="of:=MIN([.$C131])" office:value-type="float" office:value="1" calcext:value-type="float">
            <text:p>1</text:p>
          </table:table-cell>
          <table:table-cell table:formula="of:=MEDIAN([.$B131])" office:value-type="float" office:value="600" calcext:value-type="float">
            <text:p>600</text:p>
          </table:table-cell>
          <table:table-cell table:formula="of:=MEDIAN([.$C131])" office:value-type="float" office:value="1" calcext:value-type="float">
            <text:p>1</text:p>
          </table:table-cell>
          <table:table-cell table:formula="of:=MAX([.$B131])" office:value-type="float" office:value="600" calcext:value-type="float">
            <text:p>600</text:p>
          </table:table-cell>
          <table:table-cell table:formula="of:=MAX([.$C131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31])/45" office:value-type="float" office:value="0.444444444444444" calcext:value-type="float">
            <text:p>0.444</text:p>
          </table:table-cell>
          <table:table-cell office:value-type="float" office:value="17" calcext:value-type="float">
            <text:p>17</text:p>
          </table:table-cell>
          <table:table-cell table:formula="of:=(45-[.L131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53/aso/training_set.lp</text:p>
          </table:table-cell>
          <table:table-cell office:value-type="float" office:value="16.2241" calcext:value-type="float">
            <text:p>16.2241</text:p>
          </table:table-cell>
          <table:table-cell office:value-type="float" office:value="0" calcext:value-type="float">
            <text:p>0</text:p>
          </table:table-cell>
          <table:table-cell table:formula="of:=MIN([.$B132])" office:value-type="float" office:value="16.2241" calcext:value-type="float">
            <text:p>16.2241</text:p>
          </table:table-cell>
          <table:table-cell table:formula="of:=MIN([.$C132])" office:value-type="float" office:value="0" calcext:value-type="float">
            <text:p>0</text:p>
          </table:table-cell>
          <table:table-cell table:formula="of:=MEDIAN([.$B132])" office:value-type="float" office:value="16.2241" calcext:value-type="float">
            <text:p>16.2241</text:p>
          </table:table-cell>
          <table:table-cell table:formula="of:=MEDIAN([.$C132])" office:value-type="float" office:value="0" calcext:value-type="float">
            <text:p>0</text:p>
          </table:table-cell>
          <table:table-cell table:formula="of:=MAX([.$B132])" office:value-type="float" office:value="16.2241" calcext:value-type="float">
            <text:p>16.2241</text:p>
          </table:table-cell>
          <table:table-cell table:formula="of:=MAX([.$C132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132])/45" office:value-type="float" office:value="0.288888888888889" calcext:value-type="float">
            <text:p>0.289</text:p>
          </table:table-cell>
          <table:table-cell office:value-type="float" office:value="0" calcext:value-type="float">
            <text:p>0</text:p>
          </table:table-cell>
          <table:table-cell table:formula="of:=(45-[.L13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3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33])" office:value-type="float" office:value="600" calcext:value-type="float">
            <text:p>600</text:p>
          </table:table-cell>
          <table:table-cell table:formula="of:=MIN([.$C133])" office:value-type="float" office:value="1" calcext:value-type="float">
            <text:p>1</text:p>
          </table:table-cell>
          <table:table-cell table:formula="of:=MEDIAN([.$B133])" office:value-type="float" office:value="600" calcext:value-type="float">
            <text:p>600</text:p>
          </table:table-cell>
          <table:table-cell table:formula="of:=MEDIAN([.$C133])" office:value-type="float" office:value="1" calcext:value-type="float">
            <text:p>1</text:p>
          </table:table-cell>
          <table:table-cell table:formula="of:=MAX([.$B133])" office:value-type="float" office:value="600" calcext:value-type="float">
            <text:p>600</text:p>
          </table:table-cell>
          <table:table-cell table:formula="of:=MAX([.$C133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33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3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53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34])" office:value-type="float" office:value="600" calcext:value-type="float">
            <text:p>600</text:p>
          </table:table-cell>
          <table:table-cell table:formula="of:=MIN([.$C134])" office:value-type="float" office:value="1" calcext:value-type="float">
            <text:p>1</text:p>
          </table:table-cell>
          <table:table-cell table:formula="of:=MEDIAN([.$B134])" office:value-type="float" office:value="600" calcext:value-type="float">
            <text:p>600</text:p>
          </table:table-cell>
          <table:table-cell table:formula="of:=MEDIAN([.$C134])" office:value-type="float" office:value="1" calcext:value-type="float">
            <text:p>1</text:p>
          </table:table-cell>
          <table:table-cell table:formula="of:=MAX([.$B134])" office:value-type="float" office:value="600" calcext:value-type="float">
            <text:p>600</text:p>
          </table:table-cell>
          <table:table-cell table:formula="of:=MAX([.$C134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34])/45" office:value-type="float" office:value="0.244444444444444" calcext:value-type="float">
            <text:p>0.244</text:p>
          </table:table-cell>
          <table:table-cell office:value-type="float" office:value="17" calcext:value-type="float">
            <text:p>17</text:p>
          </table:table-cell>
          <table:table-cell table:formula="of:=(45-[.L134])/45" office:value-type="float" office:value="0.622222222222222" calcext:value-type="float">
            <text:p>0.622</text:p>
          </table:table-cell>
        </table:table-row>
        <table:table-row table:style-name="ro1">
          <table:table-cell office:value-type="string" calcext:value-type="string">
            <text:p>training/user6/aso/training_set.lp</text:p>
          </table:table-cell>
          <table:table-cell office:value-type="float" office:value="17.4512" calcext:value-type="float">
            <text:p>17.4512</text:p>
          </table:table-cell>
          <table:table-cell office:value-type="float" office:value="0" calcext:value-type="float">
            <text:p>0</text:p>
          </table:table-cell>
          <table:table-cell table:formula="of:=MIN([.$B135])" office:value-type="float" office:value="17.4512" calcext:value-type="float">
            <text:p>17.4512</text:p>
          </table:table-cell>
          <table:table-cell table:formula="of:=MIN([.$C135])" office:value-type="float" office:value="0" calcext:value-type="float">
            <text:p>0</text:p>
          </table:table-cell>
          <table:table-cell table:formula="of:=MEDIAN([.$B135])" office:value-type="float" office:value="17.4512" calcext:value-type="float">
            <text:p>17.4512</text:p>
          </table:table-cell>
          <table:table-cell table:formula="of:=MEDIAN([.$C135])" office:value-type="float" office:value="0" calcext:value-type="float">
            <text:p>0</text:p>
          </table:table-cell>
          <table:table-cell table:formula="of:=MAX([.$B135])" office:value-type="float" office:value="17.4512" calcext:value-type="float">
            <text:p>17.4512</text:p>
          </table:table-cell>
          <table:table-cell table:formula="of:=MAX([.$C135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35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13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36])" office:value-type="float" office:value="600" calcext:value-type="float">
            <text:p>600</text:p>
          </table:table-cell>
          <table:table-cell table:formula="of:=MIN([.$C136])" office:value-type="float" office:value="1" calcext:value-type="float">
            <text:p>1</text:p>
          </table:table-cell>
          <table:table-cell table:formula="of:=MEDIAN([.$B136])" office:value-type="float" office:value="600" calcext:value-type="float">
            <text:p>600</text:p>
          </table:table-cell>
          <table:table-cell table:formula="of:=MEDIAN([.$C136])" office:value-type="float" office:value="1" calcext:value-type="float">
            <text:p>1</text:p>
          </table:table-cell>
          <table:table-cell table:formula="of:=MAX([.$B136])" office:value-type="float" office:value="600" calcext:value-type="float">
            <text:p>600</text:p>
          </table:table-cell>
          <table:table-cell table:formula="of:=MAX([.$C136])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45-[.J136])/45" office:value-type="float" office:value="0.644444444444444" calcext:value-type="float">
            <text:p>0.644</text:p>
          </table:table-cell>
          <table:table-cell office:value-type="float" office:value="0" calcext:value-type="float">
            <text:p>0</text:p>
          </table:table-cell>
          <table:table-cell table:formula="of:=(45-[.L13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37])" office:value-type="float" office:value="600" calcext:value-type="float">
            <text:p>600</text:p>
          </table:table-cell>
          <table:table-cell table:formula="of:=MIN([.$C137])" office:value-type="float" office:value="1" calcext:value-type="float">
            <text:p>1</text:p>
          </table:table-cell>
          <table:table-cell table:formula="of:=MEDIAN([.$B137])" office:value-type="float" office:value="600" calcext:value-type="float">
            <text:p>600</text:p>
          </table:table-cell>
          <table:table-cell table:formula="of:=MEDIAN([.$C137])" office:value-type="float" office:value="1" calcext:value-type="float">
            <text:p>1</text:p>
          </table:table-cell>
          <table:table-cell table:formula="of:=MAX([.$B137])" office:value-type="float" office:value="600" calcext:value-type="float">
            <text:p>600</text:p>
          </table:table-cell>
          <table:table-cell table:formula="of:=MAX([.$C137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37])/45" office:value-type="float" office:value="0.222222222222222" calcext:value-type="float">
            <text:p>0.222</text:p>
          </table:table-cell>
          <table:table-cell office:value-type="float" office:value="11" calcext:value-type="float">
            <text:p>11</text:p>
          </table:table-cell>
          <table:table-cell table:formula="of:=(45-[.L137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63/aso/training_set.lp</text:p>
          </table:table-cell>
          <table:table-cell office:value-type="float" office:value="25.4596" calcext:value-type="float">
            <text:p>25.4596</text:p>
          </table:table-cell>
          <table:table-cell office:value-type="float" office:value="0" calcext:value-type="float">
            <text:p>0</text:p>
          </table:table-cell>
          <table:table-cell table:formula="of:=MIN([.$B138])" office:value-type="float" office:value="25.4596" calcext:value-type="float">
            <text:p>25.4596</text:p>
          </table:table-cell>
          <table:table-cell table:formula="of:=MIN([.$C138])" office:value-type="float" office:value="0" calcext:value-type="float">
            <text:p>0</text:p>
          </table:table-cell>
          <table:table-cell table:formula="of:=MEDIAN([.$B138])" office:value-type="float" office:value="25.4596" calcext:value-type="float">
            <text:p>25.4596</text:p>
          </table:table-cell>
          <table:table-cell table:formula="of:=MEDIAN([.$C138])" office:value-type="float" office:value="0" calcext:value-type="float">
            <text:p>0</text:p>
          </table:table-cell>
          <table:table-cell table:formula="of:=MAX([.$B138])" office:value-type="float" office:value="25.4596" calcext:value-type="float">
            <text:p>25.4596</text:p>
          </table:table-cell>
          <table:table-cell table:formula="of:=MAX([.$C138])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(45-[.J138])/45" office:value-type="float" office:value="0.644444444444444" calcext:value-type="float">
            <text:p>0.644</text:p>
          </table:table-cell>
          <table:table-cell office:value-type="float" office:value="2" calcext:value-type="float">
            <text:p>2</text:p>
          </table:table-cell>
          <table:table-cell table:formula="of:=(45-[.L13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3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39])" office:value-type="float" office:value="600" calcext:value-type="float">
            <text:p>600</text:p>
          </table:table-cell>
          <table:table-cell table:formula="of:=MIN([.$C139])" office:value-type="float" office:value="1" calcext:value-type="float">
            <text:p>1</text:p>
          </table:table-cell>
          <table:table-cell table:formula="of:=MEDIAN([.$B139])" office:value-type="float" office:value="600" calcext:value-type="float">
            <text:p>600</text:p>
          </table:table-cell>
          <table:table-cell table:formula="of:=MEDIAN([.$C139])" office:value-type="float" office:value="1" calcext:value-type="float">
            <text:p>1</text:p>
          </table:table-cell>
          <table:table-cell table:formula="of:=MAX([.$B139])" office:value-type="float" office:value="600" calcext:value-type="float">
            <text:p>600</text:p>
          </table:table-cell>
          <table:table-cell table:formula="of:=MAX([.$C139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39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13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3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40])" office:value-type="float" office:value="600" calcext:value-type="float">
            <text:p>600</text:p>
          </table:table-cell>
          <table:table-cell table:formula="of:=MIN([.$C140])" office:value-type="float" office:value="1" calcext:value-type="float">
            <text:p>1</text:p>
          </table:table-cell>
          <table:table-cell table:formula="of:=MEDIAN([.$B140])" office:value-type="float" office:value="600" calcext:value-type="float">
            <text:p>600</text:p>
          </table:table-cell>
          <table:table-cell table:formula="of:=MEDIAN([.$C140])" office:value-type="float" office:value="1" calcext:value-type="float">
            <text:p>1</text:p>
          </table:table-cell>
          <table:table-cell table:formula="of:=MAX([.$B140])" office:value-type="float" office:value="600" calcext:value-type="float">
            <text:p>600</text:p>
          </table:table-cell>
          <table:table-cell table:formula="of:=MAX([.$C140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40])/45" office:value-type="float" office:value="0.577777777777778" calcext:value-type="float">
            <text:p>0.578</text:p>
          </table:table-cell>
          <table:table-cell office:value-type="float" office:value="10" calcext:value-type="float">
            <text:p>10</text:p>
          </table:table-cell>
          <table:table-cell table:formula="of:=(45-[.L140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64/aso/training_set.lp</text:p>
          </table:table-cell>
          <table:table-cell office:value-type="float" office:value="14.5221" calcext:value-type="float">
            <text:p>14.5221</text:p>
          </table:table-cell>
          <table:table-cell office:value-type="float" office:value="0" calcext:value-type="float">
            <text:p>0</text:p>
          </table:table-cell>
          <table:table-cell table:formula="of:=MIN([.$B141])" office:value-type="float" office:value="14.5221" calcext:value-type="float">
            <text:p>14.5221</text:p>
          </table:table-cell>
          <table:table-cell table:formula="of:=MIN([.$C141])" office:value-type="float" office:value="0" calcext:value-type="float">
            <text:p>0</text:p>
          </table:table-cell>
          <table:table-cell table:formula="of:=MEDIAN([.$B141])" office:value-type="float" office:value="14.5221" calcext:value-type="float">
            <text:p>14.5221</text:p>
          </table:table-cell>
          <table:table-cell table:formula="of:=MEDIAN([.$C141])" office:value-type="float" office:value="0" calcext:value-type="float">
            <text:p>0</text:p>
          </table:table-cell>
          <table:table-cell table:formula="of:=MAX([.$B141])" office:value-type="float" office:value="14.5221" calcext:value-type="float">
            <text:p>14.5221</text:p>
          </table:table-cell>
          <table:table-cell table:formula="of:=MAX([.$C141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41])/45" office:value-type="float" office:value="0.333333333333333" calcext:value-type="float">
            <text:p>0.333</text:p>
          </table:table-cell>
          <table:table-cell office:value-type="float" office:value="0" calcext:value-type="float">
            <text:p>0</text:p>
          </table:table-cell>
          <table:table-cell table:formula="of:=(45-[.L14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4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42])" office:value-type="float" office:value="600" calcext:value-type="float">
            <text:p>600</text:p>
          </table:table-cell>
          <table:table-cell table:formula="of:=MIN([.$C142])" office:value-type="float" office:value="1" calcext:value-type="float">
            <text:p>1</text:p>
          </table:table-cell>
          <table:table-cell table:formula="of:=MEDIAN([.$B142])" office:value-type="float" office:value="600" calcext:value-type="float">
            <text:p>600</text:p>
          </table:table-cell>
          <table:table-cell table:formula="of:=MEDIAN([.$C142])" office:value-type="float" office:value="1" calcext:value-type="float">
            <text:p>1</text:p>
          </table:table-cell>
          <table:table-cell table:formula="of:=MAX([.$B142])" office:value-type="float" office:value="600" calcext:value-type="float">
            <text:p>600</text:p>
          </table:table-cell>
          <table:table-cell table:formula="of:=MAX([.$C142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42])/45" office:value-type="float" office:value="0.355555555555556" calcext:value-type="float">
            <text:p>0.356</text:p>
          </table:table-cell>
          <table:table-cell office:value-type="float" office:value="0" calcext:value-type="float">
            <text:p>0</text:p>
          </table:table-cell>
          <table:table-cell table:formula="of:=(45-[.L14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4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43])" office:value-type="float" office:value="600" calcext:value-type="float">
            <text:p>600</text:p>
          </table:table-cell>
          <table:table-cell table:formula="of:=MIN([.$C143])" office:value-type="float" office:value="1" calcext:value-type="float">
            <text:p>1</text:p>
          </table:table-cell>
          <table:table-cell table:formula="of:=MEDIAN([.$B143])" office:value-type="float" office:value="600" calcext:value-type="float">
            <text:p>600</text:p>
          </table:table-cell>
          <table:table-cell table:formula="of:=MEDIAN([.$C143])" office:value-type="float" office:value="1" calcext:value-type="float">
            <text:p>1</text:p>
          </table:table-cell>
          <table:table-cell table:formula="of:=MAX([.$B143])" office:value-type="float" office:value="600" calcext:value-type="float">
            <text:p>600</text:p>
          </table:table-cell>
          <table:table-cell table:formula="of:=MAX([.$C143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43])/45" office:value-type="float" office:value="0.355555555555556" calcext:value-type="float">
            <text:p>0.356</text:p>
          </table:table-cell>
          <table:table-cell office:value-type="float" office:value="10" calcext:value-type="float">
            <text:p>10</text:p>
          </table:table-cell>
          <table:table-cell table:formula="of:=(45-[.L143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66/aso/training_set.lp</text:p>
          </table:table-cell>
          <table:table-cell office:value-type="float" office:value="28.824" calcext:value-type="float">
            <text:p>28.824</text:p>
          </table:table-cell>
          <table:table-cell office:value-type="float" office:value="0" calcext:value-type="float">
            <text:p>0</text:p>
          </table:table-cell>
          <table:table-cell table:formula="of:=MIN([.$B144])" office:value-type="float" office:value="28.824" calcext:value-type="float">
            <text:p>28.824</text:p>
          </table:table-cell>
          <table:table-cell table:formula="of:=MIN([.$C144])" office:value-type="float" office:value="0" calcext:value-type="float">
            <text:p>0</text:p>
          </table:table-cell>
          <table:table-cell table:formula="of:=MEDIAN([.$B144])" office:value-type="float" office:value="28.824" calcext:value-type="float">
            <text:p>28.824</text:p>
          </table:table-cell>
          <table:table-cell table:formula="of:=MEDIAN([.$C144])" office:value-type="float" office:value="0" calcext:value-type="float">
            <text:p>0</text:p>
          </table:table-cell>
          <table:table-cell table:formula="of:=MAX([.$B144])" office:value-type="float" office:value="28.824" calcext:value-type="float">
            <text:p>28.824</text:p>
          </table:table-cell>
          <table:table-cell table:formula="of:=MAX([.$C144])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(45-[.J144])/45" office:value-type="float" office:value="0.288888888888889" calcext:value-type="float">
            <text:p>0.289</text:p>
          </table:table-cell>
          <table:table-cell office:value-type="float" office:value="2" calcext:value-type="float">
            <text:p>2</text:p>
          </table:table-cell>
          <table:table-cell table:formula="of:=(45-[.L144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6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45])" office:value-type="float" office:value="600" calcext:value-type="float">
            <text:p>600</text:p>
          </table:table-cell>
          <table:table-cell table:formula="of:=MIN([.$C145])" office:value-type="float" office:value="1" calcext:value-type="float">
            <text:p>1</text:p>
          </table:table-cell>
          <table:table-cell table:formula="of:=MEDIAN([.$B145])" office:value-type="float" office:value="600" calcext:value-type="float">
            <text:p>600</text:p>
          </table:table-cell>
          <table:table-cell table:formula="of:=MEDIAN([.$C145])" office:value-type="float" office:value="1" calcext:value-type="float">
            <text:p>1</text:p>
          </table:table-cell>
          <table:table-cell table:formula="of:=MAX([.$B145])" office:value-type="float" office:value="600" calcext:value-type="float">
            <text:p>600</text:p>
          </table:table-cell>
          <table:table-cell table:formula="of:=MAX([.$C145])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(45-[.J145])/45" office:value-type="float" office:value="0.6" calcext:value-type="float">
            <text:p>0.600</text:p>
          </table:table-cell>
          <table:table-cell office:value-type="float" office:value="0" calcext:value-type="float">
            <text:p>0</text:p>
          </table:table-cell>
          <table:table-cell table:formula="of:=(45-[.L14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6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46])" office:value-type="float" office:value="600" calcext:value-type="float">
            <text:p>600</text:p>
          </table:table-cell>
          <table:table-cell table:formula="of:=MIN([.$C146])" office:value-type="float" office:value="1" calcext:value-type="float">
            <text:p>1</text:p>
          </table:table-cell>
          <table:table-cell table:formula="of:=MEDIAN([.$B146])" office:value-type="float" office:value="600" calcext:value-type="float">
            <text:p>600</text:p>
          </table:table-cell>
          <table:table-cell table:formula="of:=MEDIAN([.$C146])" office:value-type="float" office:value="1" calcext:value-type="float">
            <text:p>1</text:p>
          </table:table-cell>
          <table:table-cell table:formula="of:=MAX([.$B146])" office:value-type="float" office:value="600" calcext:value-type="float">
            <text:p>600</text:p>
          </table:table-cell>
          <table:table-cell table:formula="of:=MAX([.$C146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46])/45" office:value-type="float" office:value="0.488888888888889" calcext:value-type="float">
            <text:p>0.489</text:p>
          </table:table-cell>
          <table:table-cell office:value-type="float" office:value="13" calcext:value-type="float">
            <text:p>13</text:p>
          </table:table-cell>
          <table:table-cell table:formula="of:=(45-[.L146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74/aso/training_set.lp</text:p>
          </table:table-cell>
          <table:table-cell office:value-type="float" office:value="73.4229" calcext:value-type="float">
            <text:p>73.4229</text:p>
          </table:table-cell>
          <table:table-cell office:value-type="float" office:value="0" calcext:value-type="float">
            <text:p>0</text:p>
          </table:table-cell>
          <table:table-cell table:formula="of:=MIN([.$B147])" office:value-type="float" office:value="73.4229" calcext:value-type="float">
            <text:p>73.4229</text:p>
          </table:table-cell>
          <table:table-cell table:formula="of:=MIN([.$C147])" office:value-type="float" office:value="0" calcext:value-type="float">
            <text:p>0</text:p>
          </table:table-cell>
          <table:table-cell table:formula="of:=MEDIAN([.$B147])" office:value-type="float" office:value="73.4229" calcext:value-type="float">
            <text:p>73.4229</text:p>
          </table:table-cell>
          <table:table-cell table:formula="of:=MEDIAN([.$C147])" office:value-type="float" office:value="0" calcext:value-type="float">
            <text:p>0</text:p>
          </table:table-cell>
          <table:table-cell table:formula="of:=MAX([.$B147])" office:value-type="float" office:value="73.4229" calcext:value-type="float">
            <text:p>73.4229</text:p>
          </table:table-cell>
          <table:table-cell table:formula="of:=MAX([.$C147])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(45-[.J147])/45" office:value-type="float" office:value="0.422222222222222" calcext:value-type="float">
            <text:p>0.422</text:p>
          </table:table-cell>
          <table:table-cell office:value-type="float" office:value="2" calcext:value-type="float">
            <text:p>2</text:p>
          </table:table-cell>
          <table:table-cell table:formula="of:=(45-[.L14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74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48])" office:value-type="float" office:value="600" calcext:value-type="float">
            <text:p>600</text:p>
          </table:table-cell>
          <table:table-cell table:formula="of:=MIN([.$C148])" office:value-type="float" office:value="1" calcext:value-type="float">
            <text:p>1</text:p>
          </table:table-cell>
          <table:table-cell table:formula="of:=MEDIAN([.$B148])" office:value-type="float" office:value="600" calcext:value-type="float">
            <text:p>600</text:p>
          </table:table-cell>
          <table:table-cell table:formula="of:=MEDIAN([.$C148])" office:value-type="float" office:value="1" calcext:value-type="float">
            <text:p>1</text:p>
          </table:table-cell>
          <table:table-cell table:formula="of:=MAX([.$B148])" office:value-type="float" office:value="600" calcext:value-type="float">
            <text:p>600</text:p>
          </table:table-cell>
          <table:table-cell table:formula="of:=MAX([.$C148])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(45-[.J148])/45" office:value-type="float" office:value="0.422222222222222" calcext:value-type="float">
            <text:p>0.422</text:p>
          </table:table-cell>
          <table:table-cell office:value-type="float" office:value="0" calcext:value-type="float">
            <text:p>0</text:p>
          </table:table-cell>
          <table:table-cell table:formula="of:=(45-[.L14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4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49])" office:value-type="float" office:value="600" calcext:value-type="float">
            <text:p>600</text:p>
          </table:table-cell>
          <table:table-cell table:formula="of:=MIN([.$C149])" office:value-type="float" office:value="1" calcext:value-type="float">
            <text:p>1</text:p>
          </table:table-cell>
          <table:table-cell table:formula="of:=MEDIAN([.$B149])" office:value-type="float" office:value="600" calcext:value-type="float">
            <text:p>600</text:p>
          </table:table-cell>
          <table:table-cell table:formula="of:=MEDIAN([.$C149])" office:value-type="float" office:value="1" calcext:value-type="float">
            <text:p>1</text:p>
          </table:table-cell>
          <table:table-cell table:formula="of:=MAX([.$B149])" office:value-type="float" office:value="600" calcext:value-type="float">
            <text:p>600</text:p>
          </table:table-cell>
          <table:table-cell table:formula="of:=MAX([.$C14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49])/45" office:value-type="float" office:value="0.355555555555556" calcext:value-type="float">
            <text:p>0.356</text:p>
          </table:table-cell>
          <table:table-cell office:value-type="float" office:value="22" calcext:value-type="float">
            <text:p>22</text:p>
          </table:table-cell>
          <table:table-cell table:formula="of:=(45-[.L149])/45" office:value-type="float" office:value="0.511111111111111" calcext:value-type="float">
            <text:p>0.511</text:p>
          </table:table-cell>
        </table:table-row>
        <table:table-row table:style-name="ro1">
          <table:table-cell office:value-type="string" calcext:value-type="string">
            <text:p>training/user76/aso/training_set.lp</text:p>
          </table:table-cell>
          <table:table-cell office:value-type="float" office:value="56.5447" calcext:value-type="float">
            <text:p>56.5447</text:p>
          </table:table-cell>
          <table:table-cell office:value-type="float" office:value="0" calcext:value-type="float">
            <text:p>0</text:p>
          </table:table-cell>
          <table:table-cell table:formula="of:=MIN([.$B150])" office:value-type="float" office:value="56.5447" calcext:value-type="float">
            <text:p>56.5447</text:p>
          </table:table-cell>
          <table:table-cell table:formula="of:=MIN([.$C150])" office:value-type="float" office:value="0" calcext:value-type="float">
            <text:p>0</text:p>
          </table:table-cell>
          <table:table-cell table:formula="of:=MEDIAN([.$B150])" office:value-type="float" office:value="56.5447" calcext:value-type="float">
            <text:p>56.5447</text:p>
          </table:table-cell>
          <table:table-cell table:formula="of:=MEDIAN([.$C150])" office:value-type="float" office:value="0" calcext:value-type="float">
            <text:p>0</text:p>
          </table:table-cell>
          <table:table-cell table:formula="of:=MAX([.$B150])" office:value-type="float" office:value="56.5447" calcext:value-type="float">
            <text:p>56.5447</text:p>
          </table:table-cell>
          <table:table-cell table:formula="of:=MAX([.$C150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50])/45" office:value-type="float" office:value="0.488888888888889" calcext:value-type="float">
            <text:p>0.489</text:p>
          </table:table-cell>
          <table:table-cell office:value-type="float" office:value="3" calcext:value-type="float">
            <text:p>3</text:p>
          </table:table-cell>
          <table:table-cell table:formula="of:=(45-[.L150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7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51])" office:value-type="float" office:value="600" calcext:value-type="float">
            <text:p>600</text:p>
          </table:table-cell>
          <table:table-cell table:formula="of:=MIN([.$C151])" office:value-type="float" office:value="1" calcext:value-type="float">
            <text:p>1</text:p>
          </table:table-cell>
          <table:table-cell table:formula="of:=MEDIAN([.$B151])" office:value-type="float" office:value="600" calcext:value-type="float">
            <text:p>600</text:p>
          </table:table-cell>
          <table:table-cell table:formula="of:=MEDIAN([.$C151])" office:value-type="float" office:value="1" calcext:value-type="float">
            <text:p>1</text:p>
          </table:table-cell>
          <table:table-cell table:formula="of:=MAX([.$B151])" office:value-type="float" office:value="600" calcext:value-type="float">
            <text:p>600</text:p>
          </table:table-cell>
          <table:table-cell table:formula="of:=MAX([.$C151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51])/45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45-[.L15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52])" office:value-type="float" office:value="600" calcext:value-type="float">
            <text:p>600</text:p>
          </table:table-cell>
          <table:table-cell table:formula="of:=MIN([.$C152])" office:value-type="float" office:value="1" calcext:value-type="float">
            <text:p>1</text:p>
          </table:table-cell>
          <table:table-cell table:formula="of:=MEDIAN([.$B152])" office:value-type="float" office:value="600" calcext:value-type="float">
            <text:p>600</text:p>
          </table:table-cell>
          <table:table-cell table:formula="of:=MEDIAN([.$C152])" office:value-type="float" office:value="1" calcext:value-type="float">
            <text:p>1</text:p>
          </table:table-cell>
          <table:table-cell table:formula="of:=MAX([.$B152])" office:value-type="float" office:value="600" calcext:value-type="float">
            <text:p>600</text:p>
          </table:table-cell>
          <table:table-cell table:formula="of:=MAX([.$C152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52])/45" office:value-type="float" office:value="0.377777777777778" calcext:value-type="float">
            <text:p>0.378</text:p>
          </table:table-cell>
          <table:table-cell office:value-type="float" office:value="14" calcext:value-type="float">
            <text:p>14</text:p>
          </table:table-cell>
          <table:table-cell table:formula="of:=(45-[.L152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78/aso/training_set.lp</text:p>
          </table:table-cell>
          <table:table-cell office:value-type="float" office:value="46.3657" calcext:value-type="float">
            <text:p>46.3657</text:p>
          </table:table-cell>
          <table:table-cell office:value-type="float" office:value="0" calcext:value-type="float">
            <text:p>0</text:p>
          </table:table-cell>
          <table:table-cell table:formula="of:=MIN([.$B153])" office:value-type="float" office:value="46.3657" calcext:value-type="float">
            <text:p>46.3657</text:p>
          </table:table-cell>
          <table:table-cell table:formula="of:=MIN([.$C153])" office:value-type="float" office:value="0" calcext:value-type="float">
            <text:p>0</text:p>
          </table:table-cell>
          <table:table-cell table:formula="of:=MEDIAN([.$B153])" office:value-type="float" office:value="46.3657" calcext:value-type="float">
            <text:p>46.3657</text:p>
          </table:table-cell>
          <table:table-cell table:formula="of:=MEDIAN([.$C153])" office:value-type="float" office:value="0" calcext:value-type="float">
            <text:p>0</text:p>
          </table:table-cell>
          <table:table-cell table:formula="of:=MAX([.$B153])" office:value-type="float" office:value="46.3657" calcext:value-type="float">
            <text:p>46.3657</text:p>
          </table:table-cell>
          <table:table-cell table:formula="of:=MAX([.$C153])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(45-[.J153])/45" office:value-type="float" office:value="0.222222222222222" calcext:value-type="float">
            <text:p>0.222</text:p>
          </table:table-cell>
          <table:table-cell office:value-type="float" office:value="3" calcext:value-type="float">
            <text:p>3</text:p>
          </table:table-cell>
          <table:table-cell table:formula="of:=(45-[.L153])/45" office:value-type="float" office:value="0.933333333333333" calcext:value-type="float">
            <text:p>0.933</text:p>
          </table:table-cell>
        </table:table-row>
        <table:table-row table:style-name="ro1">
          <table:table-cell office:value-type="string" calcext:value-type="string">
            <text:p>training/user78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54])" office:value-type="float" office:value="600" calcext:value-type="float">
            <text:p>600</text:p>
          </table:table-cell>
          <table:table-cell table:formula="of:=MIN([.$C154])" office:value-type="float" office:value="1" calcext:value-type="float">
            <text:p>1</text:p>
          </table:table-cell>
          <table:table-cell table:formula="of:=MEDIAN([.$B154])" office:value-type="float" office:value="600" calcext:value-type="float">
            <text:p>600</text:p>
          </table:table-cell>
          <table:table-cell table:formula="of:=MEDIAN([.$C154])" office:value-type="float" office:value="1" calcext:value-type="float">
            <text:p>1</text:p>
          </table:table-cell>
          <table:table-cell table:formula="of:=MAX([.$B154])" office:value-type="float" office:value="600" calcext:value-type="float">
            <text:p>600</text:p>
          </table:table-cell>
          <table:table-cell table:formula="of:=MAX([.$C154])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(45-[.J154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15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78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55])" office:value-type="float" office:value="600" calcext:value-type="float">
            <text:p>600</text:p>
          </table:table-cell>
          <table:table-cell table:formula="of:=MIN([.$C155])" office:value-type="float" office:value="1" calcext:value-type="float">
            <text:p>1</text:p>
          </table:table-cell>
          <table:table-cell table:formula="of:=MEDIAN([.$B155])" office:value-type="float" office:value="600" calcext:value-type="float">
            <text:p>600</text:p>
          </table:table-cell>
          <table:table-cell table:formula="of:=MEDIAN([.$C155])" office:value-type="float" office:value="1" calcext:value-type="float">
            <text:p>1</text:p>
          </table:table-cell>
          <table:table-cell table:formula="of:=MAX([.$B155])" office:value-type="float" office:value="600" calcext:value-type="float">
            <text:p>600</text:p>
          </table:table-cell>
          <table:table-cell table:formula="of:=MAX([.$C155])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(45-[.J155])/45" office:value-type="float" office:value="0.488888888888889" calcext:value-type="float">
            <text:p>0.489</text:p>
          </table:table-cell>
          <table:table-cell office:value-type="float" office:value="10" calcext:value-type="float">
            <text:p>10</text:p>
          </table:table-cell>
          <table:table-cell table:formula="of:=(45-[.L155])/45" office:value-type="float" office:value="0.777777777777778" calcext:value-type="float">
            <text:p>0.778</text:p>
          </table:table-cell>
        </table:table-row>
        <table:table-row table:style-name="ro1">
          <table:table-cell office:value-type="string" calcext:value-type="string">
            <text:p>training/user8/aso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56])" office:value-type="float" office:value="600" calcext:value-type="float">
            <text:p>600</text:p>
          </table:table-cell>
          <table:table-cell table:formula="of:=MIN([.$C156])" office:value-type="float" office:value="1" calcext:value-type="float">
            <text:p>1</text:p>
          </table:table-cell>
          <table:table-cell table:formula="of:=MEDIAN([.$B156])" office:value-type="float" office:value="600" calcext:value-type="float">
            <text:p>600</text:p>
          </table:table-cell>
          <table:table-cell table:formula="of:=MEDIAN([.$C156])" office:value-type="float" office:value="1" calcext:value-type="float">
            <text:p>1</text:p>
          </table:table-cell>
          <table:table-cell table:formula="of:=MAX([.$B156])" office:value-type="float" office:value="600" calcext:value-type="float">
            <text:p>600</text:p>
          </table:table-cell>
          <table:table-cell table:formula="of:=MAX([.$C156]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(45-[.J156])/45" office:value-type="float" office:value="0.377777777777778" calcext:value-type="float">
            <text:p>0.378</text:p>
          </table:table-cell>
          <table:table-cell office:value-type="float" office:value="5" calcext:value-type="float">
            <text:p>5</text:p>
          </table:table-cell>
          <table:table-cell table:formula="of:=(45-[.L156])/45" office:value-type="float" office:value="0.888888888888889" calcext:value-type="float">
            <text:p>0.889</text:p>
          </table:table-cell>
        </table:table-row>
        <table:table-row table:style-name="ro1">
          <table:table-cell office:value-type="string" calcext:value-type="string">
            <text:p>training/user8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57])" office:value-type="float" office:value="600" calcext:value-type="float">
            <text:p>600</text:p>
          </table:table-cell>
          <table:table-cell table:formula="of:=MIN([.$C157])" office:value-type="float" office:value="1" calcext:value-type="float">
            <text:p>1</text:p>
          </table:table-cell>
          <table:table-cell table:formula="of:=MEDIAN([.$B157])" office:value-type="float" office:value="600" calcext:value-type="float">
            <text:p>600</text:p>
          </table:table-cell>
          <table:table-cell table:formula="of:=MEDIAN([.$C157])" office:value-type="float" office:value="1" calcext:value-type="float">
            <text:p>1</text:p>
          </table:table-cell>
          <table:table-cell table:formula="of:=MAX([.$B157])" office:value-type="float" office:value="600" calcext:value-type="float">
            <text:p>600</text:p>
          </table:table-cell>
          <table:table-cell table:formula="of:=MAX([.$C157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57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formula="of:=(45-[.L157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58])" office:value-type="float" office:value="600" calcext:value-type="float">
            <text:p>600</text:p>
          </table:table-cell>
          <table:table-cell table:formula="of:=MIN([.$C158])" office:value-type="float" office:value="1" calcext:value-type="float">
            <text:p>1</text:p>
          </table:table-cell>
          <table:table-cell table:formula="of:=MEDIAN([.$B158])" office:value-type="float" office:value="600" calcext:value-type="float">
            <text:p>600</text:p>
          </table:table-cell>
          <table:table-cell table:formula="of:=MEDIAN([.$C158])" office:value-type="float" office:value="1" calcext:value-type="float">
            <text:p>1</text:p>
          </table:table-cell>
          <table:table-cell table:formula="of:=MAX([.$B158])" office:value-type="float" office:value="600" calcext:value-type="float">
            <text:p>600</text:p>
          </table:table-cell>
          <table:table-cell table:formula="of:=MAX([.$C158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58])/45" office:value-type="float" office:value="0.4" calcext:value-type="float">
            <text:p>0.400</text:p>
          </table:table-cell>
          <table:table-cell office:value-type="float" office:value="18" calcext:value-type="float">
            <text:p>18</text:p>
          </table:table-cell>
          <table:table-cell table:formula="of:=(45-[.L158])/45" office:value-type="float" office:value="0.6" calcext:value-type="float">
            <text:p>0.600</text:p>
          </table:table-cell>
        </table:table-row>
        <table:table-row table:style-name="ro1">
          <table:table-cell office:value-type="string" calcext:value-type="string">
            <text:p>training/user80/aso/training_set.lp</text:p>
          </table:table-cell>
          <table:table-cell office:value-type="float" office:value="16.5472" calcext:value-type="float">
            <text:p>16.5472</text:p>
          </table:table-cell>
          <table:table-cell office:value-type="float" office:value="0" calcext:value-type="float">
            <text:p>0</text:p>
          </table:table-cell>
          <table:table-cell table:formula="of:=MIN([.$B159])" office:value-type="float" office:value="16.5472" calcext:value-type="float">
            <text:p>16.5472</text:p>
          </table:table-cell>
          <table:table-cell table:formula="of:=MIN([.$C159])" office:value-type="float" office:value="0" calcext:value-type="float">
            <text:p>0</text:p>
          </table:table-cell>
          <table:table-cell table:formula="of:=MEDIAN([.$B159])" office:value-type="float" office:value="16.5472" calcext:value-type="float">
            <text:p>16.5472</text:p>
          </table:table-cell>
          <table:table-cell table:formula="of:=MEDIAN([.$C159])" office:value-type="float" office:value="0" calcext:value-type="float">
            <text:p>0</text:p>
          </table:table-cell>
          <table:table-cell table:formula="of:=MAX([.$B159])" office:value-type="float" office:value="16.5472" calcext:value-type="float">
            <text:p>16.5472</text:p>
          </table:table-cell>
          <table:table-cell table:formula="of:=MAX([.$C159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59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15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0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60])" office:value-type="float" office:value="600" calcext:value-type="float">
            <text:p>600</text:p>
          </table:table-cell>
          <table:table-cell table:formula="of:=MIN([.$C160])" office:value-type="float" office:value="1" calcext:value-type="float">
            <text:p>1</text:p>
          </table:table-cell>
          <table:table-cell table:formula="of:=MEDIAN([.$B160])" office:value-type="float" office:value="600" calcext:value-type="float">
            <text:p>600</text:p>
          </table:table-cell>
          <table:table-cell table:formula="of:=MEDIAN([.$C160])" office:value-type="float" office:value="1" calcext:value-type="float">
            <text:p>1</text:p>
          </table:table-cell>
          <table:table-cell table:formula="of:=MAX([.$B160])" office:value-type="float" office:value="600" calcext:value-type="float">
            <text:p>600</text:p>
          </table:table-cell>
          <table:table-cell table:formula="of:=MAX([.$C160])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(45-[.J160])/45" office:value-type="float" office:value="0.622222222222222" calcext:value-type="float">
            <text:p>0.622</text:p>
          </table:table-cell>
          <table:table-cell office:value-type="float" office:value="0" calcext:value-type="float">
            <text:p>0</text:p>
          </table:table-cell>
          <table:table-cell table:formula="of:=(45-[.L160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0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61])" office:value-type="float" office:value="600" calcext:value-type="float">
            <text:p>600</text:p>
          </table:table-cell>
          <table:table-cell table:formula="of:=MIN([.$C161])" office:value-type="float" office:value="1" calcext:value-type="float">
            <text:p>1</text:p>
          </table:table-cell>
          <table:table-cell table:formula="of:=MEDIAN([.$B161])" office:value-type="float" office:value="600" calcext:value-type="float">
            <text:p>600</text:p>
          </table:table-cell>
          <table:table-cell table:formula="of:=MEDIAN([.$C161])" office:value-type="float" office:value="1" calcext:value-type="float">
            <text:p>1</text:p>
          </table:table-cell>
          <table:table-cell table:formula="of:=MAX([.$B161])" office:value-type="float" office:value="600" calcext:value-type="float">
            <text:p>600</text:p>
          </table:table-cell>
          <table:table-cell table:formula="of:=MAX([.$C161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61])/45" office:value-type="float" office:value="0.555555555555556" calcext:value-type="float">
            <text:p>0.556</text:p>
          </table:table-cell>
          <table:table-cell office:value-type="float" office:value="11" calcext:value-type="float">
            <text:p>11</text:p>
          </table:table-cell>
          <table:table-cell table:formula="of:=(45-[.L161])/45" office:value-type="float" office:value="0.755555555555556" calcext:value-type="float">
            <text:p>0.756</text:p>
          </table:table-cell>
        </table:table-row>
        <table:table-row table:style-name="ro1">
          <table:table-cell office:value-type="string" calcext:value-type="string">
            <text:p>training/user89/aso/training_set.lp</text:p>
          </table:table-cell>
          <table:table-cell office:value-type="float" office:value="21.7514" calcext:value-type="float">
            <text:p>21.7514</text:p>
          </table:table-cell>
          <table:table-cell office:value-type="float" office:value="0" calcext:value-type="float">
            <text:p>0</text:p>
          </table:table-cell>
          <table:table-cell table:formula="of:=MIN([.$B162])" office:value-type="float" office:value="21.7514" calcext:value-type="float">
            <text:p>21.7514</text:p>
          </table:table-cell>
          <table:table-cell table:formula="of:=MIN([.$C162])" office:value-type="float" office:value="0" calcext:value-type="float">
            <text:p>0</text:p>
          </table:table-cell>
          <table:table-cell table:formula="of:=MEDIAN([.$B162])" office:value-type="float" office:value="21.7514" calcext:value-type="float">
            <text:p>21.7514</text:p>
          </table:table-cell>
          <table:table-cell table:formula="of:=MEDIAN([.$C162])" office:value-type="float" office:value="0" calcext:value-type="float">
            <text:p>0</text:p>
          </table:table-cell>
          <table:table-cell table:formula="of:=MAX([.$B162])" office:value-type="float" office:value="21.7514" calcext:value-type="float">
            <text:p>21.7514</text:p>
          </table:table-cell>
          <table:table-cell table:formula="of:=MAX([.$C162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(45-[.J162])/45" office:value-type="float" office:value="0.377777777777778" calcext:value-type="float">
            <text:p>0.378</text:p>
          </table:table-cell>
          <table:table-cell office:value-type="float" office:value="1" calcext:value-type="float">
            <text:p>1</text:p>
          </table:table-cell>
          <table:table-cell table:formula="of:=(45-[.L162])/45" office:value-type="float" office:value="0.977777777777778" calcext:value-type="float">
            <text:p>0.978</text:p>
          </table:table-cell>
        </table:table-row>
        <table:table-row table:style-name="ro1">
          <table:table-cell office:value-type="string" calcext:value-type="string">
            <text:p>training/user89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63])" office:value-type="float" office:value="600" calcext:value-type="float">
            <text:p>600</text:p>
          </table:table-cell>
          <table:table-cell table:formula="of:=MIN([.$C163])" office:value-type="float" office:value="1" calcext:value-type="float">
            <text:p>1</text:p>
          </table:table-cell>
          <table:table-cell table:formula="of:=MEDIAN([.$B163])" office:value-type="float" office:value="600" calcext:value-type="float">
            <text:p>600</text:p>
          </table:table-cell>
          <table:table-cell table:formula="of:=MEDIAN([.$C163])" office:value-type="float" office:value="1" calcext:value-type="float">
            <text:p>1</text:p>
          </table:table-cell>
          <table:table-cell table:formula="of:=MAX([.$B163])" office:value-type="float" office:value="600" calcext:value-type="float">
            <text:p>600</text:p>
          </table:table-cell>
          <table:table-cell table:formula="of:=MAX([.$C163])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(45-[.J163])/45" office:value-type="float" office:value="0.533333333333333" calcext:value-type="float">
            <text:p>0.533</text:p>
          </table:table-cell>
          <table:table-cell office:value-type="float" office:value="0" calcext:value-type="float">
            <text:p>0</text:p>
          </table:table-cell>
          <table:table-cell table:formula="of:=(45-[.L163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89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64])" office:value-type="float" office:value="600" calcext:value-type="float">
            <text:p>600</text:p>
          </table:table-cell>
          <table:table-cell table:formula="of:=MIN([.$C164])" office:value-type="float" office:value="1" calcext:value-type="float">
            <text:p>1</text:p>
          </table:table-cell>
          <table:table-cell table:formula="of:=MEDIAN([.$B164])" office:value-type="float" office:value="600" calcext:value-type="float">
            <text:p>600</text:p>
          </table:table-cell>
          <table:table-cell table:formula="of:=MEDIAN([.$C164])" office:value-type="float" office:value="1" calcext:value-type="float">
            <text:p>1</text:p>
          </table:table-cell>
          <table:table-cell table:formula="of:=MAX([.$B164])" office:value-type="float" office:value="600" calcext:value-type="float">
            <text:p>600</text:p>
          </table:table-cell>
          <table:table-cell table:formula="of:=MAX([.$C164])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(45-[.J164])/45" office:value-type="float" office:value="0.222222222222222" calcext:value-type="float">
            <text:p>0.222</text:p>
          </table:table-cell>
          <table:table-cell office:value-type="float" office:value="14" calcext:value-type="float">
            <text:p>14</text:p>
          </table:table-cell>
          <table:table-cell table:formula="of:=(45-[.L164])/45" office:value-type="float" office:value="0.688888888888889" calcext:value-type="float">
            <text:p>0.689</text:p>
          </table:table-cell>
        </table:table-row>
        <table:table-row table:style-name="ro1">
          <table:table-cell office:value-type="string" calcext:value-type="string">
            <text:p>training/user9/aso/training_set.lp</text:p>
          </table:table-cell>
          <table:table-cell office:value-type="float" office:value="17.8116" calcext:value-type="float">
            <text:p>17.8116</text:p>
          </table:table-cell>
          <table:table-cell office:value-type="float" office:value="0" calcext:value-type="float">
            <text:p>0</text:p>
          </table:table-cell>
          <table:table-cell table:formula="of:=MIN([.$B165])" office:value-type="float" office:value="17.8116" calcext:value-type="float">
            <text:p>17.8116</text:p>
          </table:table-cell>
          <table:table-cell table:formula="of:=MIN([.$C165])" office:value-type="float" office:value="0" calcext:value-type="float">
            <text:p>0</text:p>
          </table:table-cell>
          <table:table-cell table:formula="of:=MEDIAN([.$B165])" office:value-type="float" office:value="17.8116" calcext:value-type="float">
            <text:p>17.8116</text:p>
          </table:table-cell>
          <table:table-cell table:formula="of:=MEDIAN([.$C165])" office:value-type="float" office:value="0" calcext:value-type="float">
            <text:p>0</text:p>
          </table:table-cell>
          <table:table-cell table:formula="of:=MAX([.$B165])" office:value-type="float" office:value="17.8116" calcext:value-type="float">
            <text:p>17.8116</text:p>
          </table:table-cell>
          <table:table-cell table:formula="of:=MAX([.$C165])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(45-[.J165])/45" office:value-type="float" office:value="0.511111111111111" calcext:value-type="float">
            <text:p>0.511</text:p>
          </table:table-cell>
          <table:table-cell office:value-type="float" office:value="0" calcext:value-type="float">
            <text:p>0</text:p>
          </table:table-cell>
          <table:table-cell table:formula="of:=(45-[.L16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66])" office:value-type="float" office:value="600" calcext:value-type="float">
            <text:p>600</text:p>
          </table:table-cell>
          <table:table-cell table:formula="of:=MIN([.$C166])" office:value-type="float" office:value="1" calcext:value-type="float">
            <text:p>1</text:p>
          </table:table-cell>
          <table:table-cell table:formula="of:=MEDIAN([.$B166])" office:value-type="float" office:value="600" calcext:value-type="float">
            <text:p>600</text:p>
          </table:table-cell>
          <table:table-cell table:formula="of:=MEDIAN([.$C166])" office:value-type="float" office:value="1" calcext:value-type="float">
            <text:p>1</text:p>
          </table:table-cell>
          <table:table-cell table:formula="of:=MAX([.$B166])" office:value-type="float" office:value="600" calcext:value-type="float">
            <text:p>600</text:p>
          </table:table-cell>
          <table:table-cell table:formula="of:=MAX([.$C166])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formula="of:=(45-[.J166])/45" office:value-type="float" office:value="0.577777777777778" calcext:value-type="float">
            <text:p>0.578</text:p>
          </table:table-cell>
          <table:table-cell office:value-type="float" office:value="0" calcext:value-type="float">
            <text:p>0</text:p>
          </table:table-cell>
          <table:table-cell table:formula="of:=(45-[.L166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67])" office:value-type="float" office:value="600" calcext:value-type="float">
            <text:p>600</text:p>
          </table:table-cell>
          <table:table-cell table:formula="of:=MIN([.$C167])" office:value-type="float" office:value="1" calcext:value-type="float">
            <text:p>1</text:p>
          </table:table-cell>
          <table:table-cell table:formula="of:=MEDIAN([.$B167])" office:value-type="float" office:value="600" calcext:value-type="float">
            <text:p>600</text:p>
          </table:table-cell>
          <table:table-cell table:formula="of:=MEDIAN([.$C167])" office:value-type="float" office:value="1" calcext:value-type="float">
            <text:p>1</text:p>
          </table:table-cell>
          <table:table-cell table:formula="of:=MAX([.$B167])" office:value-type="float" office:value="600" calcext:value-type="float">
            <text:p>600</text:p>
          </table:table-cell>
          <table:table-cell table:formula="of:=MAX([.$C167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67])/45" office:value-type="float" office:value="0.444444444444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table:formula="of:=(45-[.L167])/45" office:value-type="float" office:value="0.533333333333333" calcext:value-type="float">
            <text:p>0.533</text:p>
          </table:table-cell>
        </table:table-row>
        <table:table-row table:style-name="ro1">
          <table:table-cell office:value-type="string" calcext:value-type="string">
            <text:p>training/user90/aso/training_set.lp</text:p>
          </table:table-cell>
          <table:table-cell office:value-type="float" office:value="97.0828" calcext:value-type="float">
            <text:p>97.0828</text:p>
          </table:table-cell>
          <table:table-cell office:value-type="float" office:value="0" calcext:value-type="float">
            <text:p>0</text:p>
          </table:table-cell>
          <table:table-cell table:formula="of:=MIN([.$B168])" office:value-type="float" office:value="97.0828" calcext:value-type="float">
            <text:p>97.0828</text:p>
          </table:table-cell>
          <table:table-cell table:formula="of:=MIN([.$C168])" office:value-type="float" office:value="0" calcext:value-type="float">
            <text:p>0</text:p>
          </table:table-cell>
          <table:table-cell table:formula="of:=MEDIAN([.$B168])" office:value-type="float" office:value="97.0828" calcext:value-type="float">
            <text:p>97.0828</text:p>
          </table:table-cell>
          <table:table-cell table:formula="of:=MEDIAN([.$C168])" office:value-type="float" office:value="0" calcext:value-type="float">
            <text:p>0</text:p>
          </table:table-cell>
          <table:table-cell table:formula="of:=MAX([.$B168])" office:value-type="float" office:value="97.0828" calcext:value-type="float">
            <text:p>97.0828</text:p>
          </table:table-cell>
          <table:table-cell table:formula="of:=MAX([.$C168])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formula="of:=(45-[.J168])/45" office:value-type="float" office:value="0.0888888888888889" calcext:value-type="float">
            <text:p>0.089</text:p>
          </table:table-cell>
          <table:table-cell office:value-type="float" office:value="2" calcext:value-type="float">
            <text:p>2</text:p>
          </table:table-cell>
          <table:table-cell table:formula="of:=(45-[.L168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90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69])" office:value-type="float" office:value="600" calcext:value-type="float">
            <text:p>600</text:p>
          </table:table-cell>
          <table:table-cell table:formula="of:=MIN([.$C169])" office:value-type="float" office:value="1" calcext:value-type="float">
            <text:p>1</text:p>
          </table:table-cell>
          <table:table-cell table:formula="of:=MEDIAN([.$B169])" office:value-type="float" office:value="600" calcext:value-type="float">
            <text:p>600</text:p>
          </table:table-cell>
          <table:table-cell table:formula="of:=MEDIAN([.$C169])" office:value-type="float" office:value="1" calcext:value-type="float">
            <text:p>1</text:p>
          </table:table-cell>
          <table:table-cell table:formula="of:=MAX([.$B169])" office:value-type="float" office:value="600" calcext:value-type="float">
            <text:p>600</text:p>
          </table:table-cell>
          <table:table-cell table:formula="of:=MAX([.$C169])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(45-[.J169])/45" office:value-type="float" office:value="0.466666666666667" calcext:value-type="float">
            <text:p>0.467</text:p>
          </table:table-cell>
          <table:table-cell office:value-type="float" office:value="0" calcext:value-type="float">
            <text:p>0</text:p>
          </table:table-cell>
          <table:table-cell table:formula="of:=(45-[.L169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0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70])" office:value-type="float" office:value="600" calcext:value-type="float">
            <text:p>600</text:p>
          </table:table-cell>
          <table:table-cell table:formula="of:=MIN([.$C170])" office:value-type="float" office:value="1" calcext:value-type="float">
            <text:p>1</text:p>
          </table:table-cell>
          <table:table-cell table:formula="of:=MEDIAN([.$B170])" office:value-type="float" office:value="600" calcext:value-type="float">
            <text:p>600</text:p>
          </table:table-cell>
          <table:table-cell table:formula="of:=MEDIAN([.$C170])" office:value-type="float" office:value="1" calcext:value-type="float">
            <text:p>1</text:p>
          </table:table-cell>
          <table:table-cell table:formula="of:=MAX([.$B170])" office:value-type="float" office:value="600" calcext:value-type="float">
            <text:p>600</text:p>
          </table:table-cell>
          <table:table-cell table:formula="of:=MAX([.$C170])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(45-[.J170])/45" office:value-type="float" office:value="0.511111111111111" calcext:value-type="float">
            <text:p>0.511</text:p>
          </table:table-cell>
          <table:table-cell office:value-type="float" office:value="15" calcext:value-type="float">
            <text:p>15</text:p>
          </table:table-cell>
          <table:table-cell table:formula="of:=(45-[.L170])/45" office:value-type="float" office:value="0.666666666666667" calcext:value-type="float">
            <text:p>0.667</text:p>
          </table:table-cell>
        </table:table-row>
        <table:table-row table:style-name="ro1">
          <table:table-cell office:value-type="string" calcext:value-type="string">
            <text:p>training/user92/aso/training_set.lp</text:p>
          </table:table-cell>
          <table:table-cell office:value-type="float" office:value="17.6735" calcext:value-type="float">
            <text:p>17.6735</text:p>
          </table:table-cell>
          <table:table-cell office:value-type="float" office:value="0" calcext:value-type="float">
            <text:p>0</text:p>
          </table:table-cell>
          <table:table-cell table:formula="of:=MIN([.$B171])" office:value-type="float" office:value="17.6735" calcext:value-type="float">
            <text:p>17.6735</text:p>
          </table:table-cell>
          <table:table-cell table:formula="of:=MIN([.$C171])" office:value-type="float" office:value="0" calcext:value-type="float">
            <text:p>0</text:p>
          </table:table-cell>
          <table:table-cell table:formula="of:=MEDIAN([.$B171])" office:value-type="float" office:value="17.6735" calcext:value-type="float">
            <text:p>17.6735</text:p>
          </table:table-cell>
          <table:table-cell table:formula="of:=MEDIAN([.$C171])" office:value-type="float" office:value="0" calcext:value-type="float">
            <text:p>0</text:p>
          </table:table-cell>
          <table:table-cell table:formula="of:=MAX([.$B171])" office:value-type="float" office:value="17.6735" calcext:value-type="float">
            <text:p>17.6735</text:p>
          </table:table-cell>
          <table:table-cell table:formula="of:=MAX([.$C171])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formula="of:=(45-[.J171])/45" office:value-type="float" office:value="0.311111111111111" calcext:value-type="float">
            <text:p>0.311</text:p>
          </table:table-cell>
          <table:table-cell office:value-type="float" office:value="0" calcext:value-type="float">
            <text:p>0</text:p>
          </table:table-cell>
          <table:table-cell table:formula="of:=(45-[.L171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2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72])" office:value-type="float" office:value="600" calcext:value-type="float">
            <text:p>600</text:p>
          </table:table-cell>
          <table:table-cell table:formula="of:=MIN([.$C172])" office:value-type="float" office:value="1" calcext:value-type="float">
            <text:p>1</text:p>
          </table:table-cell>
          <table:table-cell table:formula="of:=MEDIAN([.$B172])" office:value-type="float" office:value="600" calcext:value-type="float">
            <text:p>600</text:p>
          </table:table-cell>
          <table:table-cell table:formula="of:=MEDIAN([.$C172])" office:value-type="float" office:value="1" calcext:value-type="float">
            <text:p>1</text:p>
          </table:table-cell>
          <table:table-cell table:formula="of:=MAX([.$B172])" office:value-type="float" office:value="600" calcext:value-type="float">
            <text:p>600</text:p>
          </table:table-cell>
          <table:table-cell table:formula="of:=MAX([.$C172]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(45-[.J172])/45" office:value-type="float" office:value="0.444444444444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 table:formula="of:=(45-[.L172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2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73])" office:value-type="float" office:value="600" calcext:value-type="float">
            <text:p>600</text:p>
          </table:table-cell>
          <table:table-cell table:formula="of:=MIN([.$C173])" office:value-type="float" office:value="1" calcext:value-type="float">
            <text:p>1</text:p>
          </table:table-cell>
          <table:table-cell table:formula="of:=MEDIAN([.$B173])" office:value-type="float" office:value="600" calcext:value-type="float">
            <text:p>600</text:p>
          </table:table-cell>
          <table:table-cell table:formula="of:=MEDIAN([.$C173])" office:value-type="float" office:value="1" calcext:value-type="float">
            <text:p>1</text:p>
          </table:table-cell>
          <table:table-cell table:formula="of:=MAX([.$B173])" office:value-type="float" office:value="600" calcext:value-type="float">
            <text:p>600</text:p>
          </table:table-cell>
          <table:table-cell table:formula="of:=MAX([.$C173])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(45-[.J173])/45" office:value-type="float" office:value="0.244444444444444" calcext:value-type="float">
            <text:p>0.244</text:p>
          </table:table-cell>
          <table:table-cell office:value-type="float" office:value="16" calcext:value-type="float">
            <text:p>16</text:p>
          </table:table-cell>
          <table:table-cell table:formula="of:=(45-[.L173])/45" office:value-type="float" office:value="0.644444444444444" calcext:value-type="float">
            <text:p>0.644</text:p>
          </table:table-cell>
        </table:table-row>
        <table:table-row table:style-name="ro1">
          <table:table-cell office:value-type="string" calcext:value-type="string">
            <text:p>training/user96/aso/training_set.lp</text:p>
          </table:table-cell>
          <table:table-cell office:value-type="float" office:value="22.5818" calcext:value-type="float">
            <text:p>22.5818</text:p>
          </table:table-cell>
          <table:table-cell office:value-type="float" office:value="0" calcext:value-type="float">
            <text:p>0</text:p>
          </table:table-cell>
          <table:table-cell table:formula="of:=MIN([.$B174])" office:value-type="float" office:value="22.5818" calcext:value-type="float">
            <text:p>22.5818</text:p>
          </table:table-cell>
          <table:table-cell table:formula="of:=MIN([.$C174])" office:value-type="float" office:value="0" calcext:value-type="float">
            <text:p>0</text:p>
          </table:table-cell>
          <table:table-cell table:formula="of:=MEDIAN([.$B174])" office:value-type="float" office:value="22.5818" calcext:value-type="float">
            <text:p>22.5818</text:p>
          </table:table-cell>
          <table:table-cell table:formula="of:=MEDIAN([.$C174])" office:value-type="float" office:value="0" calcext:value-type="float">
            <text:p>0</text:p>
          </table:table-cell>
          <table:table-cell table:formula="of:=MAX([.$B174])" office:value-type="float" office:value="22.5818" calcext:value-type="float">
            <text:p>22.5818</text:p>
          </table:table-cell>
          <table:table-cell table:formula="of:=MAX([.$C174])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(45-[.J174])/45" office:value-type="float" office:value="0.488888888888889" calcext:value-type="float">
            <text:p>0.489</text:p>
          </table:table-cell>
          <table:table-cell office:value-type="float" office:value="0" calcext:value-type="float">
            <text:p>0</text:p>
          </table:table-cell>
          <table:table-cell table:formula="of:=(45-[.L174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75])" office:value-type="float" office:value="600" calcext:value-type="float">
            <text:p>600</text:p>
          </table:table-cell>
          <table:table-cell table:formula="of:=MIN([.$C175])" office:value-type="float" office:value="1" calcext:value-type="float">
            <text:p>1</text:p>
          </table:table-cell>
          <table:table-cell table:formula="of:=MEDIAN([.$B175])" office:value-type="float" office:value="600" calcext:value-type="float">
            <text:p>600</text:p>
          </table:table-cell>
          <table:table-cell table:formula="of:=MEDIAN([.$C175])" office:value-type="float" office:value="1" calcext:value-type="float">
            <text:p>1</text:p>
          </table:table-cell>
          <table:table-cell table:formula="of:=MAX([.$B175])" office:value-type="float" office:value="600" calcext:value-type="float">
            <text:p>600</text:p>
          </table:table-cell>
          <table:table-cell table:formula="of:=MAX([.$C175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(45-[.J175])/45" office:value-type="float" office:value="0.555555555555556" calcext:value-type="float">
            <text:p>0.556</text:p>
          </table:table-cell>
          <table:table-cell office:value-type="float" office:value="0" calcext:value-type="float">
            <text:p>0</text:p>
          </table:table-cell>
          <table:table-cell table:formula="of:=(45-[.L175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6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76])" office:value-type="float" office:value="600" calcext:value-type="float">
            <text:p>600</text:p>
          </table:table-cell>
          <table:table-cell table:formula="of:=MIN([.$C176])" office:value-type="float" office:value="1" calcext:value-type="float">
            <text:p>1</text:p>
          </table:table-cell>
          <table:table-cell table:formula="of:=MEDIAN([.$B176])" office:value-type="float" office:value="600" calcext:value-type="float">
            <text:p>600</text:p>
          </table:table-cell>
          <table:table-cell table:formula="of:=MEDIAN([.$C176])" office:value-type="float" office:value="1" calcext:value-type="float">
            <text:p>1</text:p>
          </table:table-cell>
          <table:table-cell table:formula="of:=MAX([.$B176])" office:value-type="float" office:value="600" calcext:value-type="float">
            <text:p>600</text:p>
          </table:table-cell>
          <table:table-cell table:formula="of:=MAX([.$C176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76])/45" office:value-type="float" office:value="0.4" calcext:value-type="float">
            <text:p>0.400</text:p>
          </table:table-cell>
          <table:table-cell office:value-type="float" office:value="13" calcext:value-type="float">
            <text:p>13</text:p>
          </table:table-cell>
          <table:table-cell table:formula="of:=(45-[.L176])/45" office:value-type="float" office:value="0.711111111111111" calcext:value-type="float">
            <text:p>0.711</text:p>
          </table:table-cell>
        </table:table-row>
        <table:table-row table:style-name="ro1">
          <table:table-cell office:value-type="string" calcext:value-type="string">
            <text:p>training/user99/aso/training_set.lp</text:p>
          </table:table-cell>
          <table:table-cell office:value-type="float" office:value="106.392" calcext:value-type="float">
            <text:p>106.392</text:p>
          </table:table-cell>
          <table:table-cell office:value-type="float" office:value="0" calcext:value-type="float">
            <text:p>0</text:p>
          </table:table-cell>
          <table:table-cell table:formula="of:=MIN([.$B177])" office:value-type="float" office:value="106.392" calcext:value-type="float">
            <text:p>106.392</text:p>
          </table:table-cell>
          <table:table-cell table:formula="of:=MIN([.$C177])" office:value-type="float" office:value="0" calcext:value-type="float">
            <text:p>0</text:p>
          </table:table-cell>
          <table:table-cell table:formula="of:=MEDIAN([.$B177])" office:value-type="float" office:value="106.392" calcext:value-type="float">
            <text:p>106.392</text:p>
          </table:table-cell>
          <table:table-cell table:formula="of:=MEDIAN([.$C177])" office:value-type="float" office:value="0" calcext:value-type="float">
            <text:p>0</text:p>
          </table:table-cell>
          <table:table-cell table:formula="of:=MAX([.$B177])" office:value-type="float" office:value="106.392" calcext:value-type="float">
            <text:p>106.392</text:p>
          </table:table-cell>
          <table:table-cell table:formula="of:=MAX([.$C177])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(45-[.J177])/45" office:value-type="float" office:value="0.333333333333333" calcext:value-type="float">
            <text:p>0.333</text:p>
          </table:table-cell>
          <table:table-cell office:value-type="float" office:value="2" calcext:value-type="float">
            <text:p>2</text:p>
          </table:table-cell>
          <table:table-cell table:formula="of:=(45-[.L177])/45" office:value-type="float" office:value="0.955555555555556" calcext:value-type="float">
            <text:p>0.956</text:p>
          </table:table-cell>
        </table:table-row>
        <table:table-row table:style-name="ro1">
          <table:table-cell office:value-type="string" calcext:value-type="string">
            <text:p>training/user99/less_weigh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78])" office:value-type="float" office:value="600" calcext:value-type="float">
            <text:p>600</text:p>
          </table:table-cell>
          <table:table-cell table:formula="of:=MIN([.$C178])" office:value-type="float" office:value="1" calcext:value-type="float">
            <text:p>1</text:p>
          </table:table-cell>
          <table:table-cell table:formula="of:=MEDIAN([.$B178])" office:value-type="float" office:value="600" calcext:value-type="float">
            <text:p>600</text:p>
          </table:table-cell>
          <table:table-cell table:formula="of:=MEDIAN([.$C178])" office:value-type="float" office:value="1" calcext:value-type="float">
            <text:p>1</text:p>
          </table:table-cell>
          <table:table-cell table:formula="of:=MAX([.$B178])" office:value-type="float" office:value="600" calcext:value-type="float">
            <text:p>600</text:p>
          </table:table-cell>
          <table:table-cell table:formula="of:=MAX([.$C178])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formula="of:=(45-[.J178])/45" office:value-type="float" office:value="0.4" calcext:value-type="float">
            <text:p>0.400</text:p>
          </table:table-cell>
          <table:table-cell office:value-type="float" office:value="0" calcext:value-type="float">
            <text:p>0</text:p>
          </table:table-cell>
          <table:table-cell table:formula="of:=(45-[.L178])/45" office:value-type="float" office:value="1" calcext:value-type="float">
            <text:p>1.000</text:p>
          </table:table-cell>
        </table:table-row>
        <table:table-row table:style-name="ro1">
          <table:table-cell office:value-type="string" calcext:value-type="string">
            <text:p>training/user99/poset/training_set.lp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MIN([.$B179])" office:value-type="float" office:value="600" calcext:value-type="float">
            <text:p>600</text:p>
          </table:table-cell>
          <table:table-cell table:formula="of:=MIN([.$C179])" office:value-type="float" office:value="1" calcext:value-type="float">
            <text:p>1</text:p>
          </table:table-cell>
          <table:table-cell table:formula="of:=MEDIAN([.$B179])" office:value-type="float" office:value="600" calcext:value-type="float">
            <text:p>600</text:p>
          </table:table-cell>
          <table:table-cell table:formula="of:=MEDIAN([.$C179])" office:value-type="float" office:value="1" calcext:value-type="float">
            <text:p>1</text:p>
          </table:table-cell>
          <table:table-cell table:formula="of:=MAX([.$B179])" office:value-type="float" office:value="600" calcext:value-type="float">
            <text:p>600</text:p>
          </table:table-cell>
          <table:table-cell table:formula="of:=MAX([.$C179]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formula="of:=(45-[.J179])/45" office:value-type="float" office:value="0.355555555555556" calcext:value-type="float">
            <text:p>0.356</text:p>
          </table:table-cell>
          <table:table-cell office:value-type="float" office:value="10" calcext:value-type="float">
            <text:p>10</text:p>
          </table:table-cell>
          <table:table-cell table:formula="of:=(45-[.L179])/45" office:value-type="float" office:value="0.777777777777778" calcext:value-type="float">
            <text:p>0.77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179])" office:value-type="float" office:value="73149.0559" calcext:value-type="float">
            <text:p>73149.0559</text:p>
          </table:table-cell>
          <table:table-cell table:formula="of:=SUM([.C3:.C179])" office:value-type="float" office:value="119" calcext:value-type="float">
            <text:p>119</text:p>
          </table:table-cell>
          <table:table-cell table:formula="of:=SUM([.D3:.D179])" office:value-type="float" office:value="73149.0559" calcext:value-type="float">
            <text:p>73149.0559</text:p>
          </table:table-cell>
          <table:table-cell table:formula="of:=SUM([.E3:.E179])" office:value-type="float" office:value="119" calcext:value-type="float">
            <text:p>119</text:p>
          </table:table-cell>
          <table:table-cell table:formula="of:=SUM([.F3:.F179])" office:value-type="float" office:value="73149.0559" calcext:value-type="float">
            <text:p>73149.0559</text:p>
          </table:table-cell>
          <table:table-cell table:formula="of:=SUM([.G3:.G179])" office:value-type="float" office:value="119" calcext:value-type="float">
            <text:p>119</text:p>
          </table:table-cell>
          <table:table-cell table:formula="of:=SUM([.H3:.H179])" office:value-type="float" office:value="73149.0559" calcext:value-type="float">
            <text:p>73149.0559</text:p>
          </table:table-cell>
          <table:table-cell table:formula="of:=SUM([.I3:.I179])"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G</text:p>
          </table:table-cell>
          <table:table-cell table:formula="of:=AVERAGE([.B3:.B179])" office:value-type="float" office:value="413.271502259887" calcext:value-type="float">
            <text:p>413.271502259887</text:p>
          </table:table-cell>
          <table:table-cell table:formula="of:=AVERAGE([.C3:.C179])" office:value-type="float" office:value="0.672316384180791" calcext:value-type="float">
            <text:p>0.672316384180791</text:p>
          </table:table-cell>
          <table:table-cell table:formula="of:=AVERAGE([.D3:.D179])" office:value-type="float" office:value="413.271502259887" calcext:value-type="float">
            <text:p>413.271502259887</text:p>
          </table:table-cell>
          <table:table-cell table:formula="of:=AVERAGE([.E3:.E179])" office:value-type="float" office:value="0.672316384180791" calcext:value-type="float">
            <text:p>0.672316384180791</text:p>
          </table:table-cell>
          <table:table-cell table:formula="of:=AVERAGE([.F3:.F179])" office:value-type="float" office:value="413.271502259887" calcext:value-type="float">
            <text:p>413.271502259887</text:p>
          </table:table-cell>
          <table:table-cell table:formula="of:=AVERAGE([.G3:.G179])" office:value-type="float" office:value="0.672316384180791" calcext:value-type="float">
            <text:p>0.672316384180791</text:p>
          </table:table-cell>
          <table:table-cell table:formula="of:=AVERAGE([.H3:.H179])" office:value-type="float" office:value="413.271502259887" calcext:value-type="float">
            <text:p>413.271502259887</text:p>
          </table:table-cell>
          <table:table-cell table:formula="of:=AVERAGE([.I3:.I179])" office:value-type="float" office:value="0.672316384180791" calcext:value-type="float">
            <text:p>0.6723163841807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V</text:p>
          </table:table-cell>
          <table:table-cell table:formula="of:=STDEV([.B3:.B179])" office:value-type="float" office:value="268.591755467823" calcext:value-type="float">
            <text:p>268.591755467823</text:p>
          </table:table-cell>
          <table:table-cell table:formula="of:=STDEV([.C3:.C179])" office:value-type="float" office:value="0.470700338244212" calcext:value-type="float">
            <text:p>0.470700338244212</text:p>
          </table:table-cell>
          <table:table-cell table:formula="of:=STDEV([.D3:.D179])" office:value-type="float" office:value="268.591755467823" calcext:value-type="float">
            <text:p>268.591755467823</text:p>
          </table:table-cell>
          <table:table-cell table:formula="of:=STDEV([.E3:.E179])" office:value-type="float" office:value="0.470700338244212" calcext:value-type="float">
            <text:p>0.470700338244212</text:p>
          </table:table-cell>
          <table:table-cell table:formula="of:=STDEV([.F3:.F179])" office:value-type="float" office:value="268.591755467823" calcext:value-type="float">
            <text:p>268.591755467823</text:p>
          </table:table-cell>
          <table:table-cell table:formula="of:=STDEV([.G3:.G179])" office:value-type="float" office:value="0.470700338244212" calcext:value-type="float">
            <text:p>0.470700338244212</text:p>
          </table:table-cell>
          <table:table-cell table:formula="of:=STDEV([.H3:.H179])" office:value-type="float" office:value="268.591755467823" calcext:value-type="float">
            <text:p>268.591755467823</text:p>
          </table:table-cell>
          <table:table-cell table:formula="of:=STDEV([.I3:.I179])" office:value-type="float" office:value="0.470700338244212" calcext:value-type="float">
            <text:p>0.4707003382442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ST</text:p>
          </table:table-cell>
          <table:table-cell table:number-matrix-columns-spanned="1" table:number-matrix-rows-spanned="1" table:formula="of:=SUM(([.B3:.B179]-[.$D3:.$D179])^2)^0.5" office:value-type="float" office:value="0" calcext:value-type="float">
            <text:p>0</text:p>
          </table:table-cell>
          <table:table-cell table:number-matrix-columns-spanned="1" table:number-matrix-rows-spanned="1" table:formula="of:=SUM(([.C3:.C179]-[.$E3:.$E179])^2)^0.5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ST</text:p>
          </table:table-cell>
          <table:table-cell table:number-matrix-columns-spanned="1" table:number-matrix-rows-spanned="1" table:formula="of:=SUM([.B3:.B179]=[.$D3:.$D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E3:.$E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TTER</text:p>
          </table:table-cell>
          <table:table-cell table:number-matrix-columns-spanned="1" table:number-matrix-rows-spanned="1" table:formula="of:=SUM([.B3:.B179]&l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l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E</text:p>
          </table:table-cell>
          <table:table-cell table:number-matrix-columns-spanned="1" table:number-matrix-rows-spanned="1" table:formula="of:=SUM([.B3:.B179]&gt;[.$F3:.$F179])" office:value-type="float" office:value="0" calcext:value-type="float">
            <text:p>0</text:p>
          </table:table-cell>
          <table:table-cell table:number-matrix-columns-spanned="1" table:number-matrix-rows-spanned="1" table:formula="of:=SUM([.C3:.C179]&gt;[.$G3:.$G179])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ORST</text:p>
          </table:table-cell>
          <table:table-cell table:number-matrix-columns-spanned="1" table:number-matrix-rows-spanned="1" table:formula="of:=SUM([.B3:.B179]=[.$H3:.$H179])" office:value-type="float" office:value="177" calcext:value-type="float">
            <text:p>177</text:p>
          </table:table-cell>
          <table:table-cell table:number-matrix-columns-spanned="1" table:number-matrix-rows-spanned="1" table:formula="of:=SUM([.C3:.C179]=[.$I3:.$I179])" office:value-type="float" office:value="177" calcext:value-type="float">
            <text:p>177</text:p>
          </table:table-cell>
          <table:table-cell table:number-columns-repeated="10"/>
        </table:table-row>
        <table:table-row table:style-name="ro1" table:number-rows-repeated="104838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tats" table:style-name="ta1">
        <office:forms form:automatic-focus="false" form:apply-design-mode="false"/>
        <table:table-column table:style-name="co4" table:number-columns-repeated="5" table:default-cell-style-name="Default"/>
        <table:table-column table:style-name="co4" table:number-columns-repeated="2" table:default-cell-style-name="ce2"/>
        <table:table-row table:style-name="ro1">
          <table:table-cell table:style-name="ce4"/>
          <table:table-cell table:style-name="ce4" office:value-type="string" calcext:value-type="string">
            <text:p>avg val all</text:p>
          </table:table-cell>
          <table:table-cell table:style-name="ce4" office:value-type="string" calcext:value-type="string">
            <text:p>avg train all</text:p>
          </table:table-cell>
          <table:table-cell table:style-name="ce6"/>
          <table:table-cell table:style-name="ce4"/>
          <table:table-cell table:style-name="ce5" office:value-type="string" calcext:value-type="string">
            <text:p>avg val</text:p>
          </table:table-cell>
          <table:table-cell table:style-name="ce5" office:value-type="string" calcext:value-type="string">
            <text:p>avg train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5" table:formula="of:=AVERAGE(INDIRECT(&quot;$Instances.K&quot;&amp;(ROW([.A2])-1)*3):INDIRECT(&quot;$Instances.K&quot;&amp;(ROW([.A2])-1)*3+2))" office:value-type="float" office:value="0.155555555555556" calcext:value-type="float">
            <text:p>0.156</text:p>
          </table:table-cell>
          <table:table-cell table:style-name="ce5" table:formula="of:=AVERAGE(INDIRECT(&quot;$Instances.M&quot;&amp;(ROW([.B2])-1)*3):INDIRECT(&quot;$Instances.M&quot;&amp;(ROW([.B2])-1)*3+2))" office:value-type="float" office:value="0.851851851851852" calcext:value-type="float">
            <text:p>0.852</text:p>
          </table:table-cell>
          <table:table-cell table:style-name="ce6"/>
          <table:table-cell table:style-name="ce4" office:value-type="string" calcext:value-type="string">
            <text:p>aso</text:p>
          </table:table-cell>
          <table:table-cell table:style-name="ce5" table:formula="of:=AVERAGE([$Instances.K3];[$Instances.K6];[$Instances.K9];[$Instances.K12];[$Instances.K15];[$Instances.K18];[$Instances.K21];[$Instances.K24];[$Instances.K27];[$Instances.K30];[$Instances.K33];[$Instances.K36];[$Instances.K39];[$Instances.K42];[$Instances.K45];[$Instances.K48];[$Instances.K51];[$Instances.K54];[$Instances.K57];[$Instances.K60];[$Instances.K63];[$Instances.K66];[$Instances.K69];[$Instances.K72];[$Instances.K75];[$Instances.K78];[$Instances.K81];[$Instances.K84];[$Instances.K87];[$Instances.K90];[$Instances.K93];[$Instances.K96];[$Instances.K99];[$Instances.K102];[$Instances.K105];[$Instances.K108];[$Instances.K111];[$Instances.K114];[$Instances.K117];[$Instances.K120];[$Instances.K123];[$Instances.K126];[$Instances.K129];[$Instances.K132];[$Instances.K135];[$Instances.K138];[$Instances.K141];[$Instances.K144];[$Instances.K147];[$Instances.K150];[$Instances.K153];[$Instances.K156];[$Instances.K159];[$Instances.K162];[$Instances.K165];[$Instances.K168];[$Instances.K171];[$Instances.K174];[$Instances.K177])" office:value-type="float" office:value="0.416195856873823" calcext:value-type="float">
            <text:p>0.416</text:p>
          </table:table-cell>
          <table:table-cell table:style-name="ce5" table:formula="of:=AVERAGE([$Instances.M3];[$Instances.M6];[$Instances.M9];[$Instances.M12];[$Instances.M15];[$Instances.M18];[$Instances.M21];[$Instances.M24];[$Instances.M27];[$Instances.M30];[$Instances.M33];[$Instances.M36];[$Instances.M39];[$Instances.M42];[$Instances.M45];[$Instances.M48];[$Instances.M51];[$Instances.M54];[$Instances.M57];[$Instances.M60];[$Instances.M63];[$Instances.M66];[$Instances.M69];[$Instances.M72];[$Instances.M75];[$Instances.M78];[$Instances.M81];[$Instances.M84];[$Instances.M87];[$Instances.M90];[$Instances.M93];[$Instances.M96];[$Instances.M99];[$Instances.M102];[$Instances.M105];[$Instances.M108];[$Instances.M111];[$Instances.M114];[$Instances.M117];[$Instances.M120];[$Instances.M123];[$Instances.M126];[$Instances.M129];[$Instances.M132];[$Instances.M135];[$Instances.M138];[$Instances.M141];[$Instances.M144];[$Instances.M147];[$Instances.M150];[$Instances.M153];[$Instances.M156];[$Instances.M159];[$Instances.M162];[$Instances.M165];[$Instances.M168];[$Instances.M171];[$Instances.M174];[$Instances.M177])" office:value-type="float" office:value="0.972128060263653" calcext:value-type="float">
            <text:p>0.972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5" table:formula="of:=AVERAGE(INDIRECT(&quot;$Instances.K&quot;&amp;(ROW([.A3])-1)*3):INDIRECT(&quot;$Instances.K&quot;&amp;(ROW([.A3])-1)*3+2))" office:value-type="float" office:value="0.511111111111111" calcext:value-type="float">
            <text:p>0.511</text:p>
          </table:table-cell>
          <table:table-cell table:style-name="ce5" table:formula="of:=AVERAGE(INDIRECT(&quot;$Instances.M&quot;&amp;(ROW([.B3])-1)*3):INDIRECT(&quot;$Instances.M&quot;&amp;(ROW([.B3])-1)*3+2))" office:value-type="float" office:value="0.874074074074074" calcext:value-type="float">
            <text:p>0.874</text:p>
          </table:table-cell>
          <table:table-cell table:style-name="ce6"/>
          <table:table-cell table:style-name="ce4" office:value-type="string" calcext:value-type="string">
            <text:p>lw </text:p>
          </table:table-cell>
          <table:table-cell table:style-name="ce5" table:formula="of:=AVERAGE([$Instances.K4];[$Instances.K7];[$Instances.K10];[$Instances.K13];[$Instances.K16];[$Instances.K19];[$Instances.K22];[$Instances.K25];[$Instances.K28];[$Instances.K31];[$Instances.K34];[$Instances.K37];[$Instances.K40];[$Instances.K43];[$Instances.K46];[$Instances.K49];[$Instances.K52];[$Instances.K55];[$Instances.K58];[$Instances.K61];[$Instances.K64];[$Instances.K67];[$Instances.K70];[$Instances.K73];[$Instances.K76];[$Instances.K79];[$Instances.K82];[$Instances.K85];[$Instances.K88];[$Instances.K91];[$Instances.K94];[$Instances.K97];[$Instances.K100];[$Instances.K103];[$Instances.K106];[$Instances.K109];[$Instances.K112];[$Instances.K115];[$Instances.K118];[$Instances.K121];[$Instances.K124];[$Instances.K127];[$Instances.K130];[$Instances.K133];[$Instances.K136];[$Instances.K139];[$Instances.K142];[$Instances.K145];[$Instances.K148];[$Instances.K151];[$Instances.K154];[$Instances.K157];[$Instances.K160];[$Instances.K163];[$Instances.K166];[$Instances.K169];[$Instances.K172];[$Instances.K175];[$Instances.K178])" office:value-type="float" office:value="0.458757062146893" calcext:value-type="float">
            <text:p>0.459</text:p>
          </table:table-cell>
          <table:table-cell table:style-name="ce5" table:formula="of:=AVERAGE([$Instances.M4];[$Instances.M7];[$Instances.M10];[$Instances.M13];[$Instances.M16];[$Instances.M19];[$Instances.M22];[$Instances.M25];[$Instances.M28];[$Instances.M31];[$Instances.M34];[$Instances.M37];[$Instances.M40];[$Instances.M43];[$Instances.M46];[$Instances.M49];[$Instances.M52];[$Instances.M55];[$Instances.M58];[$Instances.M61];[$Instances.M64];[$Instances.M67];[$Instances.M70];[$Instances.M73];[$Instances.M76];[$Instances.M79];[$Instances.M82];[$Instances.M85];[$Instances.M88];[$Instances.M91];[$Instances.M94];[$Instances.M97];[$Instances.M100];[$Instances.M103];[$Instances.M106];[$Instances.M109];[$Instances.M112];[$Instances.M115];[$Instances.M118];[$Instances.M121];[$Instances.M124];[$Instances.M127];[$Instances.M130];[$Instances.M133];[$Instances.M136];[$Instances.M139];[$Instances.M142];[$Instances.M145];[$Instances.M148];[$Instances.M151];[$Instances.M154];[$Instances.M157];[$Instances.M160];[$Instances.M163];[$Instances.M166];[$Instances.M169];[$Instances.M172];[$Instances.M175];[$Instances.M178])" office:value-type="float" office:value="0.993220338983051" calcext:value-type="float">
            <text:p>0.993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5" table:formula="of:=AVERAGE(INDIRECT(&quot;$Instances.K&quot;&amp;(ROW([.A4])-1)*3):INDIRECT(&quot;$Instances.K&quot;&amp;(ROW([.A4])-1)*3+2))" office:value-type="float" office:value="0.555555555555555" calcext:value-type="float">
            <text:p>0.556</text:p>
          </table:table-cell>
          <table:table-cell table:style-name="ce5" table:formula="of:=AVERAGE(INDIRECT(&quot;$Instances.M&quot;&amp;(ROW([.B4])-1)*3):INDIRECT(&quot;$Instances.M&quot;&amp;(ROW([.B4])-1)*3+2))" office:value-type="float" office:value="0.911111111111111" calcext:value-type="float">
            <text:p>0.911</text:p>
          </table:table-cell>
          <table:table-cell table:style-name="ce6"/>
          <table:table-cell table:style-name="ce4" office:value-type="string" calcext:value-type="string">
            <text:p>poset</text:p>
          </table:table-cell>
          <table:table-cell table:style-name="ce5" table:formula="of:=AVERAGE([$Instances.K5];[$Instances.K8];[$Instances.K11];[$Instances.K14];[$Instances.K17];[$Instances.K20];[$Instances.K23];[$Instances.K26];[$Instances.K29];[$Instances.K32];[$Instances.K35];[$Instances.K38];[$Instances.K41];[$Instances.K44];[$Instances.K47];[$Instances.K50];[$Instances.K53];[$Instances.K56];[$Instances.K59];[$Instances.K62];[$Instances.K65];[$Instances.K68];[$Instances.K71];[$Instances.K74];[$Instances.K77];[$Instances.K80];[$Instances.K83];[$Instances.K86];[$Instances.K89];[$Instances.K92];[$Instances.K95];[$Instances.K98];[$Instances.K101];[$Instances.K104];[$Instances.K107];[$Instances.K110];[$Instances.K113];[$Instances.K116];[$Instances.K119];[$Instances.K122];[$Instances.K125];[$Instances.K128];[$Instances.K131];[$Instances.K134];[$Instances.K137];[$Instances.K140];[$Instances.K143];[$Instances.K146];[$Instances.K149];[$Instances.K152];[$Instances.K155];[$Instances.K158];[$Instances.K161];[$Instances.K164];[$Instances.K167];[$Instances.K170];[$Instances.K173];[$Instances.K176];[$Instances.K179])" office:value-type="float" office:value="0.363465160075329" calcext:value-type="float">
            <text:p>0.363</text:p>
          </table:table-cell>
          <table:table-cell table:style-name="ce5" table:formula="of:=AVERAGE([$Instances.M5];[$Instances.M8];[$Instances.M11];[$Instances.M14];[$Instances.M17];[$Instances.M20];[$Instances.M23];[$Instances.M26];[$Instances.M29];[$Instances.M32];[$Instances.M35];[$Instances.M38];[$Instances.M41];[$Instances.M44];[$Instances.M47];[$Instances.M50];[$Instances.M53];[$Instances.M56];[$Instances.M59];[$Instances.M62];[$Instances.M65];[$Instances.M68];[$Instances.M71];[$Instances.M74];[$Instances.M77];[$Instances.M80];[$Instances.M83];[$Instances.M86];[$Instances.M89];[$Instances.M92];[$Instances.M95];[$Instances.M98];[$Instances.M101];[$Instances.M104];[$Instances.M107];[$Instances.M110];[$Instances.M113];[$Instances.M116];[$Instances.M119];[$Instances.M122];[$Instances.M125];[$Instances.M128];[$Instances.M131];[$Instances.M134];[$Instances.M137];[$Instances.M140];[$Instances.M143];[$Instances.M146];[$Instances.M149];[$Instances.M152];[$Instances.M155];[$Instances.M158];[$Instances.M161];[$Instances.M164];[$Instances.M167];[$Instances.M170];[$Instances.M173];[$Instances.M176];[$Instances.M179])" office:value-type="float" office:value="0.673822975517891" calcext:value-type="float">
            <text:p>0.674</text:p>
          </table:table-cell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5" table:formula="of:=AVERAGE(INDIRECT(&quot;$Instances.K&quot;&amp;(ROW([.A5])-1)*3):INDIRECT(&quot;$Instances.K&quot;&amp;(ROW([.A5])-1)*3+2))" office:value-type="float" office:value="0.466666666666667" calcext:value-type="float">
            <text:p>0.467</text:p>
          </table:table-cell>
          <table:table-cell table:style-name="ce5" table:formula="of:=AVERAGE(INDIRECT(&quot;$Instances.M&quot;&amp;(ROW([.B5])-1)*3):INDIRECT(&quot;$Instances.M&quot;&amp;(ROW([.B5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5" table:formula="of:=AVERAGE(INDIRECT(&quot;$Instances.K&quot;&amp;(ROW([.A6])-1)*3):INDIRECT(&quot;$Instances.K&quot;&amp;(ROW([.A6])-1)*3+2))" office:value-type="float" office:value="0.518518518518518" calcext:value-type="float">
            <text:p>0.519</text:p>
          </table:table-cell>
          <table:table-cell table:style-name="ce5" table:formula="of:=AVERAGE(INDIRECT(&quot;$Instances.M&quot;&amp;(ROW([.B6])-1)*3):INDIRECT(&quot;$Instances.M&quot;&amp;(ROW([.B6])-1)*3+2))" office:value-type="float" office:value="0.903703703703704" calcext:value-type="float">
            <text:p>0.90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5" table:formula="of:=AVERAGE(INDIRECT(&quot;$Instances.K&quot;&amp;(ROW([.A7])-1)*3):INDIRECT(&quot;$Instances.K&quot;&amp;(ROW([.A7])-1)*3+2))" office:value-type="float" office:value="0.533333333333334" calcext:value-type="float">
            <text:p>0.533</text:p>
          </table:table-cell>
          <table:table-cell table:style-name="ce5" table:formula="of:=AVERAGE(INDIRECT(&quot;$Instances.M&quot;&amp;(ROW([.B7])-1)*3):INDIRECT(&quot;$Instances.M&quot;&amp;(ROW([.B7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5" table:formula="of:=AVERAGE(INDIRECT(&quot;$Instances.K&quot;&amp;(ROW([.A8])-1)*3):INDIRECT(&quot;$Instances.K&quot;&amp;(ROW([.A8])-1)*3+2))" office:value-type="float" office:value="0.437037037037037" calcext:value-type="float">
            <text:p>0.437</text:p>
          </table:table-cell>
          <table:table-cell table:style-name="ce5" table:formula="of:=AVERAGE(INDIRECT(&quot;$Instances.M&quot;&amp;(ROW([.B8])-1)*3):INDIRECT(&quot;$Instances.M&quot;&amp;(ROW([.B8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5" table:formula="of:=AVERAGE(INDIRECT(&quot;$Instances.K&quot;&amp;(ROW([.A9])-1)*3):INDIRECT(&quot;$Instances.K&quot;&amp;(ROW([.A9])-1)*3+2))" office:value-type="float" office:value="0.466666666666667" calcext:value-type="float">
            <text:p>0.467</text:p>
          </table:table-cell>
          <table:table-cell table:style-name="ce5" table:formula="of:=AVERAGE(INDIRECT(&quot;$Instances.M&quot;&amp;(ROW([.B9])-1)*3):INDIRECT(&quot;$Instances.M&quot;&amp;(ROW([.B9])-1)*3+2))" office:value-type="float" office:value="0.844444444444445" calcext:value-type="float">
            <text:p>0.84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5" table:formula="of:=AVERAGE(INDIRECT(&quot;$Instances.K&quot;&amp;(ROW([.A10])-1)*3):INDIRECT(&quot;$Instances.K&quot;&amp;(ROW([.A10])-1)*3+2))" office:value-type="float" office:value="0.466666666666667" calcext:value-type="float">
            <text:p>0.467</text:p>
          </table:table-cell>
          <table:table-cell table:style-name="ce5" table:formula="of:=AVERAGE(INDIRECT(&quot;$Instances.M&quot;&amp;(ROW([.B10])-1)*3):INDIRECT(&quot;$Instances.M&quot;&amp;(ROW([.B10])-1)*3+2))" office:value-type="float" office:value="0.814814814814815" calcext:value-type="float">
            <text:p>0.815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5" table:formula="of:=AVERAGE(INDIRECT(&quot;$Instances.K&quot;&amp;(ROW([.A11])-1)*3):INDIRECT(&quot;$Instances.K&quot;&amp;(ROW([.A11])-1)*3+2))" office:value-type="float" office:value="0.407407407407407" calcext:value-type="float">
            <text:p>0.407</text:p>
          </table:table-cell>
          <table:table-cell table:style-name="ce5" table:formula="of:=AVERAGE(INDIRECT(&quot;$Instances.M&quot;&amp;(ROW([.B11])-1)*3):INDIRECT(&quot;$Instances.M&quot;&amp;(ROW([.B11])-1)*3+2))" office:value-type="float" office:value="0.903703703703703" calcext:value-type="float">
            <text:p>0.90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5" table:formula="of:=AVERAGE(INDIRECT(&quot;$Instances.K&quot;&amp;(ROW([.A12])-1)*3):INDIRECT(&quot;$Instances.K&quot;&amp;(ROW([.A12])-1)*3+2))" office:value-type="float" office:value="0.407407407407408" calcext:value-type="float">
            <text:p>0.407</text:p>
          </table:table-cell>
          <table:table-cell table:style-name="ce5" table:formula="of:=AVERAGE(INDIRECT(&quot;$Instances.M&quot;&amp;(ROW([.B12])-1)*3):INDIRECT(&quot;$Instances.M&quot;&amp;(ROW([.B12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5" table:formula="of:=AVERAGE(INDIRECT(&quot;$Instances.K&quot;&amp;(ROW([.A13])-1)*3):INDIRECT(&quot;$Instances.K&quot;&amp;(ROW([.A13])-1)*3+2))" office:value-type="float" office:value="0.355555555555555" calcext:value-type="float">
            <text:p>0.356</text:p>
          </table:table-cell>
          <table:table-cell table:style-name="ce5" table:formula="of:=AVERAGE(INDIRECT(&quot;$Instances.M&quot;&amp;(ROW([.B13])-1)*3):INDIRECT(&quot;$Instances.M&quot;&amp;(ROW([.B13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5" table:formula="of:=AVERAGE(INDIRECT(&quot;$Instances.K&quot;&amp;(ROW([.A14])-1)*3):INDIRECT(&quot;$Instances.K&quot;&amp;(ROW([.A14])-1)*3+2))" office:value-type="float" office:value="0.333333333333333" calcext:value-type="float">
            <text:p>0.333</text:p>
          </table:table-cell>
          <table:table-cell table:style-name="ce5" table:formula="of:=AVERAGE(INDIRECT(&quot;$Instances.M&quot;&amp;(ROW([.B14])-1)*3):INDIRECT(&quot;$Instances.M&quot;&amp;(ROW([.B14])-1)*3+2))" office:value-type="float" office:value="0.903703703703704" calcext:value-type="float">
            <text:p>0.90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5" table:formula="of:=AVERAGE(INDIRECT(&quot;$Instances.K&quot;&amp;(ROW([.A15])-1)*3):INDIRECT(&quot;$Instances.K&quot;&amp;(ROW([.A15])-1)*3+2))" office:value-type="float" office:value="0.481481481481482" calcext:value-type="float">
            <text:p>0.481</text:p>
          </table:table-cell>
          <table:table-cell table:style-name="ce5" table:formula="of:=AVERAGE(INDIRECT(&quot;$Instances.M&quot;&amp;(ROW([.B15])-1)*3):INDIRECT(&quot;$Instances.M&quot;&amp;(ROW([.B15])-1)*3+2))" office:value-type="float" office:value="0.844444444444445" calcext:value-type="float">
            <text:p>0.84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table:style-name="ce5" table:formula="of:=AVERAGE(INDIRECT(&quot;$Instances.K&quot;&amp;(ROW([.A16])-1)*3):INDIRECT(&quot;$Instances.K&quot;&amp;(ROW([.A16])-1)*3+2))" office:value-type="float" office:value="0.392592592592592" calcext:value-type="float">
            <text:p>0.393</text:p>
          </table:table-cell>
          <table:table-cell table:style-name="ce5" table:formula="of:=AVERAGE(INDIRECT(&quot;$Instances.M&quot;&amp;(ROW([.B16])-1)*3):INDIRECT(&quot;$Instances.M&quot;&amp;(ROW([.B16])-1)*3+2))" office:value-type="float" office:value="0.844444444444444" calcext:value-type="float">
            <text:p>0.84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5" table:formula="of:=AVERAGE(INDIRECT(&quot;$Instances.K&quot;&amp;(ROW([.A17])-1)*3):INDIRECT(&quot;$Instances.K&quot;&amp;(ROW([.A17])-1)*3+2))" office:value-type="float" office:value="0.42962962962963" calcext:value-type="float">
            <text:p>0.430</text:p>
          </table:table-cell>
          <table:table-cell table:style-name="ce5" table:formula="of:=AVERAGE(INDIRECT(&quot;$Instances.M&quot;&amp;(ROW([.B17])-1)*3):INDIRECT(&quot;$Instances.M&quot;&amp;(ROW([.B17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5" table:formula="of:=AVERAGE(INDIRECT(&quot;$Instances.K&quot;&amp;(ROW([.A18])-1)*3):INDIRECT(&quot;$Instances.K&quot;&amp;(ROW([.A18])-1)*3+2))" office:value-type="float" office:value="0.4" calcext:value-type="float">
            <text:p>0.400</text:p>
          </table:table-cell>
          <table:table-cell table:style-name="ce5" table:formula="of:=AVERAGE(INDIRECT(&quot;$Instances.M&quot;&amp;(ROW([.B18])-1)*3):INDIRECT(&quot;$Instances.M&quot;&amp;(ROW([.B18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5" table:formula="of:=AVERAGE(INDIRECT(&quot;$Instances.K&quot;&amp;(ROW([.A19])-1)*3):INDIRECT(&quot;$Instances.K&quot;&amp;(ROW([.A19])-1)*3+2))" office:value-type="float" office:value="0.481481481481481" calcext:value-type="float">
            <text:p>0.481</text:p>
          </table:table-cell>
          <table:table-cell table:style-name="ce5" table:formula="of:=AVERAGE(INDIRECT(&quot;$Instances.M&quot;&amp;(ROW([.B19])-1)*3):INDIRECT(&quot;$Instances.M&quot;&amp;(ROW([.B19])-1)*3+2))" office:value-type="float" office:value="0.903703703703703" calcext:value-type="float">
            <text:p>0.90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5" table:formula="of:=AVERAGE(INDIRECT(&quot;$Instances.K&quot;&amp;(ROW([.A20])-1)*3):INDIRECT(&quot;$Instances.K&quot;&amp;(ROW([.A20])-1)*3+2))" office:value-type="float" office:value="0.251851851851852" calcext:value-type="float">
            <text:p>0.252</text:p>
          </table:table-cell>
          <table:table-cell table:style-name="ce5" table:formula="of:=AVERAGE(INDIRECT(&quot;$Instances.M&quot;&amp;(ROW([.B20])-1)*3):INDIRECT(&quot;$Instances.M&quot;&amp;(ROW([.B20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5" table:formula="of:=AVERAGE(INDIRECT(&quot;$Instances.K&quot;&amp;(ROW([.A21])-1)*3):INDIRECT(&quot;$Instances.K&quot;&amp;(ROW([.A21])-1)*3+2))" office:value-type="float" office:value="0.340740740740741" calcext:value-type="float">
            <text:p>0.341</text:p>
          </table:table-cell>
          <table:table-cell table:style-name="ce5" table:formula="of:=AVERAGE(INDIRECT(&quot;$Instances.M&quot;&amp;(ROW([.B21])-1)*3):INDIRECT(&quot;$Instances.M&quot;&amp;(ROW([.B21])-1)*3+2))" office:value-type="float" office:value="0.940740740740741" calcext:value-type="float">
            <text:p>0.94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table:style-name="ce5" table:formula="of:=AVERAGE(INDIRECT(&quot;$Instances.K&quot;&amp;(ROW([.A22])-1)*3):INDIRECT(&quot;$Instances.K&quot;&amp;(ROW([.A22])-1)*3+2))" office:value-type="float" office:value="0.488888888888889" calcext:value-type="float">
            <text:p>0.489</text:p>
          </table:table-cell>
          <table:table-cell table:style-name="ce5" table:formula="of:=AVERAGE(INDIRECT(&quot;$Instances.M&quot;&amp;(ROW([.B22])-1)*3):INDIRECT(&quot;$Instances.M&quot;&amp;(ROW([.B22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5" table:formula="of:=AVERAGE(INDIRECT(&quot;$Instances.K&quot;&amp;(ROW([.A23])-1)*3):INDIRECT(&quot;$Instances.K&quot;&amp;(ROW([.A23])-1)*3+2))" office:value-type="float" office:value="0.244444444444445" calcext:value-type="float">
            <text:p>0.244</text:p>
          </table:table-cell>
          <table:table-cell table:style-name="ce5" table:formula="of:=AVERAGE(INDIRECT(&quot;$Instances.M&quot;&amp;(ROW([.B23])-1)*3):INDIRECT(&quot;$Instances.M&quot;&amp;(ROW([.B23])-1)*3+2))" office:value-type="float" office:value="0.748148148148148" calcext:value-type="float">
            <text:p>0.748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5" table:formula="of:=AVERAGE(INDIRECT(&quot;$Instances.K&quot;&amp;(ROW([.A24])-1)*3):INDIRECT(&quot;$Instances.K&quot;&amp;(ROW([.A24])-1)*3+2))" office:value-type="float" office:value="0.644444444444444" calcext:value-type="float">
            <text:p>0.644</text:p>
          </table:table-cell>
          <table:table-cell table:style-name="ce5" table:formula="of:=AVERAGE(INDIRECT(&quot;$Instances.M&quot;&amp;(ROW([.B24])-1)*3):INDIRECT(&quot;$Instances.M&quot;&amp;(ROW([.B24])-1)*3+2))" office:value-type="float" office:value="0.881481481481482" calcext:value-type="float">
            <text:p>0.88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table:style-name="ce5" table:formula="of:=AVERAGE(INDIRECT(&quot;$Instances.K&quot;&amp;(ROW([.A25])-1)*3):INDIRECT(&quot;$Instances.K&quot;&amp;(ROW([.A25])-1)*3+2))" office:value-type="float" office:value="0.362962962962963" calcext:value-type="float">
            <text:p>0.363</text:p>
          </table:table-cell>
          <table:table-cell table:style-name="ce5" table:formula="of:=AVERAGE(INDIRECT(&quot;$Instances.M&quot;&amp;(ROW([.B25])-1)*3):INDIRECT(&quot;$Instances.M&quot;&amp;(ROW([.B25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table:style-name="ce5" table:formula="of:=AVERAGE(INDIRECT(&quot;$Instances.K&quot;&amp;(ROW([.A26])-1)*3):INDIRECT(&quot;$Instances.K&quot;&amp;(ROW([.A26])-1)*3+2))" office:value-type="float" office:value="0.437037037037037" calcext:value-type="float">
            <text:p>0.437</text:p>
          </table:table-cell>
          <table:table-cell table:style-name="ce5" table:formula="of:=AVERAGE(INDIRECT(&quot;$Instances.M&quot;&amp;(ROW([.B26])-1)*3):INDIRECT(&quot;$Instances.M&quot;&amp;(ROW([.B26])-1)*3+2))" office:value-type="float" office:value="0.851851851851852" calcext:value-type="float">
            <text:p>0.852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table:style-name="ce5" table:formula="of:=AVERAGE(INDIRECT(&quot;$Instances.K&quot;&amp;(ROW([.A27])-1)*3):INDIRECT(&quot;$Instances.K&quot;&amp;(ROW([.A27])-1)*3+2))" office:value-type="float" office:value="0.518518518518519" calcext:value-type="float">
            <text:p>0.519</text:p>
          </table:table-cell>
          <table:table-cell table:style-name="ce5" table:formula="of:=AVERAGE(INDIRECT(&quot;$Instances.M&quot;&amp;(ROW([.B27])-1)*3):INDIRECT(&quot;$Instances.M&quot;&amp;(ROW([.B27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table:style-name="ce5" table:formula="of:=AVERAGE(INDIRECT(&quot;$Instances.K&quot;&amp;(ROW([.A28])-1)*3):INDIRECT(&quot;$Instances.K&quot;&amp;(ROW([.A28])-1)*3+2))" office:value-type="float" office:value="0.333333333333333" calcext:value-type="float">
            <text:p>0.333</text:p>
          </table:table-cell>
          <table:table-cell table:style-name="ce5" table:formula="of:=AVERAGE(INDIRECT(&quot;$Instances.M&quot;&amp;(ROW([.B28])-1)*3):INDIRECT(&quot;$Instances.M&quot;&amp;(ROW([.B28])-1)*3+2))" office:value-type="float" office:value="0.881481481481481" calcext:value-type="float">
            <text:p>0.88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5" table:formula="of:=AVERAGE(INDIRECT(&quot;$Instances.K&quot;&amp;(ROW([.A29])-1)*3):INDIRECT(&quot;$Instances.K&quot;&amp;(ROW([.A29])-1)*3+2))" office:value-type="float" office:value="0.488888888888889" calcext:value-type="float">
            <text:p>0.489</text:p>
          </table:table-cell>
          <table:table-cell table:style-name="ce5" table:formula="of:=AVERAGE(INDIRECT(&quot;$Instances.M&quot;&amp;(ROW([.B29])-1)*3):INDIRECT(&quot;$Instances.M&quot;&amp;(ROW([.B29])-1)*3+2))" office:value-type="float" office:value="0.859259259259259" calcext:value-type="float">
            <text:p>0.85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5" table:formula="of:=AVERAGE(INDIRECT(&quot;$Instances.K&quot;&amp;(ROW([.A30])-1)*3):INDIRECT(&quot;$Instances.K&quot;&amp;(ROW([.A30])-1)*3+2))" office:value-type="float" office:value="0.266666666666667" calcext:value-type="float">
            <text:p>0.267</text:p>
          </table:table-cell>
          <table:table-cell table:style-name="ce5" table:formula="of:=AVERAGE(INDIRECT(&quot;$Instances.M&quot;&amp;(ROW([.B30])-1)*3):INDIRECT(&quot;$Instances.M&quot;&amp;(ROW([.B30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table:style-name="ce5" table:formula="of:=AVERAGE(INDIRECT(&quot;$Instances.K&quot;&amp;(ROW([.A31])-1)*3):INDIRECT(&quot;$Instances.K&quot;&amp;(ROW([.A31])-1)*3+2))" office:value-type="float" office:value="0.259259259259259" calcext:value-type="float">
            <text:p>0.259</text:p>
          </table:table-cell>
          <table:table-cell table:style-name="ce5" table:formula="of:=AVERAGE(INDIRECT(&quot;$Instances.M&quot;&amp;(ROW([.B31])-1)*3):INDIRECT(&quot;$Instances.M&quot;&amp;(ROW([.B31])-1)*3+2))" office:value-type="float" office:value="0.881481481481481" calcext:value-type="float">
            <text:p>0.88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formula="of:=AVERAGE(INDIRECT(&quot;$Instances.K&quot;&amp;(ROW([.A32])-1)*3):INDIRECT(&quot;$Instances.K&quot;&amp;(ROW([.A32])-1)*3+2))" office:value-type="float" office:value="0.355555555555555" calcext:value-type="float">
            <text:p>0.356</text:p>
          </table:table-cell>
          <table:table-cell table:style-name="ce5" table:formula="of:=AVERAGE(INDIRECT(&quot;$Instances.M&quot;&amp;(ROW([.B32])-1)*3):INDIRECT(&quot;$Instances.M&quot;&amp;(ROW([.B32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table:style-name="ce5" table:formula="of:=AVERAGE(INDIRECT(&quot;$Instances.K&quot;&amp;(ROW([.A33])-1)*3):INDIRECT(&quot;$Instances.K&quot;&amp;(ROW([.A33])-1)*3+2))" office:value-type="float" office:value="0.392592592592593" calcext:value-type="float">
            <text:p>0.393</text:p>
          </table:table-cell>
          <table:table-cell table:style-name="ce5" table:formula="of:=AVERAGE(INDIRECT(&quot;$Instances.M&quot;&amp;(ROW([.B33])-1)*3):INDIRECT(&quot;$Instances.M&quot;&amp;(ROW([.B33])-1)*3+2))" office:value-type="float" office:value="0.881481481481481" calcext:value-type="float">
            <text:p>0.88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table:style-name="ce5" table:formula="of:=AVERAGE(INDIRECT(&quot;$Instances.K&quot;&amp;(ROW([.A34])-1)*3):INDIRECT(&quot;$Instances.K&quot;&amp;(ROW([.A34])-1)*3+2))" office:value-type="float" office:value="0.244444444444444" calcext:value-type="float">
            <text:p>0.244</text:p>
          </table:table-cell>
          <table:table-cell table:style-name="ce5" table:formula="of:=AVERAGE(INDIRECT(&quot;$Instances.M&quot;&amp;(ROW([.B34])-1)*3):INDIRECT(&quot;$Instances.M&quot;&amp;(ROW([.B34])-1)*3+2))" office:value-type="float" office:value="0.918518518518519" calcext:value-type="float">
            <text:p>0.91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table:style-name="ce5" table:formula="of:=AVERAGE(INDIRECT(&quot;$Instances.K&quot;&amp;(ROW([.A35])-1)*3):INDIRECT(&quot;$Instances.K&quot;&amp;(ROW([.A35])-1)*3+2))" office:value-type="float" office:value="0.318518518518518" calcext:value-type="float">
            <text:p>0.319</text:p>
          </table:table-cell>
          <table:table-cell table:style-name="ce5" table:formula="of:=AVERAGE(INDIRECT(&quot;$Instances.M&quot;&amp;(ROW([.B35])-1)*3):INDIRECT(&quot;$Instances.M&quot;&amp;(ROW([.B35])-1)*3+2))" office:value-type="float" office:value="0.829629629629629" calcext:value-type="float">
            <text:p>0.830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table:style-name="ce5" table:formula="of:=AVERAGE(INDIRECT(&quot;$Instances.K&quot;&amp;(ROW([.A36])-1)*3):INDIRECT(&quot;$Instances.K&quot;&amp;(ROW([.A36])-1)*3+2))" office:value-type="float" office:value="0.392592592592593" calcext:value-type="float">
            <text:p>0.393</text:p>
          </table:table-cell>
          <table:table-cell table:style-name="ce5" table:formula="of:=AVERAGE(INDIRECT(&quot;$Instances.M&quot;&amp;(ROW([.B36])-1)*3):INDIRECT(&quot;$Instances.M&quot;&amp;(ROW([.B36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5" table:formula="of:=AVERAGE(INDIRECT(&quot;$Instances.K&quot;&amp;(ROW([.A37])-1)*3):INDIRECT(&quot;$Instances.K&quot;&amp;(ROW([.A37])-1)*3+2))" office:value-type="float" office:value="0.355555555555556" calcext:value-type="float">
            <text:p>0.356</text:p>
          </table:table-cell>
          <table:table-cell table:style-name="ce5" table:formula="of:=AVERAGE(INDIRECT(&quot;$Instances.M&quot;&amp;(ROW([.B37])-1)*3):INDIRECT(&quot;$Instances.M&quot;&amp;(ROW([.B37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5" table:formula="of:=AVERAGE(INDIRECT(&quot;$Instances.K&quot;&amp;(ROW([.A38])-1)*3):INDIRECT(&quot;$Instances.K&quot;&amp;(ROW([.A38])-1)*3+2))" office:value-type="float" office:value="0.377777777777778" calcext:value-type="float">
            <text:p>0.378</text:p>
          </table:table-cell>
          <table:table-cell table:style-name="ce5" table:formula="of:=AVERAGE(INDIRECT(&quot;$Instances.M&quot;&amp;(ROW([.B38])-1)*3):INDIRECT(&quot;$Instances.M&quot;&amp;(ROW([.B38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5" table:formula="of:=AVERAGE(INDIRECT(&quot;$Instances.K&quot;&amp;(ROW([.A39])-1)*3):INDIRECT(&quot;$Instances.K&quot;&amp;(ROW([.A39])-1)*3+2))" office:value-type="float" office:value="0.466666666666667" calcext:value-type="float">
            <text:p>0.467</text:p>
          </table:table-cell>
          <table:table-cell table:style-name="ce5" table:formula="of:=AVERAGE(INDIRECT(&quot;$Instances.M&quot;&amp;(ROW([.B39])-1)*3):INDIRECT(&quot;$Instances.M&quot;&amp;(ROW([.B39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5" table:formula="of:=AVERAGE(INDIRECT(&quot;$Instances.K&quot;&amp;(ROW([.A40])-1)*3):INDIRECT(&quot;$Instances.K&quot;&amp;(ROW([.A40])-1)*3+2))" office:value-type="float" office:value="0.392592592592593" calcext:value-type="float">
            <text:p>0.393</text:p>
          </table:table-cell>
          <table:table-cell table:style-name="ce5" table:formula="of:=AVERAGE(INDIRECT(&quot;$Instances.M&quot;&amp;(ROW([.B40])-1)*3):INDIRECT(&quot;$Instances.M&quot;&amp;(ROW([.B40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5" table:formula="of:=AVERAGE(INDIRECT(&quot;$Instances.K&quot;&amp;(ROW([.A41])-1)*3):INDIRECT(&quot;$Instances.K&quot;&amp;(ROW([.A41])-1)*3+2))" office:value-type="float" office:value="0.444444444444445" calcext:value-type="float">
            <text:p>0.444</text:p>
          </table:table-cell>
          <table:table-cell table:style-name="ce5" table:formula="of:=AVERAGE(INDIRECT(&quot;$Instances.M&quot;&amp;(ROW([.B41])-1)*3):INDIRECT(&quot;$Instances.M&quot;&amp;(ROW([.B41])-1)*3+2))" office:value-type="float" office:value="0.881481481481482" calcext:value-type="float">
            <text:p>0.88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5" table:formula="of:=AVERAGE(INDIRECT(&quot;$Instances.K&quot;&amp;(ROW([.A42])-1)*3):INDIRECT(&quot;$Instances.K&quot;&amp;(ROW([.A42])-1)*3+2))" office:value-type="float" office:value="0.37037037037037" calcext:value-type="float">
            <text:p>0.370</text:p>
          </table:table-cell>
          <table:table-cell table:style-name="ce5" table:formula="of:=AVERAGE(INDIRECT(&quot;$Instances.M&quot;&amp;(ROW([.B42])-1)*3):INDIRECT(&quot;$Instances.M&quot;&amp;(ROW([.B42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5" table:formula="of:=AVERAGE(INDIRECT(&quot;$Instances.K&quot;&amp;(ROW([.A43])-1)*3):INDIRECT(&quot;$Instances.K&quot;&amp;(ROW([.A43])-1)*3+2))" office:value-type="float" office:value="0.607407407407407" calcext:value-type="float">
            <text:p>0.607</text:p>
          </table:table-cell>
          <table:table-cell table:style-name="ce5" table:formula="of:=AVERAGE(INDIRECT(&quot;$Instances.M&quot;&amp;(ROW([.B43])-1)*3):INDIRECT(&quot;$Instances.M&quot;&amp;(ROW([.B43])-1)*3+2))" office:value-type="float" office:value="0.896296296296296" calcext:value-type="float">
            <text:p>0.896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5" table:formula="of:=AVERAGE(INDIRECT(&quot;$Instances.K&quot;&amp;(ROW([.A44])-1)*3):INDIRECT(&quot;$Instances.K&quot;&amp;(ROW([.A44])-1)*3+2))" office:value-type="float" office:value="0.407407407407407" calcext:value-type="float">
            <text:p>0.407</text:p>
          </table:table-cell>
          <table:table-cell table:style-name="ce5" table:formula="of:=AVERAGE(INDIRECT(&quot;$Instances.M&quot;&amp;(ROW([.B44])-1)*3):INDIRECT(&quot;$Instances.M&quot;&amp;(ROW([.B44])-1)*3+2))" office:value-type="float" office:value="0.866666666666667" calcext:value-type="float">
            <text:p>0.867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5" table:formula="of:=AVERAGE(INDIRECT(&quot;$Instances.K&quot;&amp;(ROW([.A45])-1)*3):INDIRECT(&quot;$Instances.K&quot;&amp;(ROW([.A45])-1)*3+2))" office:value-type="float" office:value="0.37037037037037" calcext:value-type="float">
            <text:p>0.370</text:p>
          </table:table-cell>
          <table:table-cell table:style-name="ce5" table:formula="of:=AVERAGE(INDIRECT(&quot;$Instances.M&quot;&amp;(ROW([.B45])-1)*3):INDIRECT(&quot;$Instances.M&quot;&amp;(ROW([.B45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table:formula="of:=AVERAGE(INDIRECT(&quot;$Instances.K&quot;&amp;(ROW([.A46])-1)*3):INDIRECT(&quot;$Instances.K&quot;&amp;(ROW([.A46])-1)*3+2))" office:value-type="float" office:value="0.451851851851852" calcext:value-type="float">
            <text:p>0.452</text:p>
          </table:table-cell>
          <table:table-cell table:style-name="ce5" table:formula="of:=AVERAGE(INDIRECT(&quot;$Instances.M&quot;&amp;(ROW([.B46])-1)*3):INDIRECT(&quot;$Instances.M&quot;&amp;(ROW([.B46])-1)*3+2))" office:value-type="float" office:value="0.918518518518519" calcext:value-type="float">
            <text:p>0.91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5" table:formula="of:=AVERAGE(INDIRECT(&quot;$Instances.K&quot;&amp;(ROW([.A47])-1)*3):INDIRECT(&quot;$Instances.K&quot;&amp;(ROW([.A47])-1)*3+2))" office:value-type="float" office:value="0.57037037037037" calcext:value-type="float">
            <text:p>0.570</text:p>
          </table:table-cell>
          <table:table-cell table:style-name="ce5" table:formula="of:=AVERAGE(INDIRECT(&quot;$Instances.M&quot;&amp;(ROW([.B47])-1)*3):INDIRECT(&quot;$Instances.M&quot;&amp;(ROW([.B47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5" table:formula="of:=AVERAGE(INDIRECT(&quot;$Instances.K&quot;&amp;(ROW([.A48])-1)*3):INDIRECT(&quot;$Instances.K&quot;&amp;(ROW([.A48])-1)*3+2))" office:value-type="float" office:value="0.348148148148148" calcext:value-type="float">
            <text:p>0.348</text:p>
          </table:table-cell>
          <table:table-cell table:style-name="ce5" table:formula="of:=AVERAGE(INDIRECT(&quot;$Instances.M&quot;&amp;(ROW([.B48])-1)*3):INDIRECT(&quot;$Instances.M&quot;&amp;(ROW([.B48])-1)*3+2))" office:value-type="float" office:value="0.925925925925926" calcext:value-type="float">
            <text:p>0.926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5" table:formula="of:=AVERAGE(INDIRECT(&quot;$Instances.K&quot;&amp;(ROW([.A49])-1)*3):INDIRECT(&quot;$Instances.K&quot;&amp;(ROW([.A49])-1)*3+2))" office:value-type="float" office:value="0.459259259259259" calcext:value-type="float">
            <text:p>0.459</text:p>
          </table:table-cell>
          <table:table-cell table:style-name="ce5" table:formula="of:=AVERAGE(INDIRECT(&quot;$Instances.M&quot;&amp;(ROW([.B49])-1)*3):INDIRECT(&quot;$Instances.M&quot;&amp;(ROW([.B49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5" table:formula="of:=AVERAGE(INDIRECT(&quot;$Instances.K&quot;&amp;(ROW([.A50])-1)*3):INDIRECT(&quot;$Instances.K&quot;&amp;(ROW([.A50])-1)*3+2))" office:value-type="float" office:value="0.4" calcext:value-type="float">
            <text:p>0.400</text:p>
          </table:table-cell>
          <table:table-cell table:style-name="ce5" table:formula="of:=AVERAGE(INDIRECT(&quot;$Instances.M&quot;&amp;(ROW([.B50])-1)*3):INDIRECT(&quot;$Instances.M&quot;&amp;(ROW([.B50])-1)*3+2))" office:value-type="float" office:value="0.822222222222222" calcext:value-type="float">
            <text:p>0.822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5" table:formula="of:=AVERAGE(INDIRECT(&quot;$Instances.K&quot;&amp;(ROW([.A51])-1)*3):INDIRECT(&quot;$Instances.K&quot;&amp;(ROW([.A51])-1)*3+2))" office:value-type="float" office:value="0.437037037037037" calcext:value-type="float">
            <text:p>0.437</text:p>
          </table:table-cell>
          <table:table-cell table:style-name="ce5" table:formula="of:=AVERAGE(INDIRECT(&quot;$Instances.M&quot;&amp;(ROW([.B51])-1)*3):INDIRECT(&quot;$Instances.M&quot;&amp;(ROW([.B51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5" table:formula="of:=AVERAGE(INDIRECT(&quot;$Instances.K&quot;&amp;(ROW([.A52])-1)*3):INDIRECT(&quot;$Instances.K&quot;&amp;(ROW([.A52])-1)*3+2))" office:value-type="float" office:value="0.340740740740741" calcext:value-type="float">
            <text:p>0.341</text:p>
          </table:table-cell>
          <table:table-cell table:style-name="ce5" table:formula="of:=AVERAGE(INDIRECT(&quot;$Instances.M&quot;&amp;(ROW([.B52])-1)*3):INDIRECT(&quot;$Instances.M&quot;&amp;(ROW([.B52])-1)*3+2))" office:value-type="float" office:value="0.903703703703704" calcext:value-type="float">
            <text:p>0.90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5" table:formula="of:=AVERAGE(INDIRECT(&quot;$Instances.K&quot;&amp;(ROW([.A53])-1)*3):INDIRECT(&quot;$Instances.K&quot;&amp;(ROW([.A53])-1)*3+2))" office:value-type="float" office:value="0.437037037037037" calcext:value-type="float">
            <text:p>0.437</text:p>
          </table:table-cell>
          <table:table-cell table:style-name="ce5" table:formula="of:=AVERAGE(INDIRECT(&quot;$Instances.M&quot;&amp;(ROW([.B53])-1)*3):INDIRECT(&quot;$Instances.M&quot;&amp;(ROW([.B53])-1)*3+2))" office:value-type="float" office:value="0.82962962962963" calcext:value-type="float">
            <text:p>0.830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5" table:formula="of:=AVERAGE(INDIRECT(&quot;$Instances.K&quot;&amp;(ROW([.A54])-1)*3):INDIRECT(&quot;$Instances.K&quot;&amp;(ROW([.A54])-1)*3+2))" office:value-type="float" office:value="0.555555555555556" calcext:value-type="float">
            <text:p>0.556</text:p>
          </table:table-cell>
          <table:table-cell table:style-name="ce5" table:formula="of:=AVERAGE(INDIRECT(&quot;$Instances.M&quot;&amp;(ROW([.B54])-1)*3):INDIRECT(&quot;$Instances.M&quot;&amp;(ROW([.B54])-1)*3+2))" office:value-type="float" office:value="0.918518518518519" calcext:value-type="float">
            <text:p>0.91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5" table:formula="of:=AVERAGE(INDIRECT(&quot;$Instances.K&quot;&amp;(ROW([.A55])-1)*3):INDIRECT(&quot;$Instances.K&quot;&amp;(ROW([.A55])-1)*3+2))" office:value-type="float" office:value="0.377777777777778" calcext:value-type="float">
            <text:p>0.378</text:p>
          </table:table-cell>
          <table:table-cell table:style-name="ce5" table:formula="of:=AVERAGE(INDIRECT(&quot;$Instances.M&quot;&amp;(ROW([.B55])-1)*3):INDIRECT(&quot;$Instances.M&quot;&amp;(ROW([.B55])-1)*3+2))" office:value-type="float" office:value="0.888888888888889" calcext:value-type="float">
            <text:p>0.889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5" table:formula="of:=AVERAGE(INDIRECT(&quot;$Instances.K&quot;&amp;(ROW([.A56])-1)*3):INDIRECT(&quot;$Instances.K&quot;&amp;(ROW([.A56])-1)*3+2))" office:value-type="float" office:value="0.511111111111111" calcext:value-type="float">
            <text:p>0.511</text:p>
          </table:table-cell>
          <table:table-cell table:style-name="ce5" table:formula="of:=AVERAGE(INDIRECT(&quot;$Instances.M&quot;&amp;(ROW([.B56])-1)*3):INDIRECT(&quot;$Instances.M&quot;&amp;(ROW([.B56])-1)*3+2))" office:value-type="float" office:value="0.844444444444444" calcext:value-type="float">
            <text:p>0.84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5" table:formula="of:=AVERAGE(INDIRECT(&quot;$Instances.K&quot;&amp;(ROW([.A57])-1)*3):INDIRECT(&quot;$Instances.K&quot;&amp;(ROW([.A57])-1)*3+2))" office:value-type="float" office:value="0.355555555555556" calcext:value-type="float">
            <text:p>0.356</text:p>
          </table:table-cell>
          <table:table-cell table:style-name="ce5" table:formula="of:=AVERAGE(INDIRECT(&quot;$Instances.M&quot;&amp;(ROW([.B57])-1)*3):INDIRECT(&quot;$Instances.M&quot;&amp;(ROW([.B57])-1)*3+2))" office:value-type="float" office:value="0.874074074074074" calcext:value-type="float">
            <text:p>0.87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5" table:formula="of:=AVERAGE(INDIRECT(&quot;$Instances.K&quot;&amp;(ROW([.A58])-1)*3):INDIRECT(&quot;$Instances.K&quot;&amp;(ROW([.A58])-1)*3+2))" office:value-type="float" office:value="0.333333333333333" calcext:value-type="float">
            <text:p>0.333</text:p>
          </table:table-cell>
          <table:table-cell table:style-name="ce5" table:formula="of:=AVERAGE(INDIRECT(&quot;$Instances.M&quot;&amp;(ROW([.B58])-1)*3):INDIRECT(&quot;$Instances.M&quot;&amp;(ROW([.B58])-1)*3+2))" office:value-type="float" office:value="0.881481481481481" calcext:value-type="float">
            <text:p>0.88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5" table:formula="of:=AVERAGE(INDIRECT(&quot;$Instances.K&quot;&amp;(ROW([.A59])-1)*3):INDIRECT(&quot;$Instances.K&quot;&amp;(ROW([.A59])-1)*3+2))" office:value-type="float" office:value="0.481481481481482" calcext:value-type="float">
            <text:p>0.481</text:p>
          </table:table-cell>
          <table:table-cell table:style-name="ce5" table:formula="of:=AVERAGE(INDIRECT(&quot;$Instances.M&quot;&amp;(ROW([.B59])-1)*3):INDIRECT(&quot;$Instances.M&quot;&amp;(ROW([.B59])-1)*3+2))" office:value-type="float" office:value="0.903703703703704" calcext:value-type="float">
            <text:p>0.904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5" table:formula="of:=AVERAGE(INDIRECT(&quot;$Instances.K&quot;&amp;(ROW([.A60])-1)*3):INDIRECT(&quot;$Instances.K&quot;&amp;(ROW([.A60])-1)*3+2))" office:value-type="float" office:value="0.362962962962963" calcext:value-type="float">
            <text:p>0.363</text:p>
          </table:table-cell>
          <table:table-cell table:style-name="ce5" table:formula="of:=AVERAGE(INDIRECT(&quot;$Instances.M&quot;&amp;(ROW([.B60])-1)*3):INDIRECT(&quot;$Instances.M&quot;&amp;(ROW([.B60])-1)*3+2))" office:value-type="float" office:value="0.911111111111111" calcext:value-type="float">
            <text:p>0.911</text:p>
          </table:table-cell>
          <table:table-cell table:style-name="ce6" table:number-columns-repeated="2"/>
          <table:table-cell table:style-name="ce10" table:number-columns-repeated="2"/>
        </table:table-row>
        <table:table-row table:style-name="ro1" table:number-rows-repeated="104851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SG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7:11:33.030897463</dc:date>
    <meta:editing-duration>PT11M39S</meta:editing-duration>
    <meta:editing-cycles>4</meta:editing-cycles>
    <meta:generator>LibreOffice/7.3.7.2$Linux_X86_64 LibreOffice_project/30$Build-2</meta:generator>
    <meta:document-statistic meta:table-count="2" meta:cell-count="2554" meta:object-count="0"/>
  </office:meta>
</office:document-meta>
</file>